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10" style:family="table-cell" style:parent-style-name="Default" style:data-style-name="N99">
      <style:text-properties fo:font-weight="bold" style:font-weight-asian="bold" style:font-weight-complex="bold"/>
    </style:style>
    <style:style style:name="ce11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</style:style>
    <style:style style:name="ce38" style:family="table-cell" style:parent-style-name="Default" style:data-style-name="N99">
      <style:text-properties fo:font-weight="bold" style:font-weight-asian="bold" style:font-weight-complex="bold"/>
    </style:style>
    <style:style style:name="ce39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8"/>
        <table:table-column table:style-name="co2" table:default-cell-style-name="ce42"/>
        <table:table-column table:style-name="co2" table:default-cell-style-name="ce33"/>
        <table:table-column table:style-name="co2" table:default-cell-style-name="Default"/>
        <table:table-column table:style-name="co2" table:default-cell-style-name="ce38"/>
        <table:table-column table:style-name="co2" table:default-cell-style-name="ce41"/>
        <table:table-column table:style-name="co2" table:default-cell-style-name="ce33"/>
        <table:table-column table:style-name="co2" table:default-cell-style-name="Default"/>
        <table:table-column table:style-name="co2" table:default-cell-style-name="ce38"/>
        <table:table-column table:style-name="co2" table:default-cell-style-name="ce42"/>
        <table:table-column table:style-name="co2" table:default-cell-style-name="ce33"/>
        <table:table-column table:style-name="co2" table:default-cell-style-name="Default"/>
        <table:table-column table:style-name="co2" table:default-cell-style-name="ce38"/>
        <table:table-column table:style-name="co2" table:default-cell-style-name="ce42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1" office:value-type="string" calcext:value-type="string">
            <text:p>AddVec-van</text:p>
          </table:table-cell>
          <table:table-cell table:style-name="ce35" office:value-type="string" calcext:value-type="string">
            <text:p>AddVec</text:p>
          </table:table-cell>
          <table:table-cell table:style-name="ce37" office:value-type="string" calcext:value-type="string">
            <text:p>is_faster</text:p>
          </table:table-cell>
          <table:table-cell table:style-name="ce40" office:value-type="string" calcext:value-type="string">
            <text:p>speed_up</text:p>
          </table:table-cell>
          <table:table-cell table:style-name="ce31" office:value-type="string" calcext:value-type="string">
            <text:p>FDTD-van</text:p>
          </table:table-cell>
          <table:table-cell table:style-name="ce35" office:value-type="string" calcext:value-type="string">
            <text:p>FDTD</text:p>
          </table:table-cell>
          <table:table-cell table:style-name="ce37" office:value-type="string" calcext:value-type="string">
            <text:p>is_faster</text:p>
          </table:table-cell>
          <table:table-cell table:style-name="ce40" office:value-type="string" calcext:value-type="string">
            <text:p>speed_up</text:p>
          </table:table-cell>
          <table:table-cell table:style-name="ce31" office:value-type="string" calcext:value-type="string">
            <text:p>NW-van</text:p>
          </table:table-cell>
          <table:table-cell table:style-name="ce35" office:value-type="string" calcext:value-type="string">
            <text:p>NW</text:p>
          </table:table-cell>
          <table:table-cell table:style-name="ce37" office:value-type="string" calcext:value-type="string">
            <text:p>is_faster</text:p>
          </table:table-cell>
          <table:table-cell table:style-name="ce40" office:value-type="string" calcext:value-type="string">
            <text:p>speed_up</text:p>
          </table:table-cell>
          <table:table-cell table:style-name="ce31" office:value-type="string" calcext:value-type="string">
            <text:p>RA-van</text:p>
          </table:table-cell>
          <table:table-cell table:style-name="ce35" office:value-type="string" calcext:value-type="string">
            <text:p>RA</text:p>
          </table:table-cell>
          <table:table-cell table:style-name="ce37" office:value-type="string" calcext:value-type="string">
            <text:p>is_faster</text:p>
          </table:table-cell>
          <table:table-cell table:style-name="ce40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2" table:formula="of:=SUM([$'addvec-van'.C1:$'addvec-van'.ZZ1]) / COUNT([$'addvec-van'.C1:$'addvec-van'.ZZ1])" office:value-type="float" office:value="2.29988" calcext:value-type="float">
            <text:p>2.29988</text:p>
          </table:table-cell>
          <table:table-cell table:formula="of:=SUM([$addvec.C1:$addvec.AAA1]) / COUNT([$addvec.C1:$addvec.AAA1])" office:value-type="float" office:value="2.18096" calcext:value-type="float">
            <text:p>2.18096</text:p>
          </table:table-cell>
          <table:table-cell table:formula="of:=[.E1]&gt;[.D2]" office:value-type="boolean" office:boolean-value="true" calcext:value-type="boolean">
            <text:p>TRUE</text:p>
          </table:table-cell>
          <table:table-cell table:style-name="ce41" table:formula="of:=(1-[.D2]/[.C2])*100" office:value-type="float" office:value="5.17070455849871" calcext:value-type="float">
            <text:p>5.17070455849871</text:p>
          </table:table-cell>
          <table:table-cell table:style-name="ce32" table:formula="of:=SUM([$'fdtd-van'.C1:$'fdtd-van'.ZZ1]) / COUNT([$'fdtd-van'.C1:$'fdtd-van'.ZZ1])" office:value-type="float" office:value="4.13748" calcext:value-type="float">
            <text:p>4.13748</text:p>
          </table:table-cell>
          <table:table-cell table:style-name="ce36" table:formula="of:=SUM([$fdtd.C1:$fdtd.ZZ1]) / COUNT([$fdtd.C1:$fdtd.ZZ1])" office:value-type="float" office:value="4.25984" calcext:value-type="float">
            <text:p>4.25984</text:p>
          </table:table-cell>
          <table:table-cell table:formula="of:=[.G2]&gt;[.H2]" office:value-type="boolean" office:boolean-value="false" calcext:value-type="boolean">
            <text:p>FALSE</text:p>
          </table:table-cell>
          <table:table-cell table:formula="of:=(1-[.H2]/[.G2])*100" office:value-type="float" office:value="-2.957355685103" calcext:value-type="float">
            <text:p>-2.957355685103</text:p>
          </table:table-cell>
          <table:table-cell table:style-name="ce32" table:formula="of:=SUM([$'nw-van'.C1:$'nw-van'.ZZ1]) / COUNT([$'nw-van'.C1:$'nw-van'.ZZ1])" office:value-type="float" office:value="3.39931666666667" calcext:value-type="float">
            <text:p>3.39931666666667</text:p>
          </table:table-cell>
          <table:table-cell table:style-name="ce36" table:formula="of:=SUM([$nw.C1:$nw.ZZ1]) / COUNT([$nw.C1:$nw.ZZ1])" office:value-type="float" office:value="3.64352" calcext:value-type="float">
            <text:p>3.64352</text:p>
          </table:table-cell>
          <table:table-cell table:style-name="ce45" table:formula="of:=[.K2]&gt;[.L2]" office:value-type="boolean" office:boolean-value="false" calcext:value-type="boolean">
            <text:p>FALSE</text:p>
          </table:table-cell>
          <table:table-cell table:style-name="ce41" table:formula="of:=(1-[.L2]/[.K2])*100" office:value-type="float" office:value="-7.18389480238666" calcext:value-type="float">
            <text:p>-7.18389480238666</text:p>
          </table:table-cell>
          <table:table-cell table:formula="of:=SUM([$'ra-van'.C1:$'ra-van'.ZZ1]) / COUNT([$'ra-van'.C1:$'ra-van'.ZZ1])" office:value-type="float" office:value="1.88125666666667" calcext:value-type="float">
            <text:p>1.88125666666667</text:p>
          </table:table-cell>
          <table:table-cell table:formula="of:=SUM([$ra.C1:$ra.ZZ1]) / COUNT([$ra.C1:$ra.ZZ1])" office:value-type="float" office:value="37.2971" calcext:value-type="float">
            <text:p>37.2971</text:p>
          </table:table-cell>
          <table:table-cell table:formula="of:=[.O2]&gt;[.P2]" office:value-type="boolean" office:boolean-value="false" calcext:value-type="boolean">
            <text:p>FALSE</text:p>
          </table:table-cell>
          <table:table-cell table:formula="of:=(1-[.P2]/[.O2])*100" office:value-type="float" office:value="-1882.5630739736" calcext:value-type="float">
            <text:p>-1882.56307397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3.97484666666667" calcext:value-type="float">
            <text:p>3.97484666666667</text:p>
          </table:table-cell>
          <table:table-cell table:formula="of:=SUM([$addvec.C2:$addvec.AAA2]) / COUNT([$addvec.C2:$addvec.AAA2])" office:value-type="float" office:value="3.87405" calcext:value-type="float">
            <text:p>3.87405</text:p>
          </table:table-cell>
          <table:table-cell table:formula="of:=[.E2]&gt;[.D3]" office:value-type="boolean" office:boolean-value="false" calcext:value-type="boolean">
            <text:p>FALSE</text:p>
          </table:table-cell>
          <table:table-cell table:formula="of:=(1-[.D3]/[.C3])*100" office:value-type="float" office:value="2.53586301861539" calcext:value-type="float">
            <text:p>2.53586301861539</text:p>
          </table:table-cell>
          <table:table-cell table:formula="of:=SUM([$'fdtd-van'.C2:$'fdtd-van'.ZZ2]) / COUNT([$'fdtd-van'.C2:$'fdtd-van'.ZZ2])" office:value-type="float" office:value="6.73621333333333" calcext:value-type="float">
            <text:p>6.73621333333333</text:p>
          </table:table-cell>
          <table:table-cell table:formula="of:=SUM([$fdtd.C2:$fdtd.ZZ2]) / COUNT([$fdtd.C2:$fdtd.ZZ2])" office:value-type="float" office:value="6.88538" calcext:value-type="float">
            <text:p>6.88538</text:p>
          </table:table-cell>
          <table:table-cell table:formula="of:=[.G3]&gt;[.H3]" office:value-type="boolean" office:boolean-value="false" calcext:value-type="boolean">
            <text:p>FALSE</text:p>
          </table:table-cell>
          <table:table-cell table:formula="of:=(1-[.H3]/[.G3])*100" office:value-type="float" office:value="-2.21439938560932" calcext:value-type="float">
            <text:p>-2.21439938560932</text:p>
          </table:table-cell>
          <table:table-cell table:formula="of:=SUM([$'nw-van'.C2:$'nw-van'.ZZ2]) / COUNT([$'nw-van'.C2:$'nw-van'.ZZ2])" office:value-type="float" office:value="5.69295" calcext:value-type="float">
            <text:p>5.69295</text:p>
          </table:table-cell>
          <table:table-cell table:formula="of:=SUM([$nw.C2:$nw.ZZ2]) / COUNT([$nw.C2:$nw.ZZ2])" office:value-type="float" office:value="5.6023" calcext:value-type="float">
            <text:p>5.6023</text:p>
          </table:table-cell>
          <table:table-cell table:formula="of:=[.K3]&gt;[.L3]" office:value-type="boolean" office:boolean-value="true" calcext:value-type="boolean">
            <text:p>TRUE</text:p>
          </table:table-cell>
          <table:table-cell table:formula="of:=(1-[.L3]/[.K3])*100" office:value-type="float" office:value="1.59232032601727" calcext:value-type="float">
            <text:p>1.59232032601727</text:p>
          </table:table-cell>
          <table:table-cell table:formula="of:=SUM([$'ra-van'.C2:$'ra-van'.ZZ2]) / COUNT([$'ra-van'.C2:$'ra-van'.ZZ2])" office:value-type="float" office:value="3.20872333333333" calcext:value-type="float">
            <text:p>3.20872333333333</text:p>
          </table:table-cell>
          <table:table-cell table:formula="of:=SUM([$ra.C2:$ra.ZZ2]) / COUNT([$ra.C2:$ra.ZZ2])" office:value-type="float" office:value="41.0018133333333" calcext:value-type="float">
            <text:p>41.0018133333333</text:p>
          </table:table-cell>
          <table:table-cell table:formula="of:=[.O3]&gt;[.P3]" office:value-type="boolean" office:boolean-value="false" calcext:value-type="boolean">
            <text:p>FALSE</text:p>
          </table:table-cell>
          <table:table-cell table:formula="of:=(1-[.P3]/[.O3])*100" office:value-type="float" office:value="-1177.82326719765" calcext:value-type="float">
            <text:p>-1177.823267197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5.45763" calcext:value-type="float">
            <text:p>5.45763</text:p>
          </table:table-cell>
          <table:table-cell table:formula="of:=SUM([$addvec.C3:$addvec.AAA3]) / COUNT([$addvec.C3:$addvec.AAA3])" office:value-type="float" office:value="6.04467" calcext:value-type="float">
            <text:p>6.04467</text:p>
          </table:table-cell>
          <table:table-cell table:formula="of:=[.E3]&gt;[.D4]" office:value-type="boolean" office:boolean-value="false" calcext:value-type="boolean">
            <text:p>FALSE</text:p>
          </table:table-cell>
          <table:table-cell table:formula="of:=(1-[.D4]/[.C4])*100" office:value-type="float" office:value="-10.7563173025654" calcext:value-type="float">
            <text:p>-10.7563173025654</text:p>
          </table:table-cell>
          <table:table-cell table:formula="of:=SUM([$'fdtd-van'.C3:$'fdtd-van'.ZZ3]) / COUNT([$'fdtd-van'.C3:$'fdtd-van'.ZZ3])" office:value-type="float" office:value="10.2602333333333" calcext:value-type="float">
            <text:p>10.2602333333333</text:p>
          </table:table-cell>
          <table:table-cell table:formula="of:=SUM([$fdtd.C3:$fdtd.ZZ3]) / COUNT([$fdtd.C3:$fdtd.ZZ3])" office:value-type="float" office:value="10.0693" calcext:value-type="float">
            <text:p>10.0693</text:p>
          </table:table-cell>
          <table:table-cell table:formula="of:=[.G4]&gt;[.H4]" office:value-type="boolean" office:boolean-value="true" calcext:value-type="boolean">
            <text:p>TRUE</text:p>
          </table:table-cell>
          <table:table-cell table:formula="of:=(1-[.H4]/[.G4])*100" office:value-type="float" office:value="1.8609063471591" calcext:value-type="float">
            <text:p>1.8609063471591</text:p>
          </table:table-cell>
          <table:table-cell table:formula="of:=SUM([$'nw-van'.C3:$'nw-van'.ZZ3]) / COUNT([$'nw-van'.C3:$'nw-van'.ZZ3])" office:value-type="float" office:value="8.12622666666667" calcext:value-type="float">
            <text:p>8.12622666666667</text:p>
          </table:table-cell>
          <table:table-cell table:formula="of:=SUM([$nw.C3:$nw.ZZ3]) / COUNT([$nw.C3:$nw.ZZ3])" office:value-type="float" office:value="8.0681" calcext:value-type="float">
            <text:p>8.0681</text:p>
          </table:table-cell>
          <table:table-cell table:formula="of:=[.K4]&gt;[.L4]" office:value-type="boolean" office:boolean-value="true" calcext:value-type="boolean">
            <text:p>TRUE</text:p>
          </table:table-cell>
          <table:table-cell table:formula="of:=(1-[.L4]/[.K4])*100" office:value-type="float" office:value="0.715297136678461" calcext:value-type="float">
            <text:p>0.715297136678461</text:p>
          </table:table-cell>
          <table:table-cell table:formula="of:=SUM([$'ra-van'.C3:$'ra-van'.ZZ3]) / COUNT([$'ra-van'.C3:$'ra-van'.ZZ3])" office:value-type="float" office:value="4.17504" calcext:value-type="float">
            <text:p>4.17504</text:p>
          </table:table-cell>
          <table:table-cell table:formula="of:=SUM([$ra.C3:$ra.ZZ3]) / COUNT([$ra.C3:$ra.ZZ3])" office:value-type="float" office:value="44.5754466666667" calcext:value-type="float">
            <text:p>44.5754466666667</text:p>
          </table:table-cell>
          <table:table-cell table:formula="of:=[.O4]&gt;[.P4]" office:value-type="boolean" office:boolean-value="false" calcext:value-type="boolean">
            <text:p>FALSE</text:p>
          </table:table-cell>
          <table:table-cell table:formula="of:=(1-[.P4]/[.O4])*100" office:value-type="float" office:value="-967.665140134386" calcext:value-type="float">
            <text:p>-967.6651401343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7.11568" calcext:value-type="float">
            <text:p>7.11568</text:p>
          </table:table-cell>
          <table:table-cell table:formula="of:=SUM([$addvec.C4:$addvec.AAA4]) / COUNT([$addvec.C4:$addvec.AAA4])" office:value-type="float" office:value="7.35027" calcext:value-type="float">
            <text:p>7.35027</text:p>
          </table:table-cell>
          <table:table-cell table:formula="of:=[.E4]&gt;[.D5]" office:value-type="boolean" office:boolean-value="false" calcext:value-type="boolean">
            <text:p>FALSE</text:p>
          </table:table-cell>
          <table:table-cell table:formula="of:=(1-[.D5]/[.C5])*100" office:value-type="float" office:value="-3.29680367863647" calcext:value-type="float">
            <text:p>-3.29680367863647</text:p>
          </table:table-cell>
          <table:table-cell table:formula="of:=SUM([$'fdtd-van'.C4:$'fdtd-van'.ZZ4]) / COUNT([$'fdtd-van'.C4:$'fdtd-van'.ZZ4])" office:value-type="float" office:value="12.9673333333333" calcext:value-type="float">
            <text:p>12.9673333333333</text:p>
          </table:table-cell>
          <table:table-cell table:formula="of:=SUM([$fdtd.C4:$fdtd.ZZ4]) / COUNT([$fdtd.C4:$fdtd.ZZ4])" office:value-type="float" office:value="12.8809" calcext:value-type="float">
            <text:p>12.8809</text:p>
          </table:table-cell>
          <table:table-cell table:formula="of:=[.G5]&gt;[.H5]" office:value-type="boolean" office:boolean-value="true" calcext:value-type="boolean">
            <text:p>TRUE</text:p>
          </table:table-cell>
          <table:table-cell table:formula="of:=(1-[.H5]/[.G5])*100" office:value-type="float" office:value="0.666546707110183" calcext:value-type="float">
            <text:p>0.666546707110183</text:p>
          </table:table-cell>
          <table:table-cell table:formula="of:=SUM([$'nw-van'.C4:$'nw-van'.ZZ4]) / COUNT([$'nw-van'.C4:$'nw-van'.ZZ4])" office:value-type="float" office:value="9.86334333333334" calcext:value-type="float">
            <text:p>9.86334333333334</text:p>
          </table:table-cell>
          <table:table-cell table:formula="of:=SUM([$nw.C4:$nw.ZZ4]) / COUNT([$nw.C4:$nw.ZZ4])" office:value-type="float" office:value="9.20064" calcext:value-type="float">
            <text:p>9.20064</text:p>
          </table:table-cell>
          <table:table-cell table:formula="of:=[.K5]&gt;[.L5]" office:value-type="boolean" office:boolean-value="true" calcext:value-type="boolean">
            <text:p>TRUE</text:p>
          </table:table-cell>
          <table:table-cell table:formula="of:=(1-[.L5]/[.K5])*100" office:value-type="float" office:value="6.71885091025594" calcext:value-type="float">
            <text:p>6.71885091025594</text:p>
          </table:table-cell>
          <table:table-cell table:formula="of:=SUM([$'ra-van'.C4:$'ra-van'.ZZ4]) / COUNT([$'ra-van'.C4:$'ra-van'.ZZ4])" office:value-type="float" office:value="5.06936333333333" calcext:value-type="float">
            <text:p>5.06936333333333</text:p>
          </table:table-cell>
          <table:table-cell table:formula="of:=SUM([$ra.C4:$ra.ZZ4]) / COUNT([$ra.C4:$ra.ZZ4])" office:value-type="float" office:value="48.3929066666667" calcext:value-type="float">
            <text:p>48.3929066666667</text:p>
          </table:table-cell>
          <table:table-cell table:formula="of:=[.O5]&gt;[.P5]" office:value-type="boolean" office:boolean-value="false" calcext:value-type="boolean">
            <text:p>FALSE</text:p>
          </table:table-cell>
          <table:table-cell table:formula="of:=(1-[.P5]/[.O5])*100" office:value-type="float" office:value="-854.615076580951" calcext:value-type="float">
            <text:p>-854.6150765809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8.90278333333333" calcext:value-type="float">
            <text:p>8.90278333333333</text:p>
          </table:table-cell>
          <table:table-cell table:formula="of:=SUM([$addvec.C5:$addvec.AAA5]) / COUNT([$addvec.C5:$addvec.AAA5])" office:value-type="float" office:value="8.6439" calcext:value-type="float">
            <text:p>8.6439</text:p>
          </table:table-cell>
          <table:table-cell table:formula="of:=[.E5]&gt;[.D6]" office:value-type="boolean" office:boolean-value="false" calcext:value-type="boolean">
            <text:p>FALSE</text:p>
          </table:table-cell>
          <table:table-cell table:formula="of:=(1-[.D6]/[.C6])*100" office:value-type="float" office:value="2.90789210115937" calcext:value-type="float">
            <text:p>2.90789210115937</text:p>
          </table:table-cell>
          <table:table-cell table:formula="of:=SUM([$'fdtd-van'.C5:$'fdtd-van'.ZZ5]) / COUNT([$'fdtd-van'.C5:$'fdtd-van'.ZZ5])" office:value-type="float" office:value="15.7472333333333" calcext:value-type="float">
            <text:p>15.7472333333333</text:p>
          </table:table-cell>
          <table:table-cell table:formula="of:=SUM([$fdtd.C5:$fdtd.ZZ5]) / COUNT([$fdtd.C5:$fdtd.ZZ5])" office:value-type="float" office:value="16.2181" calcext:value-type="float">
            <text:p>16.2181</text:p>
          </table:table-cell>
          <table:table-cell table:formula="of:=[.G6]&gt;[.H6]" office:value-type="boolean" office:boolean-value="false" calcext:value-type="boolean">
            <text:p>FALSE</text:p>
          </table:table-cell>
          <table:table-cell table:formula="of:=(1-[.H6]/[.G6])*100" office:value-type="float" office:value="-2.99015488435006" calcext:value-type="float">
            <text:p>-2.99015488435006</text:p>
          </table:table-cell>
          <table:table-cell table:formula="of:=SUM([$'nw-van'.C5:$'nw-van'.ZZ5]) / COUNT([$'nw-van'.C5:$'nw-van'.ZZ5])" office:value-type="float" office:value="12.1584666666667" calcext:value-type="float">
            <text:p>12.1584666666667</text:p>
          </table:table-cell>
          <table:table-cell table:formula="of:=SUM([$nw.C5:$nw.ZZ5]) / COUNT([$nw.C5:$nw.ZZ5])" office:value-type="float" office:value="11.7125" calcext:value-type="float">
            <text:p>11.7125</text:p>
          </table:table-cell>
          <table:table-cell table:formula="of:=[.K6]&gt;[.L6]" office:value-type="boolean" office:boolean-value="true" calcext:value-type="boolean">
            <text:p>TRUE</text:p>
          </table:table-cell>
          <table:table-cell table:formula="of:=(1-[.L6]/[.K6])*100" office:value-type="float" office:value="3.66795155090829" calcext:value-type="float">
            <text:p>3.66795155090829</text:p>
          </table:table-cell>
          <table:table-cell table:formula="of:=SUM([$'ra-van'.C5:$'ra-van'.ZZ5]) / COUNT([$'ra-van'.C5:$'ra-van'.ZZ5])" office:value-type="float" office:value="6.06994" calcext:value-type="float">
            <text:p>6.06994</text:p>
          </table:table-cell>
          <table:table-cell table:formula="of:=SUM([$ra.C5:$ra.ZZ5]) / COUNT([$ra.C5:$ra.ZZ5])" office:value-type="float" office:value="52.0621333333333" calcext:value-type="float">
            <text:p>52.0621333333333</text:p>
          </table:table-cell>
          <table:table-cell table:formula="of:=[.O6]&gt;[.P6]" office:value-type="boolean" office:boolean-value="false" calcext:value-type="boolean">
            <text:p>FALSE</text:p>
          </table:table-cell>
          <table:table-cell table:formula="of:=(1-[.P6]/[.O6])*100" office:value-type="float" office:value="-757.70424968506" calcext:value-type="float">
            <text:p>-757.704249685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0.5257033333333" calcext:value-type="float">
            <text:p>10.5257033333333</text:p>
          </table:table-cell>
          <table:table-cell table:formula="of:=SUM([$addvec.C6:$addvec.AAA6]) / COUNT([$addvec.C6:$addvec.AAA6])" office:value-type="float" office:value="10.1836" calcext:value-type="float">
            <text:p>10.1836</text:p>
          </table:table-cell>
          <table:table-cell table:formula="of:=[.E6]&gt;[.D7]" office:value-type="boolean" office:boolean-value="false" calcext:value-type="boolean">
            <text:p>FALSE</text:p>
          </table:table-cell>
          <table:table-cell table:formula="of:=(1-[.D7]/[.C7])*100" office:value-type="float" office:value="3.2501707724361" calcext:value-type="float">
            <text:p>3.2501707724361</text:p>
          </table:table-cell>
          <table:table-cell table:formula="of:=SUM([$'fdtd-van'.C6:$'fdtd-van'.ZZ6]) / COUNT([$'fdtd-van'.C6:$'fdtd-van'.ZZ6])" office:value-type="float" office:value="18.2057666666667" calcext:value-type="float">
            <text:p>18.2057666666667</text:p>
          </table:table-cell>
          <table:table-cell table:formula="of:=SUM([$fdtd.C6:$fdtd.ZZ6]) / COUNT([$fdtd.C6:$fdtd.ZZ6])" office:value-type="float" office:value="18.04" calcext:value-type="float">
            <text:p>18.04</text:p>
          </table:table-cell>
          <table:table-cell table:formula="of:=[.G7]&gt;[.H7]" office:value-type="boolean" office:boolean-value="true" calcext:value-type="boolean">
            <text:p>TRUE</text:p>
          </table:table-cell>
          <table:table-cell table:formula="of:=(1-[.H7]/[.G7])*100" office:value-type="float" office:value="0.910517363545982" calcext:value-type="float">
            <text:p>0.910517363545982</text:p>
          </table:table-cell>
          <table:table-cell table:formula="of:=SUM([$'nw-van'.C6:$'nw-van'.ZZ6]) / COUNT([$'nw-van'.C6:$'nw-van'.ZZ6])" office:value-type="float" office:value="13.6318666666667" calcext:value-type="float">
            <text:p>13.6318666666667</text:p>
          </table:table-cell>
          <table:table-cell table:formula="of:=SUM([$nw.C6:$nw.ZZ6]) / COUNT([$nw.C6:$nw.ZZ6])" office:value-type="float" office:value="13.5383" calcext:value-type="float">
            <text:p>13.5383</text:p>
          </table:table-cell>
          <table:table-cell table:formula="of:=[.K7]&gt;[.L7]" office:value-type="boolean" office:boolean-value="true" calcext:value-type="boolean">
            <text:p>TRUE</text:p>
          </table:table-cell>
          <table:table-cell table:formula="of:=(1-[.L7]/[.K7])*100" office:value-type="float" office:value="0.686381909056244" calcext:value-type="float">
            <text:p>0.686381909056244</text:p>
          </table:table-cell>
          <table:table-cell table:formula="of:=SUM([$'ra-van'.C6:$'ra-van'.ZZ6]) / COUNT([$'ra-van'.C6:$'ra-van'.ZZ6])" office:value-type="float" office:value="6.82384333333333" calcext:value-type="float">
            <text:p>6.82384333333333</text:p>
          </table:table-cell>
          <table:table-cell table:formula="of:=SUM([$ra.C6:$ra.ZZ6]) / COUNT([$ra.C6:$ra.ZZ6])" office:value-type="float" office:value="55.7547833333333" calcext:value-type="float">
            <text:p>55.7547833333333</text:p>
          </table:table-cell>
          <table:table-cell table:formula="of:=[.O7]&gt;[.P7]" office:value-type="boolean" office:boolean-value="false" calcext:value-type="boolean">
            <text:p>FALSE</text:p>
          </table:table-cell>
          <table:table-cell table:formula="of:=(1-[.P7]/[.O7])*100" office:value-type="float" office:value="-717.05837326277" calcext:value-type="float">
            <text:p>-717.058373262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1.6075" calcext:value-type="float">
            <text:p>11.6075</text:p>
          </table:table-cell>
          <table:table-cell table:formula="of:=SUM([$addvec.C7:$addvec.AAA7]) / COUNT([$addvec.C7:$addvec.AAA7])" office:value-type="float" office:value="11.289" calcext:value-type="float">
            <text:p>11.289</text:p>
          </table:table-cell>
          <table:table-cell table:formula="of:=[.E7]&gt;[.D8]" office:value-type="boolean" office:boolean-value="false" calcext:value-type="boolean">
            <text:p>FALSE</text:p>
          </table:table-cell>
          <table:table-cell table:formula="of:=(1-[.D8]/[.C8])*100" office:value-type="float" office:value="2.74391557182856" calcext:value-type="float">
            <text:p>2.74391557182856</text:p>
          </table:table-cell>
          <table:table-cell table:formula="of:=SUM([$'fdtd-van'.C7:$'fdtd-van'.ZZ7]) / COUNT([$'fdtd-van'.C7:$'fdtd-van'.ZZ7])" office:value-type="float" office:value="21.0381666666667" calcext:value-type="float">
            <text:p>21.0381666666667</text:p>
          </table:table-cell>
          <table:table-cell table:formula="of:=SUM([$fdtd.C7:$fdtd.ZZ7]) / COUNT([$fdtd.C7:$fdtd.ZZ7])" office:value-type="float" office:value="21.2759" calcext:value-type="float">
            <text:p>21.2759</text:p>
          </table:table-cell>
          <table:table-cell table:formula="of:=[.G8]&gt;[.H8]" office:value-type="boolean" office:boolean-value="false" calcext:value-type="boolean">
            <text:p>FALSE</text:p>
          </table:table-cell>
          <table:table-cell table:formula="of:=(1-[.H8]/[.G8])*100" office:value-type="float" office:value="-1.13000974419508" calcext:value-type="float">
            <text:p>-1.13000974419508</text:p>
          </table:table-cell>
          <table:table-cell table:formula="of:=SUM([$'nw-van'.C7:$'nw-van'.ZZ7]) / COUNT([$'nw-van'.C7:$'nw-van'.ZZ7])" office:value-type="float" office:value="15.4293333333333" calcext:value-type="float">
            <text:p>15.4293333333333</text:p>
          </table:table-cell>
          <table:table-cell table:formula="of:=SUM([$nw.C7:$nw.ZZ7]) / COUNT([$nw.C7:$nw.ZZ7])" office:value-type="float" office:value="16.4067" calcext:value-type="float">
            <text:p>16.4067</text:p>
          </table:table-cell>
          <table:table-cell table:formula="of:=[.K8]&gt;[.L8]" office:value-type="boolean" office:boolean-value="false" calcext:value-type="boolean">
            <text:p>FALSE</text:p>
          </table:table-cell>
          <table:table-cell table:formula="of:=(1-[.L8]/[.K8])*100" office:value-type="float" office:value="-6.3344711372278" calcext:value-type="float">
            <text:p>-6.3344711372278</text:p>
          </table:table-cell>
          <table:table-cell table:formula="of:=SUM([$'ra-van'.C7:$'ra-van'.ZZ7]) / COUNT([$'ra-van'.C7:$'ra-van'.ZZ7])" office:value-type="float" office:value="7.98635" calcext:value-type="float">
            <text:p>7.98635</text:p>
          </table:table-cell>
          <table:table-cell table:formula="of:=SUM([$ra.C7:$ra.ZZ7]) / COUNT([$ra.C7:$ra.ZZ7])" office:value-type="float" office:value="59.4312433333333" calcext:value-type="float">
            <text:p>59.4312433333333</text:p>
          </table:table-cell>
          <table:table-cell table:formula="of:=[.O8]&gt;[.P8]" office:value-type="boolean" office:boolean-value="false" calcext:value-type="boolean">
            <text:p>FALSE</text:p>
          </table:table-cell>
          <table:table-cell table:formula="of:=(1-[.P8]/[.O8])*100" office:value-type="float" office:value="-644.160265119026" calcext:value-type="float">
            <text:p>-644.1602651190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13.4258666666667" calcext:value-type="float">
            <text:p>13.4258666666667</text:p>
          </table:table-cell>
          <table:table-cell table:formula="of:=SUM([$addvec.C8:$addvec.AAA8]) / COUNT([$addvec.C8:$addvec.AAA8])" office:value-type="float" office:value="13.271" calcext:value-type="float">
            <text:p>13.271</text:p>
          </table:table-cell>
          <table:table-cell table:formula="of:=[.E8]&gt;[.D9]" office:value-type="boolean" office:boolean-value="false" calcext:value-type="boolean">
            <text:p>FALSE</text:p>
          </table:table-cell>
          <table:table-cell table:formula="of:=(1-[.D9]/[.C9])*100" office:value-type="float" office:value="1.15349474645956" calcext:value-type="float">
            <text:p>1.15349474645956</text:p>
          </table:table-cell>
          <table:table-cell table:formula="of:=SUM([$'fdtd-van'.C8:$'fdtd-van'.ZZ8]) / COUNT([$'fdtd-van'.C8:$'fdtd-van'.ZZ8])" office:value-type="float" office:value="23.0271333333333" calcext:value-type="float">
            <text:p>23.0271333333333</text:p>
          </table:table-cell>
          <table:table-cell table:formula="of:=SUM([$fdtd.C8:$fdtd.ZZ8]) / COUNT([$fdtd.C8:$fdtd.ZZ8])" office:value-type="float" office:value="23.4651" calcext:value-type="float">
            <text:p>23.4651</text:p>
          </table:table-cell>
          <table:table-cell table:formula="of:=[.G9]&gt;[.H9]" office:value-type="boolean" office:boolean-value="false" calcext:value-type="boolean">
            <text:p>FALSE</text:p>
          </table:table-cell>
          <table:table-cell table:formula="of:=(1-[.H9]/[.G9])*100" office:value-type="float" office:value="-1.90195913806031" calcext:value-type="float">
            <text:p>-1.90195913806031</text:p>
          </table:table-cell>
          <table:table-cell table:formula="of:=SUM([$'nw-van'.C8:$'nw-van'.ZZ8]) / COUNT([$'nw-van'.C8:$'nw-van'.ZZ8])" office:value-type="float" office:value="17.2131333333333" calcext:value-type="float">
            <text:p>17.2131333333333</text:p>
          </table:table-cell>
          <table:table-cell table:formula="of:=SUM([$nw.C8:$nw.ZZ8]) / COUNT([$nw.C8:$nw.ZZ8])" office:value-type="float" office:value="18.2067" calcext:value-type="float">
            <text:p>18.2067</text:p>
          </table:table-cell>
          <table:table-cell table:formula="of:=[.K9]&gt;[.L9]" office:value-type="boolean" office:boolean-value="false" calcext:value-type="boolean">
            <text:p>FALSE</text:p>
          </table:table-cell>
          <table:table-cell table:formula="of:=(1-[.L9]/[.K9])*100" office:value-type="float" office:value="-5.77214297609965" calcext:value-type="float">
            <text:p>-5.77214297609965</text:p>
          </table:table-cell>
          <table:table-cell table:formula="of:=SUM([$'ra-van'.C8:$'ra-van'.ZZ8]) / COUNT([$'ra-van'.C8:$'ra-van'.ZZ8])" office:value-type="float" office:value="9.24292333333333" calcext:value-type="float">
            <text:p>9.24292333333333</text:p>
          </table:table-cell>
          <table:table-cell table:formula="of:=SUM([$ra.C8:$ra.ZZ8]) / COUNT([$ra.C8:$ra.ZZ8])" office:value-type="float" office:value="63.1013666666667" calcext:value-type="float">
            <text:p>63.1013666666667</text:p>
          </table:table-cell>
          <table:table-cell table:formula="of:=[.O9]&gt;[.P9]" office:value-type="boolean" office:boolean-value="false" calcext:value-type="boolean">
            <text:p>FALSE</text:p>
          </table:table-cell>
          <table:table-cell table:formula="of:=(1-[.P9]/[.O9])*100" office:value-type="float" office:value="-582.699232602095" calcext:value-type="float">
            <text:p>-582.6992326020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15.0377" calcext:value-type="float">
            <text:p>15.0377</text:p>
          </table:table-cell>
          <table:table-cell table:formula="of:=SUM([$addvec.C9:$addvec.AAA9]) / COUNT([$addvec.C9:$addvec.AAA9])" office:value-type="float" office:value="14.7528" calcext:value-type="float">
            <text:p>14.7528</text:p>
          </table:table-cell>
          <table:table-cell table:formula="of:=[.E9]&gt;[.D10]" office:value-type="boolean" office:boolean-value="false" calcext:value-type="boolean">
            <text:p>FALSE</text:p>
          </table:table-cell>
          <table:table-cell table:formula="of:=(1-[.D10]/[.C10])*100" office:value-type="float" office:value="1.8945716432699" calcext:value-type="float">
            <text:p>1.8945716432699</text:p>
          </table:table-cell>
          <table:table-cell table:formula="of:=SUM([$'fdtd-van'.C9:$'fdtd-van'.ZZ9]) / COUNT([$'fdtd-van'.C9:$'fdtd-van'.ZZ9])" office:value-type="float" office:value="26.0144" calcext:value-type="float">
            <text:p>26.0144</text:p>
          </table:table-cell>
          <table:table-cell table:formula="of:=SUM([$fdtd.C9:$fdtd.ZZ9]) / COUNT([$fdtd.C9:$fdtd.ZZ9])" office:value-type="float" office:value="25.9092" calcext:value-type="float">
            <text:p>25.9092</text:p>
          </table:table-cell>
          <table:table-cell table:formula="of:=[.G10]&gt;[.H10]" office:value-type="boolean" office:boolean-value="true" calcext:value-type="boolean">
            <text:p>TRUE</text:p>
          </table:table-cell>
          <table:table-cell table:formula="of:=(1-[.H10]/[.G10])*100" office:value-type="float" office:value="0.404391413986105" calcext:value-type="float">
            <text:p>0.404391413986105</text:p>
          </table:table-cell>
          <table:table-cell table:formula="of:=SUM([$'nw-van'.C9:$'nw-van'.ZZ9]) / COUNT([$'nw-van'.C9:$'nw-van'.ZZ9])" office:value-type="float" office:value="18.7562" calcext:value-type="float">
            <text:p>18.7562</text:p>
          </table:table-cell>
          <table:table-cell table:formula="of:=SUM([$nw.C9:$nw.ZZ9]) / COUNT([$nw.C9:$nw.ZZ9])" office:value-type="float" office:value="18.3306" calcext:value-type="float">
            <text:p>18.3306</text:p>
          </table:table-cell>
          <table:table-cell table:formula="of:=[.K10]&gt;[.L10]" office:value-type="boolean" office:boolean-value="true" calcext:value-type="boolean">
            <text:p>TRUE</text:p>
          </table:table-cell>
          <table:table-cell table:formula="of:=(1-[.L10]/[.K10])*100" office:value-type="float" office:value="2.26911634552841" calcext:value-type="float">
            <text:p>2.26911634552841</text:p>
          </table:table-cell>
          <table:table-cell table:formula="of:=SUM([$'ra-van'.C9:$'ra-van'.ZZ9]) / COUNT([$'ra-van'.C9:$'ra-van'.ZZ9])" office:value-type="float" office:value="10.4583666666667" calcext:value-type="float">
            <text:p>10.4583666666667</text:p>
          </table:table-cell>
          <table:table-cell table:formula="of:=SUM([$ra.C9:$ra.ZZ9]) / COUNT([$ra.C9:$ra.ZZ9])" office:value-type="float" office:value="66.55791" calcext:value-type="float">
            <text:p>66.55791</text:p>
          </table:table-cell>
          <table:table-cell table:formula="of:=[.O10]&gt;[.P10]" office:value-type="boolean" office:boolean-value="false" calcext:value-type="boolean">
            <text:p>FALSE</text:p>
          </table:table-cell>
          <table:table-cell table:formula="of:=(1-[.P10]/[.O10])*100" office:value-type="float" office:value="-536.408266427836" calcext:value-type="float">
            <text:p>-536.40826642783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15.7161333333333" calcext:value-type="float">
            <text:p>15.7161333333333</text:p>
          </table:table-cell>
          <table:table-cell table:formula="of:=SUM([$addvec.C10:$addvec.AAA10]) / COUNT([$addvec.C10:$addvec.AAA10])" office:value-type="float" office:value="14.4456" calcext:value-type="float">
            <text:p>14.4456</text:p>
          </table:table-cell>
          <table:table-cell table:formula="of:=[.E10]&gt;[.D11]" office:value-type="boolean" office:boolean-value="false" calcext:value-type="boolean">
            <text:p>FALSE</text:p>
          </table:table-cell>
          <table:table-cell table:formula="of:=(1-[.D11]/[.C11])*100" office:value-type="float" office:value="8.08426160802911" calcext:value-type="float">
            <text:p>8.08426160802911</text:p>
          </table:table-cell>
          <table:table-cell table:formula="of:=SUM([$'fdtd-van'.C10:$'fdtd-van'.ZZ10]) / COUNT([$'fdtd-van'.C10:$'fdtd-van'.ZZ10])" office:value-type="float" office:value="130.299666666667" calcext:value-type="float">
            <text:p>130.299666666667</text:p>
          </table:table-cell>
          <table:table-cell table:formula="of:=SUM([$fdtd.C10:$fdtd.ZZ10]) / COUNT([$fdtd.C10:$fdtd.ZZ10])" office:value-type="float" office:value="128.162" calcext:value-type="float">
            <text:p>128.162</text:p>
          </table:table-cell>
          <table:table-cell table:formula="of:=[.G11]&gt;[.H11]" office:value-type="boolean" office:boolean-value="true" calcext:value-type="boolean">
            <text:p>TRUE</text:p>
          </table:table-cell>
          <table:table-cell table:formula="of:=(1-[.H11]/[.G11])*100" office:value-type="float" office:value="1.64057723350532" calcext:value-type="float">
            <text:p>1.64057723350532</text:p>
          </table:table-cell>
          <table:table-cell table:formula="of:=SUM([$'nw-van'.C10:$'nw-van'.ZZ10]) / COUNT([$'nw-van'.C10:$'nw-van'.ZZ10])" office:value-type="float" office:value="146.7576" calcext:value-type="float">
            <text:p>146.7576</text:p>
          </table:table-cell>
          <table:table-cell table:formula="of:=SUM([$nw.C10:$nw.ZZ10]) / COUNT([$nw.C10:$nw.ZZ10])" office:value-type="float" office:value="103.369" calcext:value-type="float">
            <text:p>103.369</text:p>
          </table:table-cell>
          <table:table-cell table:formula="of:=[.K11]&gt;[.L11]" office:value-type="boolean" office:boolean-value="true" calcext:value-type="boolean">
            <text:p>TRUE</text:p>
          </table:table-cell>
          <table:table-cell table:formula="of:=(1-[.L11]/[.K11])*100" office:value-type="float" office:value="29.5648061838024" calcext:value-type="float">
            <text:p>29.5648061838024</text:p>
          </table:table-cell>
          <table:table-cell table:formula="of:=SUM([$'ra-van'.C10:$'ra-van'.ZZ10]) / COUNT([$'ra-van'.C10:$'ra-van'.ZZ10])" office:value-type="float" office:value="26.2789333333333" calcext:value-type="float">
            <text:p>26.2789333333333</text:p>
          </table:table-cell>
          <table:table-cell table:formula="of:=SUM([$ra.C10:$ra.ZZ10]) / COUNT([$ra.C10:$ra.ZZ10])" office:value-type="float" office:value="75.4939" calcext:value-type="float">
            <text:p>75.4939</text:p>
          </table:table-cell>
          <table:table-cell table:formula="of:=[.O11]&gt;[.P11]" office:value-type="boolean" office:boolean-value="false" calcext:value-type="boolean">
            <text:p>FALSE</text:p>
          </table:table-cell>
          <table:table-cell table:formula="of:=(1-[.P11]/[.O11])*100" office:value-type="float" office:value="-187.279164045217" calcext:value-type="float">
            <text:p>-187.2791640452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18.1830666666667" calcext:value-type="float">
            <text:p>18.1830666666667</text:p>
          </table:table-cell>
          <table:table-cell table:formula="of:=SUM([$addvec.C11:$addvec.AAA11]) / COUNT([$addvec.C11:$addvec.AAA11])" office:value-type="float" office:value="18.8191" calcext:value-type="float">
            <text:p>18.8191</text:p>
          </table:table-cell>
          <table:table-cell table:formula="of:=[.E11]&gt;[.D12]" office:value-type="boolean" office:boolean-value="false" calcext:value-type="boolean">
            <text:p>FALSE</text:p>
          </table:table-cell>
          <table:table-cell table:formula="of:=(1-[.D12]/[.C12])*100" office:value-type="float" office:value="-3.49794314123764" calcext:value-type="float">
            <text:p>-3.49794314123764</text:p>
          </table:table-cell>
          <table:table-cell table:formula="of:=SUM([$'fdtd-van'.C11:$'fdtd-van'.ZZ11]) / COUNT([$'fdtd-van'.C11:$'fdtd-van'.ZZ11])" office:value-type="float" office:value="144.615" calcext:value-type="float">
            <text:p>144.615</text:p>
          </table:table-cell>
          <table:table-cell table:formula="of:=SUM([$fdtd.C11:$fdtd.ZZ11]) / COUNT([$fdtd.C11:$fdtd.ZZ11])" office:value-type="float" office:value="156.129" calcext:value-type="float">
            <text:p>156.129</text:p>
          </table:table-cell>
          <table:table-cell table:formula="of:=[.G12]&gt;[.H12]" office:value-type="boolean" office:boolean-value="false" calcext:value-type="boolean">
            <text:p>FALSE</text:p>
          </table:table-cell>
          <table:table-cell table:formula="of:=(1-[.H12]/[.G12])*100" office:value-type="float" office:value="-7.96182968571724" calcext:value-type="float">
            <text:p>-7.96182968571724</text:p>
          </table:table-cell>
          <table:table-cell table:formula="of:=SUM([$'nw-van'.C11:$'nw-van'.ZZ11]) / COUNT([$'nw-van'.C11:$'nw-van'.ZZ11])" office:value-type="float" office:value="954.017333333333" calcext:value-type="float">
            <text:p>954.017333333333</text:p>
          </table:table-cell>
          <table:table-cell table:formula="of:=SUM([$nw.C11:$nw.ZZ11]) / COUNT([$nw.C11:$nw.ZZ11])" office:value-type="float" office:value="858.363" calcext:value-type="float">
            <text:p>858.363</text:p>
          </table:table-cell>
          <table:table-cell table:formula="of:=[.K12]&gt;[.L12]" office:value-type="boolean" office:boolean-value="true" calcext:value-type="boolean">
            <text:p>TRUE</text:p>
          </table:table-cell>
          <table:table-cell table:formula="of:=(1-[.L12]/[.K12])*100" office:value-type="float" office:value="10.0264775063486" calcext:value-type="float">
            <text:p>10.0264775063486</text:p>
          </table:table-cell>
          <table:table-cell table:formula="of:=SUM([$'ra-van'.C11:$'ra-van'.ZZ11]) / COUNT([$'ra-van'.C11:$'ra-van'.ZZ11])" office:value-type="float" office:value="30.1870333333333" calcext:value-type="float">
            <text:p>30.1870333333333</text:p>
          </table:table-cell>
          <table:table-cell table:formula="of:=SUM([$ra.C11:$ra.ZZ11]) / COUNT([$ra.C11:$ra.ZZ11])" office:value-type="float" office:value="80.1749" calcext:value-type="float">
            <text:p>80.1749</text:p>
          </table:table-cell>
          <table:table-cell table:formula="of:=[.O12]&gt;[.P12]" office:value-type="boolean" office:boolean-value="false" calcext:value-type="boolean">
            <text:p>FALSE</text:p>
          </table:table-cell>
          <table:table-cell table:formula="of:=(1-[.P12]/[.O12])*100" office:value-type="float" office:value="-165.593836647302" calcext:value-type="float">
            <text:p>-165.5938366473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19.3355333333333" calcext:value-type="float">
            <text:p>19.3355333333333</text:p>
          </table:table-cell>
          <table:table-cell table:formula="of:=SUM([$addvec.C12:$addvec.AAA12]) / COUNT([$addvec.C12:$addvec.AAA12])" office:value-type="float" office:value="20.3572" calcext:value-type="float">
            <text:p>20.3572</text:p>
          </table:table-cell>
          <table:table-cell table:formula="of:=[.E12]&gt;[.D13]" office:value-type="boolean" office:boolean-value="false" calcext:value-type="boolean">
            <text:p>FALSE</text:p>
          </table:table-cell>
          <table:table-cell table:formula="of:=(1-[.D13]/[.C13])*100" office:value-type="float" office:value="-5.28388148934775" calcext:value-type="float">
            <text:p>-5.28388148934775</text:p>
          </table:table-cell>
          <table:table-cell table:formula="of:=SUM([$'fdtd-van'.C12:$'fdtd-van'.ZZ12]) / COUNT([$'fdtd-van'.C12:$'fdtd-van'.ZZ12])" office:value-type="float" office:value="160.555" calcext:value-type="float">
            <text:p>160.555</text:p>
          </table:table-cell>
          <table:table-cell table:formula="of:=SUM([$fdtd.C12:$fdtd.ZZ12]) / COUNT([$fdtd.C12:$fdtd.ZZ12])" office:value-type="float" office:value="155.156" calcext:value-type="float">
            <text:p>155.156</text:p>
          </table:table-cell>
          <table:table-cell table:formula="of:=[.G13]&gt;[.H13]" office:value-type="boolean" office:boolean-value="true" calcext:value-type="boolean">
            <text:p>TRUE</text:p>
          </table:table-cell>
          <table:table-cell table:formula="of:=(1-[.H13]/[.G13])*100" office:value-type="float" office:value="3.36271059761453" calcext:value-type="float">
            <text:p>3.36271059761453</text:p>
          </table:table-cell>
          <table:table-cell table:formula="of:=SUM([$'nw-van'.C12:$'nw-van'.ZZ12]) / COUNT([$'nw-van'.C12:$'nw-van'.ZZ12])" office:value-type="float" office:value="1777.48333333333" calcext:value-type="float">
            <text:p>1777.48333333333</text:p>
          </table:table-cell>
          <table:table-cell table:formula="of:=SUM([$nw.C12:$nw.ZZ12]) / COUNT([$nw.C12:$nw.ZZ12])" office:value-type="float" office:value="1682.52" calcext:value-type="float">
            <text:p>1682.52</text:p>
          </table:table-cell>
          <table:table-cell table:formula="of:=[.K13]&gt;[.L13]" office:value-type="boolean" office:boolean-value="true" calcext:value-type="boolean">
            <text:p>TRUE</text:p>
          </table:table-cell>
          <table:table-cell table:formula="of:=(1-[.L13]/[.K13])*100" office:value-type="float" office:value="5.34257236354772" calcext:value-type="float">
            <text:p>5.34257236354772</text:p>
          </table:table-cell>
          <table:table-cell table:formula="of:=SUM([$'ra-van'.C12:$'ra-van'.ZZ12]) / COUNT([$'ra-van'.C12:$'ra-van'.ZZ12])" office:value-type="float" office:value="49.0016666666667" calcext:value-type="float">
            <text:p>49.0016666666667</text:p>
          </table:table-cell>
          <table:table-cell table:formula="of:=SUM([$ra.C12:$ra.ZZ12]) / COUNT([$ra.C12:$ra.ZZ12])" office:value-type="float" office:value="89.4876" calcext:value-type="float">
            <text:p>89.4876</text:p>
          </table:table-cell>
          <table:table-cell table:formula="of:=[.O13]&gt;[.P13]" office:value-type="boolean" office:boolean-value="false" calcext:value-type="boolean">
            <text:p>FALSE</text:p>
          </table:table-cell>
          <table:table-cell table:formula="of:=(1-[.P13]/[.O13])*100" office:value-type="float" office:value="-82.6215434849155" calcext:value-type="float">
            <text:p>-82.62154348491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22.9202666666667" calcext:value-type="float">
            <text:p>22.9202666666667</text:p>
          </table:table-cell>
          <table:table-cell table:formula="of:=SUM([$addvec.C13:$addvec.AAA13]) / COUNT([$addvec.C13:$addvec.AAA13])" office:value-type="float" office:value="23.6515" calcext:value-type="float">
            <text:p>23.6515</text:p>
          </table:table-cell>
          <table:table-cell table:formula="of:=[.E13]&gt;[.D14]" office:value-type="boolean" office:boolean-value="false" calcext:value-type="boolean">
            <text:p>FALSE</text:p>
          </table:table-cell>
          <table:table-cell table:formula="of:=(1-[.D14]/[.C14])*100" office:value-type="float" office:value="-3.19033519098091" calcext:value-type="float">
            <text:p>-3.19033519098091</text:p>
          </table:table-cell>
          <table:table-cell table:formula="of:=SUM([$'fdtd-van'.C13:$'fdtd-van'.ZZ13]) / COUNT([$'fdtd-van'.C13:$'fdtd-van'.ZZ13])" office:value-type="float" office:value="173.997333333333" calcext:value-type="float">
            <text:p>173.997333333333</text:p>
          </table:table-cell>
          <table:table-cell table:formula="of:=SUM([$fdtd.C13:$fdtd.ZZ13]) / COUNT([$fdtd.C13:$fdtd.ZZ13])" office:value-type="float" office:value="176.288" calcext:value-type="float">
            <text:p>176.288</text:p>
          </table:table-cell>
          <table:table-cell table:formula="of:=[.G14]&gt;[.H14]" office:value-type="boolean" office:boolean-value="false" calcext:value-type="boolean">
            <text:p>FALSE</text:p>
          </table:table-cell>
          <table:table-cell table:formula="of:=(1-[.H14]/[.G14])*100" office:value-type="float" office:value="-1.31649527195821" calcext:value-type="float">
            <text:p>-1.31649527195821</text:p>
          </table:table-cell>
          <table:table-cell table:formula="of:=SUM([$'nw-van'.C13:$'nw-van'.ZZ13]) / COUNT([$'nw-van'.C13:$'nw-van'.ZZ13])" office:value-type="float" office:value="2812.83666666667" calcext:value-type="float">
            <text:p>2812.83666666667</text:p>
          </table:table-cell>
          <table:table-cell table:formula="of:=SUM([$nw.C13:$nw.ZZ13]) / COUNT([$nw.C13:$nw.ZZ13])" office:value-type="float" office:value="2692.04" calcext:value-type="float">
            <text:p>2692.04</text:p>
          </table:table-cell>
          <table:table-cell table:formula="of:=[.K14]&gt;[.L14]" office:value-type="boolean" office:boolean-value="true" calcext:value-type="boolean">
            <text:p>TRUE</text:p>
          </table:table-cell>
          <table:table-cell table:formula="of:=(1-[.L14]/[.K14])*100" office:value-type="float" office:value="4.29447852760736" calcext:value-type="float">
            <text:p>4.29447852760736</text:p>
          </table:table-cell>
          <table:table-cell table:formula="of:=SUM([$'ra-van'.C13:$'ra-van'.ZZ13]) / COUNT([$'ra-van'.C13:$'ra-van'.ZZ13])" office:value-type="float" office:value="101.2108" calcext:value-type="float">
            <text:p>101.2108</text:p>
          </table:table-cell>
          <table:table-cell table:formula="of:=SUM([$ra.C13:$ra.ZZ13]) / COUNT([$ra.C13:$ra.ZZ13])" office:value-type="float" office:value="108.673266666667" calcext:value-type="float">
            <text:p>108.673266666667</text:p>
          </table:table-cell>
          <table:table-cell table:formula="of:=[.O14]&gt;[.P14]" office:value-type="boolean" office:boolean-value="false" calcext:value-type="boolean">
            <text:p>FALSE</text:p>
          </table:table-cell>
          <table:table-cell table:formula="of:=(1-[.P14]/[.O14])*100" office:value-type="float" office:value="-7.37319205723765" calcext:value-type="float">
            <text:p>-7.373192057237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26.2385333333333" calcext:value-type="float">
            <text:p>26.2385333333333</text:p>
          </table:table-cell>
          <table:table-cell table:formula="of:=SUM([$addvec.C14:$addvec.AAA14]) / COUNT([$addvec.C14:$addvec.AAA14])" office:value-type="float" office:value="25.4396" calcext:value-type="float">
            <text:p>25.4396</text:p>
          </table:table-cell>
          <table:table-cell table:formula="of:=[.E14]&gt;[.D15]" office:value-type="boolean" office:boolean-value="false" calcext:value-type="boolean">
            <text:p>FALSE</text:p>
          </table:table-cell>
          <table:table-cell table:formula="of:=(1-[.D15]/[.C15])*100" office:value-type="float" office:value="3.04488563893307" calcext:value-type="float">
            <text:p>3.04488563893307</text:p>
          </table:table-cell>
          <table:table-cell table:formula="of:=SUM([$'fdtd-van'.C14:$'fdtd-van'.ZZ14]) / COUNT([$'fdtd-van'.C14:$'fdtd-van'.ZZ14])" office:value-type="float" office:value="307.042666666667" calcext:value-type="float">
            <text:p>307.042666666667</text:p>
          </table:table-cell>
          <table:table-cell table:formula="of:=SUM([$fdtd.C14:$fdtd.ZZ14]) / COUNT([$fdtd.C14:$fdtd.ZZ14])" office:value-type="float" office:value="389.008" calcext:value-type="float">
            <text:p>389.008</text:p>
          </table:table-cell>
          <table:table-cell table:formula="of:=[.G15]&gt;[.H15]" office:value-type="boolean" office:boolean-value="false" calcext:value-type="boolean">
            <text:p>FALSE</text:p>
          </table:table-cell>
          <table:table-cell table:formula="of:=(1-[.H15]/[.G15])*100" office:value-type="float" office:value="-26.6950955784647" calcext:value-type="float">
            <text:p>-26.6950955784647</text:p>
          </table:table-cell>
          <table:table-cell table:formula="of:=SUM([$'nw-van'.C14:$'nw-van'.ZZ14]) / COUNT([$'nw-van'.C14:$'nw-van'.ZZ14])" office:value-type="float" office:value="3639.57333333333" calcext:value-type="float">
            <text:p>3639.57333333333</text:p>
          </table:table-cell>
          <table:table-cell table:formula="of:=SUM([$nw.C14:$nw.ZZ14]) / COUNT([$nw.C14:$nw.ZZ14])" office:value-type="float" office:value="3495.19" calcext:value-type="float">
            <text:p>3495.19</text:p>
          </table:table-cell>
          <table:table-cell table:formula="of:=[.K15]&gt;[.L15]" office:value-type="boolean" office:boolean-value="true" calcext:value-type="boolean">
            <text:p>TRUE</text:p>
          </table:table-cell>
          <table:table-cell table:formula="of:=(1-[.L15]/[.K15])*100" office:value-type="float" office:value="3.96704009261158" calcext:value-type="float">
            <text:p>3.96704009261158</text:p>
          </table:table-cell>
          <table:table-cell table:formula="of:=SUM([$'ra-van'.C14:$'ra-van'.ZZ14]) / COUNT([$'ra-van'.C14:$'ra-van'.ZZ14])" office:value-type="float" office:value="395.472666666667" calcext:value-type="float">
            <text:p>395.472666666667</text:p>
          </table:table-cell>
          <table:table-cell table:formula="of:=SUM([$ra.C14:$ra.ZZ14]) / COUNT([$ra.C14:$ra.ZZ14])" office:value-type="float" office:value="181.24" calcext:value-type="float">
            <text:p>181.24</text:p>
          </table:table-cell>
          <table:table-cell table:formula="of:=[.O15]&gt;[.P15]" office:value-type="boolean" office:boolean-value="true" calcext:value-type="boolean">
            <text:p>TRUE</text:p>
          </table:table-cell>
          <table:table-cell table:formula="of:=(1-[.P15]/[.O15])*100" office:value-type="float" office:value="54.1712954456187" calcext:value-type="float">
            <text:p>54.1712954456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28.7997" calcext:value-type="float">
            <text:p>28.7997</text:p>
          </table:table-cell>
          <table:table-cell table:formula="of:=SUM([$addvec.C15:$addvec.AAA15]) / COUNT([$addvec.C15:$addvec.AAA15])" office:value-type="float" office:value="28.6076" calcext:value-type="float">
            <text:p>28.6076</text:p>
          </table:table-cell>
          <table:table-cell table:formula="of:=[.E15]&gt;[.D16]" office:value-type="boolean" office:boolean-value="false" calcext:value-type="boolean">
            <text:p>FALSE</text:p>
          </table:table-cell>
          <table:table-cell table:formula="of:=(1-[.D16]/[.C16])*100" office:value-type="float" office:value="0.667020837022603" calcext:value-type="float">
            <text:p>0.667020837022603</text:p>
          </table:table-cell>
          <table:table-cell table:formula="of:=SUM([$'fdtd-van'.C15:$'fdtd-van'.ZZ15]) / COUNT([$'fdtd-van'.C15:$'fdtd-van'.ZZ15])" office:value-type="float" office:value="407.320666666667" calcext:value-type="float">
            <text:p>407.320666666667</text:p>
          </table:table-cell>
          <table:table-cell table:formula="of:=SUM([$fdtd.C15:$fdtd.ZZ15]) / COUNT([$fdtd.C15:$fdtd.ZZ15])" office:value-type="float" office:value="397.136" calcext:value-type="float">
            <text:p>397.136</text:p>
          </table:table-cell>
          <table:table-cell table:formula="of:=[.G16]&gt;[.H16]" office:value-type="boolean" office:boolean-value="true" calcext:value-type="boolean">
            <text:p>TRUE</text:p>
          </table:table-cell>
          <table:table-cell table:formula="of:=(1-[.H16]/[.G16])*100" office:value-type="float" office:value="2.50040508624654" calcext:value-type="float">
            <text:p>2.50040508624654</text:p>
          </table:table-cell>
          <table:table-cell table:formula="of:=SUM([$'nw-van'.C15:$'nw-van'.ZZ15]) / COUNT([$'nw-van'.C15:$'nw-van'.ZZ15])" office:value-type="float" office:value="4849.89666666667" calcext:value-type="float">
            <text:p>4849.89666666667</text:p>
          </table:table-cell>
          <table:table-cell table:formula="of:=SUM([$nw.C15:$nw.ZZ15]) / COUNT([$nw.C15:$nw.ZZ15])" office:value-type="float" office:value="4640.69" calcext:value-type="float">
            <text:p>4640.69</text:p>
          </table:table-cell>
          <table:table-cell table:formula="of:=[.K16]&gt;[.L16]" office:value-type="boolean" office:boolean-value="true" calcext:value-type="boolean">
            <text:p>TRUE</text:p>
          </table:table-cell>
          <table:table-cell table:formula="of:=(1-[.L16]/[.K16])*100" office:value-type="float" office:value="4.31363142444959" calcext:value-type="float">
            <text:p>4.31363142444959</text:p>
          </table:table-cell>
          <table:table-cell table:formula="of:=SUM([$'ra-van'.C15:$'ra-van'.ZZ15]) / COUNT([$'ra-van'.C15:$'ra-van'.ZZ15])" office:value-type="float" office:value="2754.20333333333" calcext:value-type="float">
            <text:p>2754.20333333333</text:p>
          </table:table-cell>
          <table:table-cell table:formula="of:=SUM([$ra.C15:$ra.ZZ15]) / COUNT([$ra.C15:$ra.ZZ15])" office:value-type="float" office:value="908.426666666667" calcext:value-type="float">
            <text:p>908.426666666667</text:p>
          </table:table-cell>
          <table:table-cell table:formula="of:=[.O16]&gt;[.P16]" office:value-type="boolean" office:boolean-value="true" calcext:value-type="boolean">
            <text:p>TRUE</text:p>
          </table:table-cell>
          <table:table-cell table:formula="of:=(1-[.P16]/[.O16])*100" office:value-type="float" office:value="67.0167174778914" calcext:value-type="float">
            <text:p>67.01671747789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29.5107333333333" calcext:value-type="float">
            <text:p>29.5107333333333</text:p>
          </table:table-cell>
          <table:table-cell table:formula="of:=SUM([$addvec.C16:$addvec.AAA16]) / COUNT([$addvec.C16:$addvec.AAA16])" office:value-type="float" office:value="32.4198" calcext:value-type="float">
            <text:p>32.4198</text:p>
          </table:table-cell>
          <table:table-cell table:formula="of:=[.E16]&gt;[.D17]" office:value-type="boolean" office:boolean-value="false" calcext:value-type="boolean">
            <text:p>FALSE</text:p>
          </table:table-cell>
          <table:table-cell table:formula="of:=(1-[.D17]/[.C17])*100" office:value-type="float" office:value="-9.8576563103594" calcext:value-type="float">
            <text:p>-9.8576563103594</text:p>
          </table:table-cell>
          <table:table-cell table:formula="of:=SUM([$'fdtd-van'.C16:$'fdtd-van'.ZZ16]) / COUNT([$'fdtd-van'.C16:$'fdtd-van'.ZZ16])" office:value-type="float" office:value="422.231333333333" calcext:value-type="float">
            <text:p>422.231333333333</text:p>
          </table:table-cell>
          <table:table-cell table:formula="of:=SUM([$fdtd.C16:$fdtd.ZZ16]) / COUNT([$fdtd.C16:$fdtd.ZZ16])" office:value-type="float" office:value="454.191" calcext:value-type="float">
            <text:p>454.191</text:p>
          </table:table-cell>
          <table:table-cell table:formula="of:=[.G17]&gt;[.H17]" office:value-type="boolean" office:boolean-value="false" calcext:value-type="boolean">
            <text:p>FALSE</text:p>
          </table:table-cell>
          <table:table-cell table:formula="of:=(1-[.H17]/[.G17])*100" office:value-type="float" office:value="-7.56923140079608" calcext:value-type="float">
            <text:p>-7.56923140079608</text:p>
          </table:table-cell>
          <table:table-cell table:formula="of:=SUM([$'nw-van'.C16:$'nw-van'.ZZ16]) / COUNT([$'nw-van'.C16:$'nw-van'.ZZ16])" office:value-type="float" office:value="5884.71333333333" calcext:value-type="float">
            <text:p>5884.71333333333</text:p>
          </table:table-cell>
          <table:table-cell table:formula="of:=SUM([$nw.C16:$nw.ZZ16]) / COUNT([$nw.C16:$nw.ZZ16])" office:value-type="float" office:value="5962.88" calcext:value-type="float">
            <text:p>5962.88</text:p>
          </table:table-cell>
          <table:table-cell table:formula="of:=[.K17]&gt;[.L17]" office:value-type="boolean" office:boolean-value="false" calcext:value-type="boolean">
            <text:p>FALSE</text:p>
          </table:table-cell>
          <table:table-cell table:formula="of:=(1-[.L17]/[.K17])*100" office:value-type="float" office:value="-1.32830033068732" calcext:value-type="float">
            <text:p>-1.32830033068732</text:p>
          </table:table-cell>
          <table:table-cell table:formula="of:=SUM([$'ra-van'.C16:$'ra-van'.ZZ16]) / COUNT([$'ra-van'.C16:$'ra-van'.ZZ16])" office:value-type="float" office:value="3857.20666666667" calcext:value-type="float">
            <text:p>3857.20666666667</text:p>
          </table:table-cell>
          <table:table-cell table:formula="of:=SUM([$ra.C16:$ra.ZZ16]) / COUNT([$ra.C16:$ra.ZZ16])" office:value-type="float" office:value="1383.94666666667" calcext:value-type="float">
            <text:p>1383.94666666667</text:p>
          </table:table-cell>
          <table:table-cell table:formula="of:=[.O17]&gt;[.P17]" office:value-type="boolean" office:boolean-value="true" calcext:value-type="boolean">
            <text:p>TRUE</text:p>
          </table:table-cell>
          <table:table-cell table:formula="of:=(1-[.P17]/[.O17])*100" office:value-type="float" office:value="64.1204947967528" calcext:value-type="float">
            <text:p>64.12049479675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31.9855" calcext:value-type="float">
            <text:p>31.9855</text:p>
          </table:table-cell>
          <table:table-cell table:formula="of:=SUM([$addvec.C17:$addvec.AAA17]) / COUNT([$addvec.C17:$addvec.AAA17])" office:value-type="float" office:value="32.9117" calcext:value-type="float">
            <text:p>32.9117</text:p>
          </table:table-cell>
          <table:table-cell table:formula="of:=[.E17]&gt;[.D18]" office:value-type="boolean" office:boolean-value="false" calcext:value-type="boolean">
            <text:p>FALSE</text:p>
          </table:table-cell>
          <table:table-cell table:formula="of:=(1-[.D18]/[.C18])*100" office:value-type="float" office:value="-2.89568710822092" calcext:value-type="float">
            <text:p>-2.89568710822092</text:p>
          </table:table-cell>
          <table:table-cell table:formula="of:=SUM([$'fdtd-van'.C17:$'fdtd-van'.ZZ17]) / COUNT([$'fdtd-van'.C17:$'fdtd-van'.ZZ17])" office:value-type="float" office:value="466.780666666667" calcext:value-type="float">
            <text:p>466.780666666667</text:p>
          </table:table-cell>
          <table:table-cell table:formula="of:=SUM([$fdtd.C17:$fdtd.ZZ17]) / COUNT([$fdtd.C17:$fdtd.ZZ17])" office:value-type="float" office:value="463.159" calcext:value-type="float">
            <text:p>463.159</text:p>
          </table:table-cell>
          <table:table-cell table:formula="of:=[.G18]&gt;[.H18]" office:value-type="boolean" office:boolean-value="true" calcext:value-type="boolean">
            <text:p>TRUE</text:p>
          </table:table-cell>
          <table:table-cell table:formula="of:=(1-[.H18]/[.G18])*100" office:value-type="float" office:value="0.775881891709329" calcext:value-type="float">
            <text:p>0.775881891709329</text:p>
          </table:table-cell>
          <table:table-cell table:formula="of:=SUM([$'nw-van'.C17:$'nw-van'.ZZ17]) / COUNT([$'nw-van'.C17:$'nw-van'.ZZ17])" office:value-type="float" office:value="7461.88333333333" calcext:value-type="float">
            <text:p>7461.88333333333</text:p>
          </table:table-cell>
          <table:table-cell table:formula="of:=SUM([$nw.C17:$nw.ZZ17]) / COUNT([$nw.C17:$nw.ZZ17])" office:value-type="float" office:value="7362.36" calcext:value-type="float">
            <text:p>7362.36</text:p>
          </table:table-cell>
          <table:table-cell table:formula="of:=[.K18]&gt;[.L18]" office:value-type="boolean" office:boolean-value="true" calcext:value-type="boolean">
            <text:p>TRUE</text:p>
          </table:table-cell>
          <table:table-cell table:formula="of:=(1-[.L18]/[.K18])*100" office:value-type="float" office:value="1.33375622329485" calcext:value-type="float">
            <text:p>1.33375622329485</text:p>
          </table:table-cell>
          <table:table-cell table:formula="of:=SUM([$'ra-van'.C17:$'ra-van'.ZZ17]) / COUNT([$'ra-van'.C17:$'ra-van'.ZZ17])" office:value-type="float" office:value="4027.49" calcext:value-type="float">
            <text:p>4027.49</text:p>
          </table:table-cell>
          <table:table-cell table:formula="of:=SUM([$ra.C17:$ra.ZZ17]) / COUNT([$ra.C17:$ra.ZZ17])" office:value-type="float" office:value="1433.87666666667" calcext:value-type="float">
            <text:p>1433.87666666667</text:p>
          </table:table-cell>
          <table:table-cell table:formula="of:=[.O18]&gt;[.P18]" office:value-type="boolean" office:boolean-value="true" calcext:value-type="boolean">
            <text:p>TRUE</text:p>
          </table:table-cell>
          <table:table-cell table:formula="of:=(1-[.P18]/[.O18])*100" office:value-type="float" office:value="64.3977597295917" calcext:value-type="float">
            <text:p>64.39775972959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34.6179666666667" calcext:value-type="float">
            <text:p>34.6179666666667</text:p>
          </table:table-cell>
          <table:table-cell table:formula="of:=SUM([$addvec.C18:$addvec.AAA18]) / COUNT([$addvec.C18:$addvec.AAA18])" office:value-type="float" office:value="32.9271" calcext:value-type="float">
            <text:p>32.9271</text:p>
          </table:table-cell>
          <table:table-cell table:formula="of:=[.E18]&gt;[.D19]" office:value-type="boolean" office:boolean-value="false" calcext:value-type="boolean">
            <text:p>FALSE</text:p>
          </table:table-cell>
          <table:table-cell table:formula="of:=(1-[.D19]/[.C19])*100" office:value-type="float" office:value="4.88436158873186" calcext:value-type="float">
            <text:p>4.88436158873186</text:p>
          </table:table-cell>
          <table:table-cell table:formula="of:=SUM([$'fdtd-van'.C18:$'fdtd-van'.ZZ18]) / COUNT([$'fdtd-van'.C18:$'fdtd-van'.ZZ18])" office:value-type="float" office:value="485.846333333333" calcext:value-type="float">
            <text:p>485.846333333333</text:p>
          </table:table-cell>
          <table:table-cell table:formula="of:=SUM([$fdtd.C18:$fdtd.ZZ18]) / COUNT([$fdtd.C18:$fdtd.ZZ18])" office:value-type="float" office:value="479.831" calcext:value-type="float">
            <text:p>479.831</text:p>
          </table:table-cell>
          <table:table-cell table:formula="of:=[.G19]&gt;[.H19]" office:value-type="boolean" office:boolean-value="true" calcext:value-type="boolean">
            <text:p>TRUE</text:p>
          </table:table-cell>
          <table:table-cell table:formula="of:=(1-[.H19]/[.G19])*100" office:value-type="float" office:value="1.23811438321719" calcext:value-type="float">
            <text:p>1.23811438321719</text:p>
          </table:table-cell>
          <table:table-cell table:formula="of:=SUM([$'nw-van'.C18:$'nw-van'.ZZ18]) / COUNT([$'nw-van'.C18:$'nw-van'.ZZ18])" office:value-type="float" office:value="9036.05666666667" calcext:value-type="float">
            <text:p>9036.05666666667</text:p>
          </table:table-cell>
          <table:table-cell table:formula="of:=SUM([$nw.C18:$nw.ZZ18]) / COUNT([$nw.C18:$nw.ZZ18])" office:value-type="float" office:value="9115.47" calcext:value-type="float">
            <text:p>9115.47</text:p>
          </table:table-cell>
          <table:table-cell table:formula="of:=[.K19]&gt;[.L19]" office:value-type="boolean" office:boolean-value="false" calcext:value-type="boolean">
            <text:p>FALSE</text:p>
          </table:table-cell>
          <table:table-cell table:formula="of:=(1-[.L19]/[.K19])*100" office:value-type="float" office:value="-0.878849439117424" calcext:value-type="float">
            <text:p>-0.878849439117424</text:p>
          </table:table-cell>
          <table:table-cell table:formula="of:=SUM([$'ra-van'.C18:$'ra-van'.ZZ18]) / COUNT([$'ra-van'.C18:$'ra-van'.ZZ18])" office:value-type="float" office:value="4317.21333333333" calcext:value-type="float">
            <text:p>4317.21333333333</text:p>
          </table:table-cell>
          <table:table-cell table:formula="of:=SUM([$ra.C18:$ra.ZZ18]) / COUNT([$ra.C18:$ra.ZZ18])" office:value-type="float" office:value="1533.70666666667" calcext:value-type="float">
            <text:p>1533.70666666667</text:p>
          </table:table-cell>
          <table:table-cell table:formula="of:=[.O19]&gt;[.P19]" office:value-type="boolean" office:boolean-value="true" calcext:value-type="boolean">
            <text:p>TRUE</text:p>
          </table:table-cell>
          <table:table-cell table:formula="of:=(1-[.P19]/[.O19])*100" office:value-type="float" office:value="64.4746147978171" calcext:value-type="float">
            <text:p>64.47461479781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37.1316" calcext:value-type="float">
            <text:p>37.1316</text:p>
          </table:table-cell>
          <table:table-cell table:formula="of:=SUM([$addvec.C19:$addvec.AAA19]) / COUNT([$addvec.C19:$addvec.AAA19])" office:value-type="float" office:value="38.6345" calcext:value-type="float">
            <text:p>38.6345</text:p>
          </table:table-cell>
          <table:table-cell table:formula="of:=[.E19]&gt;[.D20]" office:value-type="boolean" office:boolean-value="false" calcext:value-type="boolean">
            <text:p>FALSE</text:p>
          </table:table-cell>
          <table:table-cell table:formula="of:=(1-[.D20]/[.C20])*100" office:value-type="float" office:value="-4.04749593338289" calcext:value-type="float">
            <text:p>-4.04749593338289</text:p>
          </table:table-cell>
          <table:table-cell table:formula="of:=SUM([$'fdtd-van'.C19:$'fdtd-van'.ZZ19]) / COUNT([$'fdtd-van'.C19:$'fdtd-van'.ZZ19])" office:value-type="float" office:value="514.128333333334" calcext:value-type="float">
            <text:p>514.128333333334</text:p>
          </table:table-cell>
          <table:table-cell table:formula="of:=SUM([$fdtd.C19:$fdtd.ZZ19]) / COUNT([$fdtd.C19:$fdtd.ZZ19])" office:value-type="float" office:value="506.792" calcext:value-type="float">
            <text:p>506.792</text:p>
          </table:table-cell>
          <table:table-cell table:formula="of:=[.G20]&gt;[.H20]" office:value-type="boolean" office:boolean-value="true" calcext:value-type="boolean">
            <text:p>TRUE</text:p>
          </table:table-cell>
          <table:table-cell table:formula="of:=(1-[.H20]/[.G20])*100" office:value-type="float" office:value="1.42694593113913" calcext:value-type="float">
            <text:p>1.42694593113913</text:p>
          </table:table-cell>
          <table:table-cell table:formula="of:=SUM([$'nw-van'.C19:$'nw-van'.ZZ19]) / COUNT([$'nw-van'.C19:$'nw-van'.ZZ19])" office:value-type="float" office:value="10872.0333333333" calcext:value-type="float">
            <text:p>10872.0333333333</text:p>
          </table:table-cell>
          <table:table-cell table:formula="of:=SUM([$nw.C19:$nw.ZZ19]) / COUNT([$nw.C19:$nw.ZZ19])" office:value-type="float" office:value="10840.2" calcext:value-type="float">
            <text:p>10840.2</text:p>
          </table:table-cell>
          <table:table-cell table:formula="of:=[.K20]&gt;[.L20]" office:value-type="boolean" office:boolean-value="true" calcext:value-type="boolean">
            <text:p>TRUE</text:p>
          </table:table-cell>
          <table:table-cell table:formula="of:=(1-[.L20]/[.K20])*100" office:value-type="float" office:value="0.292800181505437" calcext:value-type="float">
            <text:p>0.292800181505437</text:p>
          </table:table-cell>
          <table:table-cell table:formula="of:=SUM([$'ra-van'.C19:$'ra-van'.ZZ19]) / COUNT([$'ra-van'.C19:$'ra-van'.ZZ19])" office:value-type="float" office:value="4649.44333333333" calcext:value-type="float">
            <text:p>4649.44333333333</text:p>
          </table:table-cell>
          <table:table-cell table:formula="of:=SUM([$ra.C19:$ra.ZZ19]) / COUNT([$ra.C19:$ra.ZZ19])" office:value-type="float" office:value="1646.83333333333" calcext:value-type="float">
            <text:p>1646.83333333333</text:p>
          </table:table-cell>
          <table:table-cell table:formula="of:=[.O20]&gt;[.P20]" office:value-type="boolean" office:boolean-value="true" calcext:value-type="boolean">
            <text:p>TRUE</text:p>
          </table:table-cell>
          <table:table-cell table:formula="of:=(1-[.P20]/[.O20])*100" office:value-type="float" office:value="64.579989145654" calcext:value-type="float">
            <text:p>64.5799891456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39.9003" calcext:value-type="float">
            <text:p>39.9003</text:p>
          </table:table-cell>
          <table:table-cell table:formula="of:=SUM([$addvec.C20:$addvec.AAA20]) / COUNT([$addvec.C20:$addvec.AAA20])" office:value-type="float" office:value="39.8164" calcext:value-type="float">
            <text:p>39.8164</text:p>
          </table:table-cell>
          <table:table-cell table:formula="of:=[.E20]&gt;[.D21]" office:value-type="boolean" office:boolean-value="false" calcext:value-type="boolean">
            <text:p>FALSE</text:p>
          </table:table-cell>
          <table:table-cell table:formula="of:=(1-[.D21]/[.C21])*100" office:value-type="float" office:value="0.210274108214725" calcext:value-type="float">
            <text:p>0.210274108214725</text:p>
          </table:table-cell>
          <table:table-cell table:formula="of:=SUM([$'fdtd-van'.C20:$'fdtd-van'.ZZ20]) / COUNT([$'fdtd-van'.C20:$'fdtd-van'.ZZ20])" office:value-type="float" office:value="536.711666666667" calcext:value-type="float">
            <text:p>536.711666666667</text:p>
          </table:table-cell>
          <table:table-cell table:formula="of:=SUM([$fdtd.C20:$fdtd.ZZ20]) / COUNT([$fdtd.C20:$fdtd.ZZ20])" office:value-type="float" office:value="532.954" calcext:value-type="float">
            <text:p>532.954</text:p>
          </table:table-cell>
          <table:table-cell table:formula="of:=[.G21]&gt;[.H21]" office:value-type="boolean" office:boolean-value="true" calcext:value-type="boolean">
            <text:p>TRUE</text:p>
          </table:table-cell>
          <table:table-cell table:formula="of:=(1-[.H21]/[.G21])*100" office:value-type="float" office:value="0.700127629049752" calcext:value-type="float">
            <text:p>0.700127629049752</text:p>
          </table:table-cell>
          <table:table-cell table:formula="of:=SUM([$'nw-van'.C20:$'nw-van'.ZZ20]) / COUNT([$'nw-van'.C20:$'nw-van'.ZZ20])" office:value-type="float" office:value="13096.6333333333" calcext:value-type="float">
            <text:p>13096.6333333333</text:p>
          </table:table-cell>
          <table:table-cell table:formula="of:=SUM([$nw.C20:$nw.ZZ20]) / COUNT([$nw.C20:$nw.ZZ20])" office:value-type="float" office:value="13189.6" calcext:value-type="float">
            <text:p>13189.6</text:p>
          </table:table-cell>
          <table:table-cell table:formula="of:=[.K21]&gt;[.L21]" office:value-type="boolean" office:boolean-value="false" calcext:value-type="boolean">
            <text:p>FALSE</text:p>
          </table:table-cell>
          <table:table-cell table:formula="of:=(1-[.L21]/[.K21])*100" office:value-type="float" office:value="-0.709851641261516" calcext:value-type="float">
            <text:p>-0.709851641261516</text:p>
          </table:table-cell>
          <table:table-cell table:formula="of:=SUM([$'ra-van'.C20:$'ra-van'.ZZ20]) / COUNT([$'ra-van'.C20:$'ra-van'.ZZ20])" office:value-type="float" office:value="5095.61333333333" calcext:value-type="float">
            <text:p>5095.61333333333</text:p>
          </table:table-cell>
          <table:table-cell table:formula="of:=SUM([$ra.C20:$ra.ZZ20]) / COUNT([$ra.C20:$ra.ZZ20])" office:value-type="float" office:value="1834.54666666667" calcext:value-type="float">
            <text:p>1834.54666666667</text:p>
          </table:table-cell>
          <table:table-cell table:formula="of:=[.O21]&gt;[.P21]" office:value-type="boolean" office:boolean-value="true" calcext:value-type="boolean">
            <text:p>TRUE</text:p>
          </table:table-cell>
          <table:table-cell table:formula="of:=(1-[.P21]/[.O21])*100" office:value-type="float" office:value="63.9975299015362" calcext:value-type="float">
            <text:p>63.99752990153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16.0910666666667" calcext:value-type="float">
            <text:p>16.0910666666667</text:p>
          </table:table-cell>
          <table:table-cell table:formula="of:=SUM([$addvec.C21:$addvec.AAA21]) / COUNT([$addvec.C21:$addvec.AAA21])" office:value-type="float" office:value="15.6006" calcext:value-type="float">
            <text:p>15.6006</text:p>
          </table:table-cell>
          <table:table-cell table:formula="of:=[.E21]&gt;[.D22]" office:value-type="boolean" office:boolean-value="false" calcext:value-type="boolean">
            <text:p>FALSE</text:p>
          </table:table-cell>
          <table:table-cell table:formula="of:=(1-[.D22]/[.C22])*100" office:value-type="float" office:value="3.04806807918265" calcext:value-type="float">
            <text:p>3.04806807918265</text:p>
          </table:table-cell>
          <table:table-cell table:formula="of:=SUM([$'fdtd-van'.C21:$'fdtd-van'.ZZ21]) / COUNT([$'fdtd-van'.C21:$'fdtd-van'.ZZ21])" office:value-type="float" office:value="28.1076" calcext:value-type="float">
            <text:p>28.1076</text:p>
          </table:table-cell>
          <table:table-cell table:formula="of:=SUM([$fdtd.C21:$fdtd.ZZ21]) / COUNT([$fdtd.C21:$fdtd.ZZ21])" office:value-type="float" office:value="28.4385" calcext:value-type="float">
            <text:p>28.4385</text:p>
          </table:table-cell>
          <table:table-cell table:formula="of:=[.G22]&gt;[.H22]" office:value-type="boolean" office:boolean-value="false" calcext:value-type="boolean">
            <text:p>FALSE</text:p>
          </table:table-cell>
          <table:table-cell table:formula="of:=(1-[.H22]/[.G22])*100" office:value-type="float" office:value="-1.17726166588397" calcext:value-type="float">
            <text:p>-1.17726166588397</text:p>
          </table:table-cell>
          <table:table-cell table:formula="of:=SUM([$'nw-van'.C21:$'nw-van'.ZZ21]) / COUNT([$'nw-van'.C21:$'nw-van'.ZZ21])" office:value-type="float" office:value="21.7748666666667" calcext:value-type="float">
            <text:p>21.7748666666667</text:p>
          </table:table-cell>
          <table:table-cell table:formula="of:=SUM([$nw.C21:$nw.ZZ21]) / COUNT([$nw.C21:$nw.ZZ21])" office:value-type="float" office:value="20.8364" calcext:value-type="float">
            <text:p>20.8364</text:p>
          </table:table-cell>
          <table:table-cell table:formula="of:=[.K22]&gt;[.L22]" office:value-type="boolean" office:boolean-value="true" calcext:value-type="boolean">
            <text:p>TRUE</text:p>
          </table:table-cell>
          <table:table-cell table:formula="of:=(1-[.L22]/[.K22])*100" office:value-type="float" office:value="4.30986182846891" calcext:value-type="float">
            <text:p>4.30986182846891</text:p>
          </table:table-cell>
          <table:table-cell table:formula="of:=SUM([$'ra-van'.C21:$'ra-van'.ZZ21]) / COUNT([$'ra-van'.C21:$'ra-van'.ZZ21])" office:value-type="float" office:value="11.4595333333333" calcext:value-type="float">
            <text:p>11.4595333333333</text:p>
          </table:table-cell>
          <table:table-cell table:formula="of:=SUM([$ra.C21:$ra.ZZ21]) / COUNT([$ra.C21:$ra.ZZ21])" office:value-type="float" office:value="370.526466666667" calcext:value-type="float">
            <text:p>370.526466666667</text:p>
          </table:table-cell>
          <table:table-cell table:formula="of:=[.O22]&gt;[.P22]" office:value-type="boolean" office:boolean-value="false" calcext:value-type="boolean">
            <text:p>FALSE</text:p>
          </table:table-cell>
          <table:table-cell table:formula="of:=(1-[.P22]/[.O22])*100" office:value-type="float" office:value="-3133.34690766931" calcext:value-type="float">
            <text:p>-3133.346907669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31.1805" calcext:value-type="float">
            <text:p>31.1805</text:p>
          </table:table-cell>
          <table:table-cell table:formula="of:=SUM([$addvec.C22:$addvec.AAA22]) / COUNT([$addvec.C22:$addvec.AAA22])" office:value-type="float" office:value="31.913" calcext:value-type="float">
            <text:p>31.913</text:p>
          </table:table-cell>
          <table:table-cell table:formula="of:=[.E22]&gt;[.D23]" office:value-type="boolean" office:boolean-value="false" calcext:value-type="boolean">
            <text:p>FALSE</text:p>
          </table:table-cell>
          <table:table-cell table:formula="of:=(1-[.D23]/[.C23])*100" office:value-type="float" office:value="-2.34922467567871" calcext:value-type="float">
            <text:p>-2.34922467567871</text:p>
          </table:table-cell>
          <table:table-cell table:formula="of:=SUM([$'fdtd-van'.C22:$'fdtd-van'.ZZ22]) / COUNT([$'fdtd-van'.C22:$'fdtd-van'.ZZ22])" office:value-type="float" office:value="57.2311" calcext:value-type="float">
            <text:p>57.2311</text:p>
          </table:table-cell>
          <table:table-cell table:formula="of:=SUM([$fdtd.C22:$fdtd.ZZ22]) / COUNT([$fdtd.C22:$fdtd.ZZ22])" office:value-type="float" office:value="57.5703" calcext:value-type="float">
            <text:p>57.5703</text:p>
          </table:table-cell>
          <table:table-cell table:formula="of:=[.G23]&gt;[.H23]" office:value-type="boolean" office:boolean-value="false" calcext:value-type="boolean">
            <text:p>FALSE</text:p>
          </table:table-cell>
          <table:table-cell table:formula="of:=(1-[.H23]/[.G23])*100" office:value-type="float" office:value="-0.592684746580097" calcext:value-type="float">
            <text:p>-0.592684746580097</text:p>
          </table:table-cell>
          <table:table-cell table:formula="of:=SUM([$'nw-van'.C22:$'nw-van'.ZZ22]) / COUNT([$'nw-van'.C22:$'nw-van'.ZZ22])" office:value-type="float" office:value="40.8689666666667" calcext:value-type="float">
            <text:p>40.8689666666667</text:p>
          </table:table-cell>
          <table:table-cell table:formula="of:=SUM([$nw.C22:$nw.ZZ22]) / COUNT([$nw.C22:$nw.ZZ22])" office:value-type="float" office:value="40.9119" calcext:value-type="float">
            <text:p>40.9119</text:p>
          </table:table-cell>
          <table:table-cell table:formula="of:=[.K23]&gt;[.L23]" office:value-type="boolean" office:boolean-value="false" calcext:value-type="boolean">
            <text:p>FALSE</text:p>
          </table:table-cell>
          <table:table-cell table:formula="of:=(1-[.L23]/[.K23])*100" office:value-type="float" office:value="-0.105051183905647" calcext:value-type="float">
            <text:p>-0.105051183905647</text:p>
          </table:table-cell>
          <table:table-cell table:formula="of:=SUM([$'ra-van'.C22:$'ra-van'.ZZ22]) / COUNT([$'ra-van'.C22:$'ra-van'.ZZ22])" office:value-type="float" office:value="22.2778" calcext:value-type="float">
            <text:p>22.2778</text:p>
          </table:table-cell>
          <table:table-cell table:formula="of:=SUM([$ra.C22:$ra.ZZ22]) / COUNT([$ra.C22:$ra.ZZ22])" office:value-type="float" office:value="407.069133333333" calcext:value-type="float">
            <text:p>407.069133333333</text:p>
          </table:table-cell>
          <table:table-cell table:formula="of:=[.O23]&gt;[.P23]" office:value-type="boolean" office:boolean-value="false" calcext:value-type="boolean">
            <text:p>FALSE</text:p>
          </table:table-cell>
          <table:table-cell table:formula="of:=(1-[.P23]/[.O23])*100" office:value-type="float" office:value="-1727.24116983424" calcext:value-type="float">
            <text:p>-1727.241169834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44.0679333333333" calcext:value-type="float">
            <text:p>44.0679333333333</text:p>
          </table:table-cell>
          <table:table-cell table:formula="of:=SUM([$addvec.C23:$addvec.AAA23]) / COUNT([$addvec.C23:$addvec.AAA23])" office:value-type="float" office:value="43.0553" calcext:value-type="float">
            <text:p>43.0553</text:p>
          </table:table-cell>
          <table:table-cell table:formula="of:=[.E23]&gt;[.D24]" office:value-type="boolean" office:boolean-value="false" calcext:value-type="boolean">
            <text:p>FALSE</text:p>
          </table:table-cell>
          <table:table-cell table:formula="of:=(1-[.D24]/[.C24])*100" office:value-type="float" office:value="2.29789158859276" calcext:value-type="float">
            <text:p>2.29789158859276</text:p>
          </table:table-cell>
          <table:table-cell table:formula="of:=SUM([$'fdtd-van'.C23:$'fdtd-van'.ZZ23]) / COUNT([$'fdtd-van'.C23:$'fdtd-van'.ZZ23])" office:value-type="float" office:value="81.4382" calcext:value-type="float">
            <text:p>81.4382</text:p>
          </table:table-cell>
          <table:table-cell table:formula="of:=SUM([$fdtd.C23:$fdtd.ZZ23]) / COUNT([$fdtd.C23:$fdtd.ZZ23])" office:value-type="float" office:value="81.1288" calcext:value-type="float">
            <text:p>81.1288</text:p>
          </table:table-cell>
          <table:table-cell table:formula="of:=[.G24]&gt;[.H24]" office:value-type="boolean" office:boolean-value="true" calcext:value-type="boolean">
            <text:p>TRUE</text:p>
          </table:table-cell>
          <table:table-cell table:formula="of:=(1-[.H24]/[.G24])*100" office:value-type="float" office:value="0.379919988408406" calcext:value-type="float">
            <text:p>0.379919988408406</text:p>
          </table:table-cell>
          <table:table-cell table:formula="of:=SUM([$'nw-van'.C23:$'nw-van'.ZZ23]) / COUNT([$'nw-van'.C23:$'nw-van'.ZZ23])" office:value-type="float" office:value="59.6064666666667" calcext:value-type="float">
            <text:p>59.6064666666667</text:p>
          </table:table-cell>
          <table:table-cell table:formula="of:=SUM([$nw.C23:$nw.ZZ23]) / COUNT([$nw.C23:$nw.ZZ23])" office:value-type="float" office:value="60.374" calcext:value-type="float">
            <text:p>60.374</text:p>
          </table:table-cell>
          <table:table-cell table:formula="of:=[.K24]&gt;[.L24]" office:value-type="boolean" office:boolean-value="false" calcext:value-type="boolean">
            <text:p>FALSE</text:p>
          </table:table-cell>
          <table:table-cell table:formula="of:=(1-[.L24]/[.K24])*100" office:value-type="float" office:value="-1.28766789285726" calcext:value-type="float">
            <text:p>-1.28766789285726</text:p>
          </table:table-cell>
          <table:table-cell table:formula="of:=SUM([$'ra-van'.C23:$'ra-van'.ZZ23]) / COUNT([$'ra-van'.C23:$'ra-van'.ZZ23])" office:value-type="float" office:value="32.9995" calcext:value-type="float">
            <text:p>32.9995</text:p>
          </table:table-cell>
          <table:table-cell table:formula="of:=SUM([$ra.C23:$ra.ZZ23]) / COUNT([$ra.C23:$ra.ZZ23])" office:value-type="float" office:value="444.3513" calcext:value-type="float">
            <text:p>444.3513</text:p>
          </table:table-cell>
          <table:table-cell table:formula="of:=[.O24]&gt;[.P24]" office:value-type="boolean" office:boolean-value="false" calcext:value-type="boolean">
            <text:p>FALSE</text:p>
          </table:table-cell>
          <table:table-cell table:formula="of:=(1-[.P24]/[.O24])*100" office:value-type="float" office:value="-1246.53949302262" calcext:value-type="float">
            <text:p>-1246.539493022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61.4456666666667" calcext:value-type="float">
            <text:p>61.4456666666667</text:p>
          </table:table-cell>
          <table:table-cell table:formula="of:=SUM([$addvec.C24:$addvec.AAA24]) / COUNT([$addvec.C24:$addvec.AAA24])" office:value-type="float" office:value="61.2209" calcext:value-type="float">
            <text:p>61.2209</text:p>
          </table:table-cell>
          <table:table-cell table:formula="of:=[.E24]&gt;[.D25]" office:value-type="boolean" office:boolean-value="false" calcext:value-type="boolean">
            <text:p>FALSE</text:p>
          </table:table-cell>
          <table:table-cell table:formula="of:=(1-[.D25]/[.C25])*100" office:value-type="float" office:value="0.365797425367653" calcext:value-type="float">
            <text:p>0.365797425367653</text:p>
          </table:table-cell>
          <table:table-cell table:formula="of:=SUM([$'fdtd-van'.C24:$'fdtd-van'.ZZ24]) / COUNT([$'fdtd-van'.C24:$'fdtd-van'.ZZ24])" office:value-type="float" office:value="109.922" calcext:value-type="float">
            <text:p>109.922</text:p>
          </table:table-cell>
          <table:table-cell table:formula="of:=SUM([$fdtd.C24:$fdtd.ZZ24]) / COUNT([$fdtd.C24:$fdtd.ZZ24])" office:value-type="float" office:value="109.987" calcext:value-type="float">
            <text:p>109.987</text:p>
          </table:table-cell>
          <table:table-cell table:formula="of:=[.G25]&gt;[.H25]" office:value-type="boolean" office:boolean-value="false" calcext:value-type="boolean">
            <text:p>FALSE</text:p>
          </table:table-cell>
          <table:table-cell table:formula="of:=(1-[.H25]/[.G25])*100" office:value-type="float" office:value="-0.0591328396499113" calcext:value-type="float">
            <text:p>-0.059132839649911</text:p>
          </table:table-cell>
          <table:table-cell table:formula="of:=SUM([$'nw-van'.C24:$'nw-van'.ZZ24]) / COUNT([$'nw-van'.C24:$'nw-van'.ZZ24])" office:value-type="float" office:value="75.4907666666667" calcext:value-type="float">
            <text:p>75.4907666666667</text:p>
          </table:table-cell>
          <table:table-cell table:formula="of:=SUM([$nw.C24:$nw.ZZ24]) / COUNT([$nw.C24:$nw.ZZ24])" office:value-type="float" office:value="94.6854" calcext:value-type="float">
            <text:p>94.6854</text:p>
          </table:table-cell>
          <table:table-cell table:formula="of:=[.K25]&gt;[.L25]" office:value-type="boolean" office:boolean-value="false" calcext:value-type="boolean">
            <text:p>FALSE</text:p>
          </table:table-cell>
          <table:table-cell table:formula="of:=(1-[.L25]/[.K25])*100" office:value-type="float" office:value="-25.4264649584077" calcext:value-type="float">
            <text:p>-25.4264649584077</text:p>
          </table:table-cell>
          <table:table-cell table:formula="of:=SUM([$'ra-van'.C24:$'ra-van'.ZZ24]) / COUNT([$'ra-van'.C24:$'ra-van'.ZZ24])" office:value-type="float" office:value="43.6348333333333" calcext:value-type="float">
            <text:p>43.6348333333333</text:p>
          </table:table-cell>
          <table:table-cell table:formula="of:=SUM([$ra.C24:$ra.ZZ24]) / COUNT([$ra.C24:$ra.ZZ24])" office:value-type="float" office:value="481.637533333333" calcext:value-type="float">
            <text:p>481.637533333333</text:p>
          </table:table-cell>
          <table:table-cell table:formula="of:=[.O25]&gt;[.P25]" office:value-type="boolean" office:boolean-value="false" calcext:value-type="boolean">
            <text:p>FALSE</text:p>
          </table:table-cell>
          <table:table-cell table:formula="of:=(1-[.P25]/[.O25])*100" office:value-type="float" office:value="-1003.79138990638" calcext:value-type="float">
            <text:p>-1003.791389906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74.8467333333334" calcext:value-type="float">
            <text:p>74.8467333333334</text:p>
          </table:table-cell>
          <table:table-cell table:formula="of:=SUM([$addvec.C25:$addvec.AAA25]) / COUNT([$addvec.C25:$addvec.AAA25])" office:value-type="float" office:value="74.2236" calcext:value-type="float">
            <text:p>74.2236</text:p>
          </table:table-cell>
          <table:table-cell table:formula="of:=[.E25]&gt;[.D26]" office:value-type="boolean" office:boolean-value="false" calcext:value-type="boolean">
            <text:p>FALSE</text:p>
          </table:table-cell>
          <table:table-cell table:formula="of:=(1-[.D26]/[.C26])*100" office:value-type="float" office:value="0.832545798035289" calcext:value-type="float">
            <text:p>0.832545798035289</text:p>
          </table:table-cell>
          <table:table-cell table:formula="of:=SUM([$'fdtd-van'.C25:$'fdtd-van'.ZZ25]) / COUNT([$'fdtd-van'.C25:$'fdtd-van'.ZZ25])" office:value-type="float" office:value="134.64" calcext:value-type="float">
            <text:p>134.64</text:p>
          </table:table-cell>
          <table:table-cell table:formula="of:=SUM([$fdtd.C25:$fdtd.ZZ25]) / COUNT([$fdtd.C25:$fdtd.ZZ25])" office:value-type="float" office:value="137.354" calcext:value-type="float">
            <text:p>137.354</text:p>
          </table:table-cell>
          <table:table-cell table:formula="of:=[.G26]&gt;[.H26]" office:value-type="boolean" office:boolean-value="false" calcext:value-type="boolean">
            <text:p>FALSE</text:p>
          </table:table-cell>
          <table:table-cell table:formula="of:=(1-[.H26]/[.G26])*100" office:value-type="float" office:value="-2.0157456922163" calcext:value-type="float">
            <text:p>-2.0157456922163</text:p>
          </table:table-cell>
          <table:table-cell table:formula="of:=SUM([$'nw-van'.C25:$'nw-van'.ZZ25]) / COUNT([$'nw-van'.C25:$'nw-van'.ZZ25])" office:value-type="float" office:value="93.1631666666667" calcext:value-type="float">
            <text:p>93.1631666666667</text:p>
          </table:table-cell>
          <table:table-cell table:formula="of:=SUM([$nw.C25:$nw.ZZ25]) / COUNT([$nw.C25:$nw.ZZ25])" office:value-type="float" office:value="95.148" calcext:value-type="float">
            <text:p>95.148</text:p>
          </table:table-cell>
          <table:table-cell table:formula="of:=[.K26]&gt;[.L26]" office:value-type="boolean" office:boolean-value="false" calcext:value-type="boolean">
            <text:p>FALSE</text:p>
          </table:table-cell>
          <table:table-cell table:formula="of:=(1-[.L26]/[.K26])*100" office:value-type="float" office:value="-2.13049148536886" calcext:value-type="float">
            <text:p>-2.13049148536886</text:p>
          </table:table-cell>
          <table:table-cell table:formula="of:=SUM([$'ra-van'.C25:$'ra-van'.ZZ25]) / COUNT([$'ra-van'.C25:$'ra-van'.ZZ25])" office:value-type="float" office:value="54.3623" calcext:value-type="float">
            <text:p>54.3623</text:p>
          </table:table-cell>
          <table:table-cell table:formula="of:=SUM([$ra.C25:$ra.ZZ25]) / COUNT([$ra.C25:$ra.ZZ25])" office:value-type="float" office:value="518.043333333333" calcext:value-type="float">
            <text:p>518.043333333333</text:p>
          </table:table-cell>
          <table:table-cell table:formula="of:=[.O26]&gt;[.P26]" office:value-type="boolean" office:boolean-value="false" calcext:value-type="boolean">
            <text:p>FALSE</text:p>
          </table:table-cell>
          <table:table-cell table:formula="of:=(1-[.P26]/[.O26])*100" office:value-type="float" office:value="-852.945944769322" calcext:value-type="float">
            <text:p>-852.9459447693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90.3832" calcext:value-type="float">
            <text:p>90.3832</text:p>
          </table:table-cell>
          <table:table-cell table:formula="of:=SUM([$addvec.C26:$addvec.AAA26]) / COUNT([$addvec.C26:$addvec.AAA26])" office:value-type="float" office:value="89.0624" calcext:value-type="float">
            <text:p>89.0624</text:p>
          </table:table-cell>
          <table:table-cell table:formula="of:=[.E26]&gt;[.D27]" office:value-type="boolean" office:boolean-value="false" calcext:value-type="boolean">
            <text:p>FALSE</text:p>
          </table:table-cell>
          <table:table-cell table:formula="of:=(1-[.D27]/[.C27])*100" office:value-type="float" office:value="1.46133352215899" calcext:value-type="float">
            <text:p>1.46133352215899</text:p>
          </table:table-cell>
          <table:table-cell table:formula="of:=SUM([$'fdtd-van'.C26:$'fdtd-van'.ZZ26]) / COUNT([$'fdtd-van'.C26:$'fdtd-van'.ZZ26])" office:value-type="float" office:value="164.715333333333" calcext:value-type="float">
            <text:p>164.715333333333</text:p>
          </table:table-cell>
          <table:table-cell table:formula="of:=SUM([$fdtd.C26:$fdtd.ZZ26]) / COUNT([$fdtd.C26:$fdtd.ZZ26])" office:value-type="float" office:value="157.241" calcext:value-type="float">
            <text:p>157.241</text:p>
          </table:table-cell>
          <table:table-cell table:formula="of:=[.G27]&gt;[.H27]" office:value-type="boolean" office:boolean-value="true" calcext:value-type="boolean">
            <text:p>TRUE</text:p>
          </table:table-cell>
          <table:table-cell table:formula="of:=(1-[.H27]/[.G27])*100" office:value-type="float" office:value="4.53772771610008" calcext:value-type="float">
            <text:p>4.53772771610008</text:p>
          </table:table-cell>
          <table:table-cell table:formula="of:=SUM([$'nw-van'.C26:$'nw-van'.ZZ26]) / COUNT([$'nw-van'.C26:$'nw-van'.ZZ26])" office:value-type="float" office:value="110.767333333333" calcext:value-type="float">
            <text:p>110.767333333333</text:p>
          </table:table-cell>
          <table:table-cell table:formula="of:=SUM([$nw.C26:$nw.ZZ26]) / COUNT([$nw.C26:$nw.ZZ26])" office:value-type="float" office:value="115.901" calcext:value-type="float">
            <text:p>115.901</text:p>
          </table:table-cell>
          <table:table-cell table:formula="of:=[.K27]&gt;[.L27]" office:value-type="boolean" office:boolean-value="false" calcext:value-type="boolean">
            <text:p>FALSE</text:p>
          </table:table-cell>
          <table:table-cell table:formula="of:=(1-[.L27]/[.K27])*100" office:value-type="float" office:value="-4.63463957484456" calcext:value-type="float">
            <text:p>-4.63463957484456</text:p>
          </table:table-cell>
          <table:table-cell table:formula="of:=SUM([$'ra-van'.C26:$'ra-van'.ZZ26]) / COUNT([$'ra-van'.C26:$'ra-van'.ZZ26])" office:value-type="float" office:value="65.2897" calcext:value-type="float">
            <text:p>65.2897</text:p>
          </table:table-cell>
          <table:table-cell table:formula="of:=SUM([$ra.C26:$ra.ZZ26]) / COUNT([$ra.C26:$ra.ZZ26])" office:value-type="float" office:value="555.3518" calcext:value-type="float">
            <text:p>555.3518</text:p>
          </table:table-cell>
          <table:table-cell table:formula="of:=[.O27]&gt;[.P27]" office:value-type="boolean" office:boolean-value="false" calcext:value-type="boolean">
            <text:p>FALSE</text:p>
          </table:table-cell>
          <table:table-cell table:formula="of:=(1-[.P27]/[.O27])*100" office:value-type="float" office:value="-750.596342148915" calcext:value-type="float">
            <text:p>-750.5963421489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04.886666666667" calcext:value-type="float">
            <text:p>104.886666666667</text:p>
          </table:table-cell>
          <table:table-cell table:formula="of:=SUM([$addvec.C27:$addvec.AAA27]) / COUNT([$addvec.C27:$addvec.AAA27])" office:value-type="float" office:value="99.8514" calcext:value-type="float">
            <text:p>99.8514</text:p>
          </table:table-cell>
          <table:table-cell table:formula="of:=[.E27]&gt;[.D28]" office:value-type="boolean" office:boolean-value="false" calcext:value-type="boolean">
            <text:p>FALSE</text:p>
          </table:table-cell>
          <table:table-cell table:formula="of:=(1-[.D28]/[.C28])*100" office:value-type="float" office:value="4.80067374308777" calcext:value-type="float">
            <text:p>4.80067374308777</text:p>
          </table:table-cell>
          <table:table-cell table:formula="of:=SUM([$'fdtd-van'.C27:$'fdtd-van'.ZZ27]) / COUNT([$'fdtd-van'.C27:$'fdtd-van'.ZZ27])" office:value-type="float" office:value="190.495" calcext:value-type="float">
            <text:p>190.495</text:p>
          </table:table-cell>
          <table:table-cell table:formula="of:=SUM([$fdtd.C27:$fdtd.ZZ27]) / COUNT([$fdtd.C27:$fdtd.ZZ27])" office:value-type="float" office:value="190.536" calcext:value-type="float">
            <text:p>190.536</text:p>
          </table:table-cell>
          <table:table-cell table:formula="of:=[.G28]&gt;[.H28]" office:value-type="boolean" office:boolean-value="false" calcext:value-type="boolean">
            <text:p>FALSE</text:p>
          </table:table-cell>
          <table:table-cell table:formula="of:=(1-[.H28]/[.G28])*100" office:value-type="float" office:value="-0.02152287461612" calcext:value-type="float">
            <text:p>-0.02152287461612</text:p>
          </table:table-cell>
          <table:table-cell table:formula="of:=SUM([$'nw-van'.C27:$'nw-van'.ZZ27]) / COUNT([$'nw-van'.C27:$'nw-van'.ZZ27])" office:value-type="float" office:value="129.884333333333" calcext:value-type="float">
            <text:p>129.884333333333</text:p>
          </table:table-cell>
          <table:table-cell table:formula="of:=SUM([$nw.C27:$nw.ZZ27]) / COUNT([$nw.C27:$nw.ZZ27])" office:value-type="float" office:value="129.078" calcext:value-type="float">
            <text:p>129.078</text:p>
          </table:table-cell>
          <table:table-cell table:formula="of:=[.K28]&gt;[.L28]" office:value-type="boolean" office:boolean-value="true" calcext:value-type="boolean">
            <text:p>TRUE</text:p>
          </table:table-cell>
          <table:table-cell table:formula="of:=(1-[.L28]/[.K28])*100" office:value-type="float" office:value="0.620808770880754" calcext:value-type="float">
            <text:p>0.620808770880754</text:p>
          </table:table-cell>
          <table:table-cell table:formula="of:=SUM([$'ra-van'.C27:$'ra-van'.ZZ27]) / COUNT([$'ra-van'.C27:$'ra-van'.ZZ27])" office:value-type="float" office:value="76.51" calcext:value-type="float">
            <text:p>76.51</text:p>
          </table:table-cell>
          <table:table-cell table:formula="of:=SUM([$ra.C27:$ra.ZZ27]) / COUNT([$ra.C27:$ra.ZZ27])" office:value-type="float" office:value="591.213766666667" calcext:value-type="float">
            <text:p>591.213766666667</text:p>
          </table:table-cell>
          <table:table-cell table:formula="of:=[.O28]&gt;[.P28]" office:value-type="boolean" office:boolean-value="false" calcext:value-type="boolean">
            <text:p>FALSE</text:p>
          </table:table-cell>
          <table:table-cell table:formula="of:=(1-[.P28]/[.O28])*100" office:value-type="float" office:value="-672.727443035769" calcext:value-type="float">
            <text:p>-672.7274430357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20.691333333333" calcext:value-type="float">
            <text:p>120.691333333333</text:p>
          </table:table-cell>
          <table:table-cell table:formula="of:=SUM([$addvec.C28:$addvec.AAA28]) / COUNT([$addvec.C28:$addvec.AAA28])" office:value-type="float" office:value="120.1" calcext:value-type="float">
            <text:p>120.1</text:p>
          </table:table-cell>
          <table:table-cell table:formula="of:=[.E28]&gt;[.D29]" office:value-type="boolean" office:boolean-value="false" calcext:value-type="boolean">
            <text:p>FALSE</text:p>
          </table:table-cell>
          <table:table-cell table:formula="of:=(1-[.D29]/[.C29])*100" office:value-type="float" office:value="0.489955092052996" calcext:value-type="float">
            <text:p>0.489955092052996</text:p>
          </table:table-cell>
          <table:table-cell table:formula="of:=SUM([$'fdtd-van'.C28:$'fdtd-van'.ZZ28]) / COUNT([$'fdtd-van'.C28:$'fdtd-van'.ZZ28])" office:value-type="float" office:value="214.143666666667" calcext:value-type="float">
            <text:p>214.143666666667</text:p>
          </table:table-cell>
          <table:table-cell table:formula="of:=SUM([$fdtd.C28:$fdtd.ZZ28]) / COUNT([$fdtd.C28:$fdtd.ZZ28])" office:value-type="float" office:value="212.653" calcext:value-type="float">
            <text:p>212.653</text:p>
          </table:table-cell>
          <table:table-cell table:formula="of:=[.G29]&gt;[.H29]" office:value-type="boolean" office:boolean-value="true" calcext:value-type="boolean">
            <text:p>TRUE</text:p>
          </table:table-cell>
          <table:table-cell table:formula="of:=(1-[.H29]/[.G29])*100" office:value-type="float" office:value="0.696105885301312" calcext:value-type="float">
            <text:p>0.696105885301312</text:p>
          </table:table-cell>
          <table:table-cell table:formula="of:=SUM([$'nw-van'.C28:$'nw-van'.ZZ28]) / COUNT([$'nw-van'.C28:$'nw-van'.ZZ28])" office:value-type="float" office:value="145.755333333333" calcext:value-type="float">
            <text:p>145.755333333333</text:p>
          </table:table-cell>
          <table:table-cell table:formula="of:=SUM([$nw.C28:$nw.ZZ28]) / COUNT([$nw.C28:$nw.ZZ28])" office:value-type="float" office:value="145.682" calcext:value-type="float">
            <text:p>145.682</text:p>
          </table:table-cell>
          <table:table-cell table:formula="of:=[.K29]&gt;[.L29]" office:value-type="boolean" office:boolean-value="true" calcext:value-type="boolean">
            <text:p>TRUE</text:p>
          </table:table-cell>
          <table:table-cell table:formula="of:=(1-[.L29]/[.K29])*100" office:value-type="float" office:value="0.0503126243522223" calcext:value-type="float">
            <text:p>0.050312624352222</text:p>
          </table:table-cell>
          <table:table-cell table:formula="of:=SUM([$'ra-van'.C28:$'ra-van'.ZZ28]) / COUNT([$'ra-van'.C28:$'ra-van'.ZZ28])" office:value-type="float" office:value="86.9944333333333" calcext:value-type="float">
            <text:p>86.9944333333333</text:p>
          </table:table-cell>
          <table:table-cell table:formula="of:=SUM([$ra.C28:$ra.ZZ28]) / COUNT([$ra.C28:$ra.ZZ28])" office:value-type="float" office:value="628.064766666667" calcext:value-type="float">
            <text:p>628.064766666667</text:p>
          </table:table-cell>
          <table:table-cell table:formula="of:=[.O29]&gt;[.P29]" office:value-type="boolean" office:boolean-value="false" calcext:value-type="boolean">
            <text:p>FALSE</text:p>
          </table:table-cell>
          <table:table-cell table:formula="of:=(1-[.P29]/[.O29])*100" office:value-type="float" office:value="-621.959719261731" calcext:value-type="float">
            <text:p>-621.9597192617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35.209333333333" calcext:value-type="float">
            <text:p>135.209333333333</text:p>
          </table:table-cell>
          <table:table-cell table:formula="of:=SUM([$addvec.C29:$addvec.AAA29]) / COUNT([$addvec.C29:$addvec.AAA29])" office:value-type="float" office:value="135.946" calcext:value-type="float">
            <text:p>135.946</text:p>
          </table:table-cell>
          <table:table-cell table:formula="of:=[.E29]&gt;[.D30]" office:value-type="boolean" office:boolean-value="false" calcext:value-type="boolean">
            <text:p>FALSE</text:p>
          </table:table-cell>
          <table:table-cell table:formula="of:=(1-[.D30]/[.C30])*100" office:value-type="float" office:value="-0.54483418304454" calcext:value-type="float">
            <text:p>-0.54483418304454</text:p>
          </table:table-cell>
          <table:table-cell table:formula="of:=SUM([$'fdtd-van'.C29:$'fdtd-van'.ZZ29]) / COUNT([$'fdtd-van'.C29:$'fdtd-van'.ZZ29])" office:value-type="float" office:value="244.707666666667" calcext:value-type="float">
            <text:p>244.707666666667</text:p>
          </table:table-cell>
          <table:table-cell table:formula="of:=SUM([$fdtd.C29:$fdtd.ZZ29]) / COUNT([$fdtd.C29:$fdtd.ZZ29])" office:value-type="float" office:value="245.447" calcext:value-type="float">
            <text:p>245.447</text:p>
          </table:table-cell>
          <table:table-cell table:formula="of:=[.G30]&gt;[.H30]" office:value-type="boolean" office:boolean-value="false" calcext:value-type="boolean">
            <text:p>FALSE</text:p>
          </table:table-cell>
          <table:table-cell table:formula="of:=(1-[.H30]/[.G30])*100" office:value-type="float" office:value="-0.302129207230939" calcext:value-type="float">
            <text:p>-0.302129207230939</text:p>
          </table:table-cell>
          <table:table-cell table:formula="of:=SUM([$'nw-van'.C29:$'nw-van'.ZZ29]) / COUNT([$'nw-van'.C29:$'nw-van'.ZZ29])" office:value-type="float" office:value="161.759666666667" calcext:value-type="float">
            <text:p>161.759666666667</text:p>
          </table:table-cell>
          <table:table-cell table:formula="of:=SUM([$nw.C29:$nw.ZZ29]) / COUNT([$nw.C29:$nw.ZZ29])" office:value-type="float" office:value="169.33" calcext:value-type="float">
            <text:p>169.33</text:p>
          </table:table-cell>
          <table:table-cell table:formula="of:=[.K30]&gt;[.L30]" office:value-type="boolean" office:boolean-value="false" calcext:value-type="boolean">
            <text:p>FALSE</text:p>
          </table:table-cell>
          <table:table-cell table:formula="of:=(1-[.L30]/[.K30])*100" office:value-type="float" office:value="-4.67998821296616" calcext:value-type="float">
            <text:p>-4.67998821296616</text:p>
          </table:table-cell>
          <table:table-cell table:formula="of:=SUM([$'ra-van'.C29:$'ra-van'.ZZ29]) / COUNT([$'ra-van'.C29:$'ra-van'.ZZ29])" office:value-type="float" office:value="100.839666666667" calcext:value-type="float">
            <text:p>100.839666666667</text:p>
          </table:table-cell>
          <table:table-cell table:formula="of:=SUM([$ra.C29:$ra.ZZ29]) / COUNT([$ra.C29:$ra.ZZ29])" office:value-type="float" office:value="666.4891" calcext:value-type="float">
            <text:p>666.4891</text:p>
          </table:table-cell>
          <table:table-cell table:formula="of:=[.O30]&gt;[.P30]" office:value-type="boolean" office:boolean-value="false" calcext:value-type="boolean">
            <text:p>FALSE</text:p>
          </table:table-cell>
          <table:table-cell table:formula="of:=(1-[.P30]/[.O30])*100" office:value-type="float" office:value="-560.939412069986" calcext:value-type="float">
            <text:p>-560.93941206998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50.522" calcext:value-type="float">
            <text:p>150.522</text:p>
          </table:table-cell>
          <table:table-cell table:formula="of:=SUM([$addvec.C30:$addvec.AAA30]) / COUNT([$addvec.C30:$addvec.AAA30])" office:value-type="float" office:value="148.573" calcext:value-type="float">
            <text:p>148.573</text:p>
          </table:table-cell>
          <table:table-cell table:formula="of:=[.E30]&gt;[.D31]" office:value-type="boolean" office:boolean-value="false" calcext:value-type="boolean">
            <text:p>FALSE</text:p>
          </table:table-cell>
          <table:table-cell table:formula="of:=(1-[.D31]/[.C31])*100" office:value-type="float" office:value="1.29482733421027" calcext:value-type="float">
            <text:p>1.29482733421027</text:p>
          </table:table-cell>
          <table:table-cell table:formula="of:=SUM([$'fdtd-van'.C30:$'fdtd-van'.ZZ30]) / COUNT([$'fdtd-van'.C30:$'fdtd-van'.ZZ30])" office:value-type="float" office:value="1297.06333333333" calcext:value-type="float">
            <text:p>1297.06333333333</text:p>
          </table:table-cell>
          <table:table-cell table:formula="of:=SUM([$fdtd.C30:$fdtd.ZZ30]) / COUNT([$fdtd.C30:$fdtd.ZZ30])" office:value-type="float" office:value="1331.39" calcext:value-type="float">
            <text:p>1331.39</text:p>
          </table:table-cell>
          <table:table-cell table:formula="of:=[.G31]&gt;[.H31]" office:value-type="boolean" office:boolean-value="false" calcext:value-type="boolean">
            <text:p>FALSE</text:p>
          </table:table-cell>
          <table:table-cell table:formula="of:=(1-[.H31]/[.G31])*100" office:value-type="float" office:value="-2.64649117622118" calcext:value-type="float">
            <text:p>-2.64649117622118</text:p>
          </table:table-cell>
          <table:table-cell table:formula="of:=SUM([$'nw-van'.C30:$'nw-van'.ZZ30]) / COUNT([$'nw-van'.C30:$'nw-van'.ZZ30])" office:value-type="float" office:value="377.642333333333" calcext:value-type="float">
            <text:p>377.642333333333</text:p>
          </table:table-cell>
          <table:table-cell table:formula="of:=SUM([$nw.C30:$nw.ZZ30]) / COUNT([$nw.C30:$nw.ZZ30])" office:value-type="float" office:value="376.506" calcext:value-type="float">
            <text:p>376.506</text:p>
          </table:table-cell>
          <table:table-cell table:formula="of:=[.K31]&gt;[.L31]" office:value-type="boolean" office:boolean-value="true" calcext:value-type="boolean">
            <text:p>TRUE</text:p>
          </table:table-cell>
          <table:table-cell table:formula="of:=(1-[.L31]/[.K31])*100" office:value-type="float" office:value="0.300901999864089" calcext:value-type="float">
            <text:p>0.300901999864089</text:p>
          </table:table-cell>
          <table:table-cell table:formula="of:=SUM([$'ra-van'.C30:$'ra-van'.ZZ30]) / COUNT([$'ra-van'.C30:$'ra-van'.ZZ30])" office:value-type="float" office:value="143.856666666667" calcext:value-type="float">
            <text:p>143.856666666667</text:p>
          </table:table-cell>
          <table:table-cell table:formula="of:=SUM([$ra.C30:$ra.ZZ30]) / COUNT([$ra.C30:$ra.ZZ30])" office:value-type="float" office:value="713.920666666667" calcext:value-type="float">
            <text:p>713.920666666667</text:p>
          </table:table-cell>
          <table:table-cell table:formula="of:=[.O31]&gt;[.P31]" office:value-type="boolean" office:boolean-value="false" calcext:value-type="boolean">
            <text:p>FALSE</text:p>
          </table:table-cell>
          <table:table-cell table:formula="of:=(1-[.P31]/[.O31])*100" office:value-type="float" office:value="-396.272215399587" calcext:value-type="float">
            <text:p>-396.2722153995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171.790333333333" calcext:value-type="float">
            <text:p>171.790333333333</text:p>
          </table:table-cell>
          <table:table-cell table:formula="of:=SUM([$addvec.C31:$addvec.AAA31]) / COUNT([$addvec.C31:$addvec.AAA31])" office:value-type="float" office:value="176.474" calcext:value-type="float">
            <text:p>176.474</text:p>
          </table:table-cell>
          <table:table-cell table:formula="of:=[.E31]&gt;[.D32]" office:value-type="boolean" office:boolean-value="false" calcext:value-type="boolean">
            <text:p>FALSE</text:p>
          </table:table-cell>
          <table:table-cell table:formula="of:=(1-[.D32]/[.C32])*100" office:value-type="float" office:value="-2.72638545824269" calcext:value-type="float">
            <text:p>-2.72638545824269</text:p>
          </table:table-cell>
          <table:table-cell table:formula="of:=SUM([$'fdtd-van'.C31:$'fdtd-van'.ZZ31]) / COUNT([$'fdtd-van'.C31:$'fdtd-van'.ZZ31])" office:value-type="float" office:value="1476.69333333333" calcext:value-type="float">
            <text:p>1476.69333333333</text:p>
          </table:table-cell>
          <table:table-cell table:formula="of:=SUM([$fdtd.C31:$fdtd.ZZ31]) / COUNT([$fdtd.C31:$fdtd.ZZ31])" office:value-type="float" office:value="1492.53" calcext:value-type="float">
            <text:p>1492.53</text:p>
          </table:table-cell>
          <table:table-cell table:formula="of:=[.G32]&gt;[.H32]" office:value-type="boolean" office:boolean-value="false" calcext:value-type="boolean">
            <text:p>FALSE</text:p>
          </table:table-cell>
          <table:table-cell table:formula="of:=(1-[.H32]/[.G32])*100" office:value-type="float" office:value="-1.07244112973128" calcext:value-type="float">
            <text:p>-1.07244112973128</text:p>
          </table:table-cell>
          <table:table-cell table:formula="of:=SUM([$'nw-van'.C31:$'nw-van'.ZZ31]) / COUNT([$'nw-van'.C31:$'nw-van'.ZZ31])" office:value-type="float" office:value="5745.74666666667" calcext:value-type="float">
            <text:p>5745.74666666667</text:p>
          </table:table-cell>
          <table:table-cell table:formula="of:=SUM([$nw.C31:$nw.ZZ31]) / COUNT([$nw.C31:$nw.ZZ31])" office:value-type="float" office:value="6237.14" calcext:value-type="float">
            <text:p>6237.14</text:p>
          </table:table-cell>
          <table:table-cell table:formula="of:=[.K32]&gt;[.L32]" office:value-type="boolean" office:boolean-value="false" calcext:value-type="boolean">
            <text:p>FALSE</text:p>
          </table:table-cell>
          <table:table-cell table:formula="of:=(1-[.L32]/[.K32])*100" office:value-type="float" office:value="-8.55229723552031" calcext:value-type="float">
            <text:p>-8.55229723552031</text:p>
          </table:table-cell>
          <table:table-cell table:formula="of:=SUM([$'ra-van'.C31:$'ra-van'.ZZ31]) / COUNT([$'ra-van'.C31:$'ra-van'.ZZ31])" office:value-type="float" office:value="291.557333333333" calcext:value-type="float">
            <text:p>291.557333333333</text:p>
          </table:table-cell>
          <table:table-cell table:formula="of:=SUM([$ra.C31:$ra.ZZ31]) / COUNT([$ra.C31:$ra.ZZ31])" office:value-type="float" office:value="798.125333333333" calcext:value-type="float">
            <text:p>798.125333333333</text:p>
          </table:table-cell>
          <table:table-cell table:formula="of:=[.O32]&gt;[.P32]" office:value-type="boolean" office:boolean-value="false" calcext:value-type="boolean">
            <text:p>FALSE</text:p>
          </table:table-cell>
          <table:table-cell table:formula="of:=(1-[.P32]/[.O32])*100" office:value-type="float" office:value="-173.745586917153" calcext:value-type="float">
            <text:p>-173.7455869171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194.334" calcext:value-type="float">
            <text:p>194.334</text:p>
          </table:table-cell>
          <table:table-cell table:formula="of:=SUM([$addvec.C32:$addvec.AAA32]) / COUNT([$addvec.C32:$addvec.AAA32])" office:value-type="float" office:value="195.642" calcext:value-type="float">
            <text:p>195.642</text:p>
          </table:table-cell>
          <table:table-cell table:formula="of:=[.E32]&gt;[.D33]" office:value-type="boolean" office:boolean-value="false" calcext:value-type="boolean">
            <text:p>FALSE</text:p>
          </table:table-cell>
          <table:table-cell table:formula="of:=(1-[.D33]/[.C33])*100" office:value-type="float" office:value="-0.673068016919332" calcext:value-type="float">
            <text:p>-0.673068016919332</text:p>
          </table:table-cell>
          <table:table-cell table:formula="of:=SUM([$'fdtd-van'.C32:$'fdtd-van'.ZZ32]) / COUNT([$'fdtd-van'.C32:$'fdtd-van'.ZZ32])" office:value-type="float" office:value="1540.67" calcext:value-type="float">
            <text:p>1540.67</text:p>
          </table:table-cell>
          <table:table-cell table:formula="of:=SUM([$fdtd.C32:$fdtd.ZZ32]) / COUNT([$fdtd.C32:$fdtd.ZZ32])" office:value-type="float" office:value="1563.93" calcext:value-type="float">
            <text:p>1563.93</text:p>
          </table:table-cell>
          <table:table-cell table:formula="of:=[.G33]&gt;[.H33]" office:value-type="boolean" office:boolean-value="false" calcext:value-type="boolean">
            <text:p>FALSE</text:p>
          </table:table-cell>
          <table:table-cell table:formula="of:=(1-[.H33]/[.G33])*100" office:value-type="float" office:value="-1.50973277859632" calcext:value-type="float">
            <text:p>-1.50973277859632</text:p>
          </table:table-cell>
          <table:table-cell table:formula="of:=SUM([$'nw-van'.C32:$'nw-van'.ZZ32]) / COUNT([$'nw-van'.C32:$'nw-van'.ZZ32])" office:value-type="float" office:value="20254.4" calcext:value-type="float">
            <text:p>20254.4</text:p>
          </table:table-cell>
          <table:table-cell table:formula="of:=SUM([$nw.C32:$nw.ZZ32]) / COUNT([$nw.C32:$nw.ZZ32])" office:value-type="float" office:value="19673.9" calcext:value-type="float">
            <text:p>19673.9</text:p>
          </table:table-cell>
          <table:table-cell table:formula="of:=[.K33]&gt;[.L33]" office:value-type="boolean" office:boolean-value="true" calcext:value-type="boolean">
            <text:p>TRUE</text:p>
          </table:table-cell>
          <table:table-cell table:formula="of:=(1-[.L33]/[.K33])*100" office:value-type="float" office:value="2.86604392132078" calcext:value-type="float">
            <text:p>2.86604392132078</text:p>
          </table:table-cell>
          <table:table-cell table:formula="of:=SUM([$'ra-van'.C32:$'ra-van'.ZZ32]) / COUNT([$'ra-van'.C32:$'ra-van'.ZZ32])" office:value-type="float" office:value="340.374" calcext:value-type="float">
            <text:p>340.374</text:p>
          </table:table-cell>
          <table:table-cell table:formula="of:=SUM([$ra.C32:$ra.ZZ32]) / COUNT([$ra.C32:$ra.ZZ32])" office:value-type="float" office:value="847.506" calcext:value-type="float">
            <text:p>847.506</text:p>
          </table:table-cell>
          <table:table-cell table:formula="of:=[.O33]&gt;[.P33]" office:value-type="boolean" office:boolean-value="false" calcext:value-type="boolean">
            <text:p>FALSE</text:p>
          </table:table-cell>
          <table:table-cell table:formula="of:=(1-[.P33]/[.O33])*100" office:value-type="float" office:value="-148.992578751609" calcext:value-type="float">
            <text:p>-148.99257875160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19.801" calcext:value-type="float">
            <text:p>219.801</text:p>
          </table:table-cell>
          <table:table-cell table:formula="of:=SUM([$addvec.C33:$addvec.AAA33]) / COUNT([$addvec.C33:$addvec.AAA33])" office:value-type="float" office:value="220.589" calcext:value-type="float">
            <text:p>220.589</text:p>
          </table:table-cell>
          <table:table-cell table:formula="of:=[.E33]&gt;[.D34]" office:value-type="boolean" office:boolean-value="false" calcext:value-type="boolean">
            <text:p>FALSE</text:p>
          </table:table-cell>
          <table:table-cell table:formula="of:=(1-[.D34]/[.C34])*100" office:value-type="float" office:value="-0.358506103247924" calcext:value-type="float">
            <text:p>-0.358506103247924</text:p>
          </table:table-cell>
          <table:table-cell table:formula="of:=SUM([$'fdtd-van'.C33:$'fdtd-van'.ZZ33]) / COUNT([$'fdtd-van'.C33:$'fdtd-van'.ZZ33])" office:value-type="float" office:value="1748.08333333333" calcext:value-type="float">
            <text:p>1748.08333333333</text:p>
          </table:table-cell>
          <table:table-cell table:formula="of:=SUM([$fdtd.C33:$fdtd.ZZ33]) / COUNT([$fdtd.C33:$fdtd.ZZ33])" office:value-type="float" office:value="1755.65" calcext:value-type="float">
            <text:p>1755.65</text:p>
          </table:table-cell>
          <table:table-cell table:formula="of:=[.G34]&gt;[.H34]" office:value-type="boolean" office:boolean-value="false" calcext:value-type="boolean">
            <text:p>FALSE</text:p>
          </table:table-cell>
          <table:table-cell table:formula="of:=(1-[.H34]/[.G34])*100" office:value-type="float" office:value="-0.432855031701407" calcext:value-type="float">
            <text:p>-0.432855031701407</text:p>
          </table:table-cell>
          <table:table-cell table:formula="of:=SUM([$'nw-van'.C33:$'nw-van'.ZZ33]) / COUNT([$'nw-van'.C33:$'nw-van'.ZZ33])" office:value-type="float" office:value="41337" calcext:value-type="float">
            <text:p>41337</text:p>
          </table:table-cell>
          <table:table-cell table:formula="of:=SUM([$nw.C33:$nw.ZZ33]) / COUNT([$nw.C33:$nw.ZZ33])" office:value-type="float" office:value="32076.7" calcext:value-type="float">
            <text:p>32076.7</text:p>
          </table:table-cell>
          <table:table-cell table:formula="of:=[.K34]&gt;[.L34]" office:value-type="boolean" office:boolean-value="true" calcext:value-type="boolean">
            <text:p>TRUE</text:p>
          </table:table-cell>
          <table:table-cell table:formula="of:=(1-[.L34]/[.K34])*100" office:value-type="float" office:value="22.4019643418729" calcext:value-type="float">
            <text:p>22.4019643418729</text:p>
          </table:table-cell>
          <table:table-cell table:formula="of:=SUM([$'ra-van'.C33:$'ra-van'.ZZ33]) / COUNT([$'ra-van'.C33:$'ra-van'.ZZ33])" office:value-type="float" office:value="691.979" calcext:value-type="float">
            <text:p>691.979</text:p>
          </table:table-cell>
          <table:table-cell table:formula="of:=SUM([$ra.C33:$ra.ZZ33]) / COUNT([$ra.C33:$ra.ZZ33])" office:value-type="float" office:value="999.744" calcext:value-type="float">
            <text:p>999.744</text:p>
          </table:table-cell>
          <table:table-cell table:formula="of:=[.O34]&gt;[.P34]" office:value-type="boolean" office:boolean-value="false" calcext:value-type="boolean">
            <text:p>FALSE</text:p>
          </table:table-cell>
          <table:table-cell table:formula="of:=(1-[.P34]/[.O34])*100" office:value-type="float" office:value="-44.476060689703" calcext:value-type="float">
            <text:p>-44.47606068970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243.129666666667" calcext:value-type="float">
            <text:p>243.129666666667</text:p>
          </table:table-cell>
          <table:table-cell table:formula="of:=SUM([$addvec.C34:$addvec.AAA34]) / COUNT([$addvec.C34:$addvec.AAA34])" office:value-type="float" office:value="243.092" calcext:value-type="float">
            <text:p>243.092</text:p>
          </table:table-cell>
          <table:table-cell table:formula="of:=[.E34]&gt;[.D35]" office:value-type="boolean" office:boolean-value="false" calcext:value-type="boolean">
            <text:p>FALSE</text:p>
          </table:table-cell>
          <table:table-cell table:formula="of:=(1-[.D35]/[.C35])*100" office:value-type="float" office:value="0.0154924189972649" calcext:value-type="float">
            <text:p>0.015492418997265</text:p>
          </table:table-cell>
          <table:table-cell table:formula="of:=SUM([$'fdtd-van'.C34:$'fdtd-van'.ZZ34]) / COUNT([$'fdtd-van'.C34:$'fdtd-van'.ZZ34])" office:value-type="float" office:value="1892.59666666667" calcext:value-type="float">
            <text:p>1892.59666666667</text:p>
          </table:table-cell>
          <table:table-cell table:formula="of:=SUM([$fdtd.C34:$fdtd.ZZ34]) / COUNT([$fdtd.C34:$fdtd.ZZ34])" office:value-type="float" office:value="1897.06" calcext:value-type="float">
            <text:p>1897.06</text:p>
          </table:table-cell>
          <table:table-cell table:formula="of:=[.G35]&gt;[.H35]" office:value-type="boolean" office:boolean-value="false" calcext:value-type="boolean">
            <text:p>FALSE</text:p>
          </table:table-cell>
          <table:table-cell table:formula="of:=(1-[.H35]/[.G35])*100" office:value-type="float" office:value="-0.235831194883929" calcext:value-type="float">
            <text:p>-0.235831194883929</text:p>
          </table:table-cell>
          <table:table-cell table:formula="of:=SUM([$'nw-van'.C34:$'nw-van'.ZZ34]) / COUNT([$'nw-van'.C34:$'nw-van'.ZZ34])" office:value-type="float" office:value="77426.0333333333" calcext:value-type="float">
            <text:p>77426.0333333333</text:p>
          </table:table-cell>
          <table:table-cell table:formula="of:=SUM([$nw.C34:$nw.ZZ34]) / COUNT([$nw.C34:$nw.ZZ34])" office:value-type="float" office:value="73616.5" calcext:value-type="float">
            <text:p>73616.5</text:p>
          </table:table-cell>
          <table:table-cell table:formula="of:=[.K35]&gt;[.L35]" office:value-type="boolean" office:boolean-value="true" calcext:value-type="boolean">
            <text:p>TRUE</text:p>
          </table:table-cell>
          <table:table-cell table:formula="of:=(1-[.L35]/[.K35])*100" office:value-type="float" office:value="4.92022278467062" calcext:value-type="float">
            <text:p>4.92022278467062</text:p>
          </table:table-cell>
          <table:table-cell table:formula="of:=SUM([$'ra-van'.C34:$'ra-van'.ZZ34]) / COUNT([$'ra-van'.C34:$'ra-van'.ZZ34])" office:value-type="float" office:value="1342.90333333333" calcext:value-type="float">
            <text:p>1342.90333333333</text:p>
          </table:table-cell>
          <table:table-cell table:formula="of:=SUM([$ra.C34:$ra.ZZ34]) / COUNT([$ra.C34:$ra.ZZ34])" office:value-type="float" office:value="1246.12333333333" calcext:value-type="float">
            <text:p>1246.12333333333</text:p>
          </table:table-cell>
          <table:table-cell table:formula="of:=[.O35]&gt;[.P35]" office:value-type="boolean" office:boolean-value="true" calcext:value-type="boolean">
            <text:p>TRUE</text:p>
          </table:table-cell>
          <table:table-cell table:formula="of:=(1-[.P35]/[.O35])*100" office:value-type="float" office:value="7.20677338403609" calcext:value-type="float">
            <text:p>7.206773384036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267.225" calcext:value-type="float">
            <text:p>267.225</text:p>
          </table:table-cell>
          <table:table-cell table:formula="of:=SUM([$addvec.C35:$addvec.AAA35]) / COUNT([$addvec.C35:$addvec.AAA35])" office:value-type="float" office:value="257.608" calcext:value-type="float">
            <text:p>257.608</text:p>
          </table:table-cell>
          <table:table-cell table:formula="of:=[.E35]&gt;[.D36]" office:value-type="boolean" office:boolean-value="false" calcext:value-type="boolean">
            <text:p>FALSE</text:p>
          </table:table-cell>
          <table:table-cell table:formula="of:=(1-[.D36]/[.C36])*100" office:value-type="float" office:value="3.59883992889888" calcext:value-type="float">
            <text:p>3.59883992889888</text:p>
          </table:table-cell>
          <table:table-cell table:formula="of:=SUM([$'fdtd-van'.C35:$'fdtd-van'.ZZ35]) / COUNT([$'fdtd-van'.C35:$'fdtd-van'.ZZ35])" office:value-type="float" office:value="3858.02333333333" calcext:value-type="float">
            <text:p>3858.02333333333</text:p>
          </table:table-cell>
          <table:table-cell table:formula="of:=SUM([$fdtd.C35:$fdtd.ZZ35]) / COUNT([$fdtd.C35:$fdtd.ZZ35])" office:value-type="float" office:value="3862.74" calcext:value-type="float">
            <text:p>3862.74</text:p>
          </table:table-cell>
          <table:table-cell table:formula="of:=[.G36]&gt;[.H36]" office:value-type="boolean" office:boolean-value="false" calcext:value-type="boolean">
            <text:p>FALSE</text:p>
          </table:table-cell>
          <table:table-cell table:formula="of:=(1-[.H36]/[.G36])*100" office:value-type="float" office:value="-0.12225604303413" calcext:value-type="float">
            <text:p>-0.12225604303413</text:p>
          </table:table-cell>
          <table:table-cell table:formula="of:=SUM([$'nw-van'.C35:$'nw-van'.ZZ35]) / COUNT([$'nw-van'.C35:$'nw-van'.ZZ35])" office:value-type="float" office:value="108916" calcext:value-type="float">
            <text:p>108916</text:p>
          </table:table-cell>
          <table:table-cell table:formula="of:=SUM([$nw.C35:$nw.ZZ35]) / COUNT([$nw.C35:$nw.ZZ35])" office:value-type="float" office:value="113084" calcext:value-type="float">
            <text:p>113084</text:p>
          </table:table-cell>
          <table:table-cell table:formula="of:=[.K36]&gt;[.L36]" office:value-type="boolean" office:boolean-value="false" calcext:value-type="boolean">
            <text:p>FALSE</text:p>
          </table:table-cell>
          <table:table-cell table:formula="of:=(1-[.L36]/[.K36])*100" office:value-type="float" office:value="-3.82680230636454" calcext:value-type="float">
            <text:p>-3.82680230636454</text:p>
          </table:table-cell>
          <table:table-cell table:formula="of:=SUM([$'ra-van'.C35:$'ra-van'.ZZ35]) / COUNT([$'ra-van'.C35:$'ra-van'.ZZ35])" office:value-type="float" office:value="10373.5666666667" calcext:value-type="float">
            <text:p>10373.5666666667</text:p>
          </table:table-cell>
          <table:table-cell table:formula="of:=SUM([$ra.C35:$ra.ZZ35]) / COUNT([$ra.C35:$ra.ZZ35])" office:value-type="float" office:value="4305.16666666667" calcext:value-type="float">
            <text:p>4305.16666666667</text:p>
          </table:table-cell>
          <table:table-cell table:formula="of:=[.O36]&gt;[.P36]" office:value-type="boolean" office:boolean-value="true" calcext:value-type="boolean">
            <text:p>TRUE</text:p>
          </table:table-cell>
          <table:table-cell table:formula="of:=(1-[.P36]/[.O36])*100" office:value-type="float" office:value="58.4986841555621" calcext:value-type="float">
            <text:p>58.498684155562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286.488333333333" calcext:value-type="float">
            <text:p>286.488333333333</text:p>
          </table:table-cell>
          <table:table-cell table:formula="of:=SUM([$addvec.C36:$addvec.AAA36]) / COUNT([$addvec.C36:$addvec.AAA36])" office:value-type="float" office:value="291.728" calcext:value-type="float">
            <text:p>291.728</text:p>
          </table:table-cell>
          <table:table-cell table:formula="of:=[.E36]&gt;[.D37]" office:value-type="boolean" office:boolean-value="false" calcext:value-type="boolean">
            <text:p>FALSE</text:p>
          </table:table-cell>
          <table:table-cell table:formula="of:=(1-[.D37]/[.C37])*100" office:value-type="float" office:value="-1.82892846131026" calcext:value-type="float">
            <text:p>-1.82892846131026</text:p>
          </table:table-cell>
          <table:table-cell table:formula="of:=SUM([$'fdtd-van'.C36:$'fdtd-van'.ZZ36]) / COUNT([$'fdtd-van'.C36:$'fdtd-van'.ZZ36])" office:value-type="float" office:value="4014.22" calcext:value-type="float">
            <text:p>4014.22</text:p>
          </table:table-cell>
          <table:table-cell table:formula="of:=SUM([$fdtd.C36:$fdtd.ZZ36]) / COUNT([$fdtd.C36:$fdtd.ZZ36])" office:value-type="float" office:value="4092.58" calcext:value-type="float">
            <text:p>4092.58</text:p>
          </table:table-cell>
          <table:table-cell table:formula="of:=[.G37]&gt;[.H37]" office:value-type="boolean" office:boolean-value="false" calcext:value-type="boolean">
            <text:p>FALSE</text:p>
          </table:table-cell>
          <table:table-cell table:formula="of:=(1-[.H37]/[.G37])*100" office:value-type="float" office:value="-1.95206042518845" calcext:value-type="float">
            <text:p>-1.95206042518845</text:p>
          </table:table-cell>
          <table:table-cell table:formula="of:=SUM([$'nw-van'.C36:$'nw-van'.ZZ36]) / COUNT([$'nw-van'.C36:$'nw-van'.ZZ36])" office:value-type="float" office:value="132666" calcext:value-type="float">
            <text:p>132666</text:p>
          </table:table-cell>
          <table:table-cell table:formula="of:=SUM([$nw.C36:$nw.ZZ36]) / COUNT([$nw.C36:$nw.ZZ36])" office:value-type="float" office:value="131631" calcext:value-type="float">
            <text:p>131631</text:p>
          </table:table-cell>
          <table:table-cell table:formula="of:=[.K37]&gt;[.L37]" office:value-type="boolean" office:boolean-value="true" calcext:value-type="boolean">
            <text:p>TRUE</text:p>
          </table:table-cell>
          <table:table-cell table:formula="of:=(1-[.L37]/[.K37])*100" office:value-type="float" office:value="0.780154674144096" calcext:value-type="float">
            <text:p>0.780154674144096</text:p>
          </table:table-cell>
          <table:table-cell table:formula="of:=SUM([$'ra-van'.C36:$'ra-van'.ZZ36]) / COUNT([$'ra-van'.C36:$'ra-van'.ZZ36])" office:value-type="float" office:value="43086.2" calcext:value-type="float">
            <text:p>43086.2</text:p>
          </table:table-cell>
          <table:table-cell table:formula="of:=SUM([$ra.C36:$ra.ZZ36]) / COUNT([$ra.C36:$ra.ZZ36])" office:value-type="float" office:value="15145.0666666667" calcext:value-type="float">
            <text:p>15145.0666666667</text:p>
          </table:table-cell>
          <table:table-cell table:formula="of:=[.O37]&gt;[.P37]" office:value-type="boolean" office:boolean-value="true" calcext:value-type="boolean">
            <text:p>TRUE</text:p>
          </table:table-cell>
          <table:table-cell table:formula="of:=(1-[.P37]/[.O37])*100" office:value-type="float" office:value="64.8493794610185" calcext:value-type="float">
            <text:p>64.849379461018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316.178666666667" calcext:value-type="float">
            <text:p>316.178666666667</text:p>
          </table:table-cell>
          <table:table-cell table:formula="of:=SUM([$addvec.C37:$addvec.AAA37]) / COUNT([$addvec.C37:$addvec.AAA37])" office:value-type="float" office:value="311.786" calcext:value-type="float">
            <text:p>311.786</text:p>
          </table:table-cell>
          <table:table-cell table:formula="of:=[.E37]&gt;[.D38]" office:value-type="boolean" office:boolean-value="false" calcext:value-type="boolean">
            <text:p>FALSE</text:p>
          </table:table-cell>
          <table:table-cell table:formula="of:=(1-[.D38]/[.C38])*100" office:value-type="float" office:value="1.38929887742794" calcext:value-type="float">
            <text:p>1.38929887742794</text:p>
          </table:table-cell>
          <table:table-cell table:formula="of:=SUM([$'fdtd-van'.C37:$'fdtd-van'.ZZ37]) / COUNT([$'fdtd-van'.C37:$'fdtd-van'.ZZ37])" office:value-type="float" office:value="4255.49666666667" calcext:value-type="float">
            <text:p>4255.49666666667</text:p>
          </table:table-cell>
          <table:table-cell table:formula="of:=SUM([$fdtd.C37:$fdtd.ZZ37]) / COUNT([$fdtd.C37:$fdtd.ZZ37])" office:value-type="float" office:value="4396.49" calcext:value-type="float">
            <text:p>4396.49</text:p>
          </table:table-cell>
          <table:table-cell table:formula="of:=[.G38]&gt;[.H38]" office:value-type="boolean" office:boolean-value="false" calcext:value-type="boolean">
            <text:p>FALSE</text:p>
          </table:table-cell>
          <table:table-cell table:formula="of:=(1-[.H38]/[.G38])*100" office:value-type="float" office:value="-3.31320511745985" calcext:value-type="float">
            <text:p>-3.31320511745985</text:p>
          </table:table-cell>
          <table:table-cell table:formula="of:=SUM([$'nw-van'.C37:$'nw-van'.ZZ37]) / COUNT([$'nw-van'.C37:$'nw-van'.ZZ37])" office:value-type="float" office:value="159775" calcext:value-type="float">
            <text:p>159775</text:p>
          </table:table-cell>
          <table:table-cell table:formula="of:=SUM([$nw.C37:$nw.ZZ37]) / COUNT([$nw.C37:$nw.ZZ37])" office:value-type="float" office:value="160813" calcext:value-type="float">
            <text:p>160813</text:p>
          </table:table-cell>
          <table:table-cell table:formula="of:=[.K38]&gt;[.L38]" office:value-type="boolean" office:boolean-value="false" calcext:value-type="boolean">
            <text:p>FALSE</text:p>
          </table:table-cell>
          <table:table-cell table:formula="of:=(1-[.L38]/[.K38])*100" office:value-type="float" office:value="-0.649663589422622" calcext:value-type="float">
            <text:p>-0.649663589422622</text:p>
          </table:table-cell>
          <table:table-cell table:formula="of:=SUM([$'ra-van'.C37:$'ra-van'.ZZ37]) / COUNT([$'ra-van'.C37:$'ra-van'.ZZ37])" office:value-type="float" office:value="43663.3" calcext:value-type="float">
            <text:p>43663.3</text:p>
          </table:table-cell>
          <table:table-cell table:formula="of:=SUM([$ra.C37:$ra.ZZ37]) / COUNT([$ra.C37:$ra.ZZ37])" office:value-type="float" office:value="15477.8" calcext:value-type="float">
            <text:p>15477.8</text:p>
          </table:table-cell>
          <table:table-cell table:formula="of:=[.O38]&gt;[.P38]" office:value-type="boolean" office:boolean-value="true" calcext:value-type="boolean">
            <text:p>TRUE</text:p>
          </table:table-cell>
          <table:table-cell table:formula="of:=(1-[.P38]/[.O38])*100" office:value-type="float" office:value="64.5519234689087" calcext:value-type="float">
            <text:p>64.551923468908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334.715666666667" calcext:value-type="float">
            <text:p>334.715666666667</text:p>
          </table:table-cell>
          <table:table-cell table:formula="of:=SUM([$addvec.C38:$addvec.AAA38]) / COUNT([$addvec.C38:$addvec.AAA38])" office:value-type="float" office:value="332.91" calcext:value-type="float">
            <text:p>332.91</text:p>
          </table:table-cell>
          <table:table-cell table:formula="of:=[.E38]&gt;[.D39]" office:value-type="boolean" office:boolean-value="false" calcext:value-type="boolean">
            <text:p>FALSE</text:p>
          </table:table-cell>
          <table:table-cell table:formula="of:=(1-[.D39]/[.C39])*100" office:value-type="float" office:value="0.539462847571126" calcext:value-type="float">
            <text:p>0.539462847571126</text:p>
          </table:table-cell>
          <table:table-cell table:formula="of:=SUM([$'fdtd-van'.C38:$'fdtd-van'.ZZ38]) / COUNT([$'fdtd-van'.C38:$'fdtd-van'.ZZ38])" office:value-type="float" office:value="4576.14333333333" calcext:value-type="float">
            <text:p>4576.14333333333</text:p>
          </table:table-cell>
          <table:table-cell table:formula="of:=SUM([$fdtd.C38:$fdtd.ZZ38]) / COUNT([$fdtd.C38:$fdtd.ZZ38])" office:value-type="float" office:value="4636.62" calcext:value-type="float">
            <text:p>4636.62</text:p>
          </table:table-cell>
          <table:table-cell table:formula="of:=[.G39]&gt;[.H39]" office:value-type="boolean" office:boolean-value="false" calcext:value-type="boolean">
            <text:p>FALSE</text:p>
          </table:table-cell>
          <table:table-cell table:formula="of:=(1-[.H39]/[.G39])*100" office:value-type="float" office:value="-1.32156408271011" calcext:value-type="float">
            <text:p>-1.32156408271011</text:p>
          </table:table-cell>
          <table:table-cell table:formula="of:=SUM([$'nw-van'.C38:$'nw-van'.ZZ38]) / COUNT([$'nw-van'.C38:$'nw-van'.ZZ38])" office:value-type="float" office:value="190643" calcext:value-type="float">
            <text:p>190643</text:p>
          </table:table-cell>
          <table:table-cell table:formula="of:=SUM([$nw.C38:$nw.ZZ38]) / COUNT([$nw.C38:$nw.ZZ38])" office:value-type="float" office:value="191842" calcext:value-type="float">
            <text:p>191842</text:p>
          </table:table-cell>
          <table:table-cell table:formula="of:=[.K39]&gt;[.L39]" office:value-type="boolean" office:boolean-value="false" calcext:value-type="boolean">
            <text:p>FALSE</text:p>
          </table:table-cell>
          <table:table-cell table:formula="of:=(1-[.L39]/[.K39])*100" office:value-type="float" office:value="-0.628924219614668" calcext:value-type="float">
            <text:p>-0.628924219614668</text:p>
          </table:table-cell>
          <table:table-cell table:formula="of:=SUM([$'ra-van'.C38:$'ra-van'.ZZ38]) / COUNT([$'ra-van'.C38:$'ra-van'.ZZ38])" office:value-type="float" office:value="45691" calcext:value-type="float">
            <text:p>45691</text:p>
          </table:table-cell>
          <table:table-cell table:formula="of:=SUM([$ra.C38:$ra.ZZ38]) / COUNT([$ra.C38:$ra.ZZ38])" office:value-type="float" office:value="16177.9333333333" calcext:value-type="float">
            <text:p>16177.9333333333</text:p>
          </table:table-cell>
          <table:table-cell table:formula="of:=[.O39]&gt;[.P39]" office:value-type="boolean" office:boolean-value="true" calcext:value-type="boolean">
            <text:p>TRUE</text:p>
          </table:table-cell>
          <table:table-cell table:formula="of:=(1-[.P39]/[.O39])*100" office:value-type="float" office:value="64.5927352578553" calcext:value-type="float">
            <text:p>64.592735257855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361.348666666667" calcext:value-type="float">
            <text:p>361.348666666667</text:p>
          </table:table-cell>
          <table:table-cell table:formula="of:=SUM([$addvec.C39:$addvec.AAA39]) / COUNT([$addvec.C39:$addvec.AAA39])" office:value-type="float" office:value="357.502" calcext:value-type="float">
            <text:p>357.502</text:p>
          </table:table-cell>
          <table:table-cell table:formula="of:=[.E39]&gt;[.D40]" office:value-type="boolean" office:boolean-value="false" calcext:value-type="boolean">
            <text:p>FALSE</text:p>
          </table:table-cell>
          <table:table-cell table:formula="of:=(1-[.D40]/[.C40])*100" office:value-type="float" office:value="1.06453047195415" calcext:value-type="float">
            <text:p>1.06453047195415</text:p>
          </table:table-cell>
          <table:table-cell table:formula="of:=SUM([$'fdtd-van'.C39:$'fdtd-van'.ZZ39]) / COUNT([$'fdtd-van'.C39:$'fdtd-van'.ZZ39])" office:value-type="float" office:value="4890.11333333333" calcext:value-type="float">
            <text:p>4890.11333333333</text:p>
          </table:table-cell>
          <table:table-cell table:formula="of:=SUM([$fdtd.C39:$fdtd.ZZ39]) / COUNT([$fdtd.C39:$fdtd.ZZ39])" office:value-type="float" office:value="4898.09" calcext:value-type="float">
            <text:p>4898.09</text:p>
          </table:table-cell>
          <table:table-cell table:formula="of:=[.G40]&gt;[.H40]" office:value-type="boolean" office:boolean-value="false" calcext:value-type="boolean">
            <text:p>FALSE</text:p>
          </table:table-cell>
          <table:table-cell table:formula="of:=(1-[.H40]/[.G40])*100" office:value-type="float" office:value="-0.16311823720514" calcext:value-type="float">
            <text:p>-0.16311823720514</text:p>
          </table:table-cell>
          <table:table-cell table:formula="of:=SUM([$'nw-van'.C39:$'nw-van'.ZZ39]) / COUNT([$'nw-van'.C39:$'nw-van'.ZZ39])" office:value-type="float" office:value="220042.666666667" calcext:value-type="float">
            <text:p>220042.666666667</text:p>
          </table:table-cell>
          <table:table-cell table:formula="of:=SUM([$nw.C39:$nw.ZZ39]) / COUNT([$nw.C39:$nw.ZZ39])" office:value-type="float" office:value="223894" calcext:value-type="float">
            <text:p>223894</text:p>
          </table:table-cell>
          <table:table-cell table:formula="of:=[.K40]&gt;[.L40]" office:value-type="boolean" office:boolean-value="false" calcext:value-type="boolean">
            <text:p>FALSE</text:p>
          </table:table-cell>
          <table:table-cell table:formula="of:=(1-[.L40]/[.K40])*100" office:value-type="float" office:value="-1.75026661495952" calcext:value-type="float">
            <text:p>-1.75026661495952</text:p>
          </table:table-cell>
          <table:table-cell table:formula="of:=SUM([$'ra-van'.C39:$'ra-van'.ZZ39]) / COUNT([$'ra-van'.C39:$'ra-van'.ZZ39])" office:value-type="float" office:value="48990.1333333333" calcext:value-type="float">
            <text:p>48990.1333333333</text:p>
          </table:table-cell>
          <table:table-cell table:formula="of:=SUM([$ra.C39:$ra.ZZ39]) / COUNT([$ra.C39:$ra.ZZ39])" office:value-type="float" office:value="17306.0333333333" calcext:value-type="float">
            <text:p>17306.0333333333</text:p>
          </table:table-cell>
          <table:table-cell table:formula="of:=[.O40]&gt;[.P40]" office:value-type="boolean" office:boolean-value="true" calcext:value-type="boolean">
            <text:p>TRUE</text:p>
          </table:table-cell>
          <table:table-cell table:formula="of:=(1-[.P40]/[.O40])*100" office:value-type="float" office:value="64.6744514541704" calcext:value-type="float">
            <text:p>64.67445145417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4" table:formula="of:=SUM([$'addvec-van'.C40:$'addvec-van'.ZZ40]) / COUNT([$'addvec-van'.C40:$'addvec-van'.ZZ40])" office:value-type="float" office:value="380.063333333333" calcext:value-type="float">
            <text:p>380.063333333333</text:p>
          </table:table-cell>
          <table:table-cell table:formula="of:=SUM([$addvec.C40:$addvec.AAA40]) / COUNT([$addvec.C40:$addvec.AAA40])" office:value-type="float" office:value="381.683" calcext:value-type="float">
            <text:p>381.683</text:p>
          </table:table-cell>
          <table:table-cell table:style-name="ce39" table:formula="of:=[.E40]&gt;[.D41]" office:value-type="boolean" office:boolean-value="false" calcext:value-type="boolean">
            <text:p>FALSE</text:p>
          </table:table-cell>
          <table:table-cell table:style-name="ce43" table:formula="of:=(1-[.D41]/[.C41])*100" office:value-type="float" office:value="-0.426157044001529" calcext:value-type="float">
            <text:p>-0.426157044001529</text:p>
          </table:table-cell>
          <table:table-cell table:style-name="ce34" table:formula="of:=SUM([$'fdtd-van'.C40:$'fdtd-van'.ZZ40]) / COUNT([$'fdtd-van'.C40:$'fdtd-van'.ZZ40])" office:value-type="float" office:value="5063.94333333333" calcext:value-type="float">
            <text:p>5063.94333333333</text:p>
          </table:table-cell>
          <table:table-cell table:style-name="ce44" table:formula="of:=SUM([$fdtd.C40:$fdtd.ZZ40]) / COUNT([$fdtd.C40:$fdtd.ZZ40])" office:value-type="float" office:value="5158.19" calcext:value-type="float">
            <text:p>5158.19</text:p>
          </table:table-cell>
          <table:table-cell table:style-name="ce39" table:formula="of:=[.G41]&gt;[.H41]" office:value-type="boolean" office:boolean-value="false" calcext:value-type="boolean">
            <text:p>FALSE</text:p>
          </table:table-cell>
          <table:table-cell table:formula="of:=(1-[.H41]/[.G41])*100" office:value-type="float" office:value="-1.86113193736377" calcext:value-type="float">
            <text:p>-1.86113193736377</text:p>
          </table:table-cell>
          <table:table-cell table:style-name="ce34" table:formula="of:=SUM([$'nw-van'.C40:$'nw-van'.ZZ40]) / COUNT([$'nw-van'.C40:$'nw-van'.ZZ40])" office:value-type="float" office:value="251343.666666667" calcext:value-type="float">
            <text:p>251343.666666667</text:p>
          </table:table-cell>
          <table:table-cell table:style-name="ce44" table:formula="of:=SUM([$nw.C40:$nw.ZZ40]) / COUNT([$nw.C40:$nw.ZZ40])" office:value-type="float" office:value="253139" calcext:value-type="float">
            <text:p>253139</text:p>
          </table:table-cell>
          <table:table-cell table:style-name="ce39" table:formula="of:=[.K41]&gt;[.L41]" office:value-type="boolean" office:boolean-value="false" calcext:value-type="boolean">
            <text:p>FALSE</text:p>
          </table:table-cell>
          <table:table-cell table:style-name="ce43" table:formula="of:=(1-[.L41]/[.K41])*100" office:value-type="float" office:value="-0.714294239891866" calcext:value-type="float">
            <text:p>-0.714294239891866</text:p>
          </table:table-cell>
          <table:table-cell table:style-name="ce34" table:formula="of:=SUM([$'ra-van'.C40:$'ra-van'.ZZ40]) / COUNT([$'ra-van'.C40:$'ra-van'.ZZ40])" office:value-type="float" office:value="52668.7666666667" calcext:value-type="float">
            <text:p>52668.7666666667</text:p>
          </table:table-cell>
          <table:table-cell table:formula="of:=SUM([$ra.C40:$ra.ZZ40]) / COUNT([$ra.C40:$ra.ZZ40])" office:value-type="float" office:value="18527.5666666667" calcext:value-type="float">
            <text:p>18527.5666666667</text:p>
          </table:table-cell>
          <table:table-cell table:style-name="ce39" table:formula="of:=[.O41]&gt;[.P41]" office:value-type="boolean" office:boolean-value="true" calcext:value-type="boolean">
            <text:p>TRUE</text:p>
          </table:table-cell>
          <table:table-cell table:style-name="ce43" table:formula="of:=(1-[.P41]/[.O41])*100" office:value-type="float" office:value="64.8224785973724" calcext:value-type="float">
            <text:p>64.8224785973724</text:p>
          </table:table-cell>
        </table:table-row>
      </table:table>
      <table:table table:name="addvec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08179" calcext:value-type="float">
            <text:p>2.08179</text:p>
          </table:table-cell>
          <table:table-cell office:value-type="float" office:value="2.38915" calcext:value-type="float">
            <text:p>2.38915</text:p>
          </table:table-cell>
          <table:table-cell office:value-type="float" office:value="2.4287" calcext:value-type="float">
            <text:p>2.4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98643" calcext:value-type="float">
            <text:p>3.98643</text:p>
          </table:table-cell>
          <table:table-cell office:value-type="float" office:value="3.98134" calcext:value-type="float">
            <text:p>3.98134</text:p>
          </table:table-cell>
          <table:table-cell office:value-type="float" office:value="3.95677" calcext:value-type="float">
            <text:p>3.95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49107" calcext:value-type="float">
            <text:p>5.49107</text:p>
          </table:table-cell>
          <table:table-cell office:value-type="float" office:value="5.44083" calcext:value-type="float">
            <text:p>5.44083</text:p>
          </table:table-cell>
          <table:table-cell office:value-type="float" office:value="5.44099" calcext:value-type="float">
            <text:p>5.44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38202" calcext:value-type="float">
            <text:p>7.38202</text:p>
          </table:table-cell>
          <table:table-cell office:value-type="float" office:value="6.97059" calcext:value-type="float">
            <text:p>6.97059</text:p>
          </table:table-cell>
          <table:table-cell office:value-type="float" office:value="6.99443" calcext:value-type="float">
            <text:p>6.994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24067" calcext:value-type="float">
            <text:p>9.24067</text:p>
          </table:table-cell>
          <table:table-cell office:value-type="float" office:value="8.66538" calcext:value-type="float">
            <text:p>8.66538</text:p>
          </table:table-cell>
          <table:table-cell office:value-type="float" office:value="8.8023" calcext:value-type="float">
            <text:p>8.8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.2061" calcext:value-type="float">
            <text:p>12.2061</text:p>
          </table:table-cell>
          <table:table-cell office:value-type="float" office:value="9.78227" calcext:value-type="float">
            <text:p>9.78227</text:p>
          </table:table-cell>
          <table:table-cell office:value-type="float" office:value="9.58874" calcext:value-type="float">
            <text:p>9.588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.4413" calcext:value-type="float">
            <text:p>11.4413</text:p>
          </table:table-cell>
          <table:table-cell office:value-type="float" office:value="11.6234" calcext:value-type="float">
            <text:p>11.6234</text:p>
          </table:table-cell>
          <table:table-cell office:value-type="float" office:value="11.7578" calcext:value-type="float">
            <text:p>11.75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.8523" calcext:value-type="float">
            <text:p>12.8523</text:p>
          </table:table-cell>
          <table:table-cell office:value-type="float" office:value="13.7938" calcext:value-type="float">
            <text:p>13.7938</text:p>
          </table:table-cell>
          <table:table-cell office:value-type="float" office:value="13.6315" calcext:value-type="float">
            <text:p>13.6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.6322" calcext:value-type="float">
            <text:p>14.6322</text:p>
          </table:table-cell>
          <table:table-cell office:value-type="float" office:value="15.1706" calcext:value-type="float">
            <text:p>15.1706</text:p>
          </table:table-cell>
          <table:table-cell office:value-type="float" office:value="15.3103" calcext:value-type="float">
            <text:p>15.31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.4137" calcext:value-type="float">
            <text:p>16.4137</text:p>
          </table:table-cell>
          <table:table-cell office:value-type="float" office:value="14.3145" calcext:value-type="float">
            <text:p>14.3145</text:p>
          </table:table-cell>
          <table:table-cell office:value-type="float" office:value="16.4202" calcext:value-type="float">
            <text:p>16.42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6.7084" calcext:value-type="float">
            <text:p>16.7084</text:p>
          </table:table-cell>
          <table:table-cell office:value-type="float" office:value="19.0367" calcext:value-type="float">
            <text:p>19.0367</text:p>
          </table:table-cell>
          <table:table-cell office:value-type="float" office:value="18.8041" calcext:value-type="float">
            <text:p>18.8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9.0403" calcext:value-type="float">
            <text:p>19.0403</text:p>
          </table:table-cell>
          <table:table-cell office:value-type="float" office:value="20.0653" calcext:value-type="float">
            <text:p>20.0653</text:p>
          </table:table-cell>
          <table:table-cell office:value-type="float" office:value="18.901" calcext:value-type="float">
            <text:p>18.9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.6063" calcext:value-type="float">
            <text:p>23.6063</text:p>
          </table:table-cell>
          <table:table-cell office:value-type="float" office:value="21.2595" calcext:value-type="float">
            <text:p>21.2595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6.1965" calcext:value-type="float">
            <text:p>26.1965</text:p>
          </table:table-cell>
          <table:table-cell office:value-type="float" office:value="26.2093" calcext:value-type="float">
            <text:p>26.2093</text:p>
          </table:table-cell>
          <table:table-cell office:value-type="float" office:value="26.3098" calcext:value-type="float">
            <text:p>26.3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8.7416" calcext:value-type="float">
            <text:p>28.7416</text:p>
          </table:table-cell>
          <table:table-cell office:value-type="float" office:value="28.8338" calcext:value-type="float">
            <text:p>28.8338</text:p>
          </table:table-cell>
          <table:table-cell office:value-type="float" office:value="28.8237" calcext:value-type="float">
            <text:p>28.82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0.1486" calcext:value-type="float">
            <text:p>30.1486</text:p>
          </table:table-cell>
          <table:table-cell office:value-type="float" office:value="30.1732" calcext:value-type="float">
            <text:p>30.1732</text:p>
          </table:table-cell>
          <table:table-cell office:value-type="float" office:value="28.2104" calcext:value-type="float">
            <text:p>28.21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34.46" calcext:value-type="float">
            <text:p>34.46</text:p>
          </table:table-cell>
          <table:table-cell office:value-type="float" office:value="30.6289" calcext:value-type="float">
            <text:p>30.6289</text:p>
          </table:table-cell>
          <table:table-cell office:value-type="float" office:value="30.8676" calcext:value-type="float">
            <text:p>30.86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6.1588" calcext:value-type="float">
            <text:p>36.1588</text:p>
          </table:table-cell>
          <table:table-cell office:value-type="float" office:value="32.9421" calcext:value-type="float">
            <text:p>32.9421</text:p>
          </table:table-cell>
          <table:table-cell office:value-type="float" office:value="34.753" calcext:value-type="float">
            <text:p>34.7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37.3054" calcext:value-type="float">
            <text:p>37.3054</text:p>
          </table:table-cell>
          <table:table-cell office:value-type="float" office:value="35.3924" calcext:value-type="float">
            <text:p>35.3924</text:p>
          </table:table-cell>
          <table:table-cell office:value-type="float" office:value="38.697" calcext:value-type="float">
            <text:p>38.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7.7154" calcext:value-type="float">
            <text:p>37.7154</text:p>
          </table:table-cell>
          <table:table-cell office:value-type="float" office:value="40.9702" calcext:value-type="float">
            <text:p>40.9702</text:p>
          </table:table-cell>
          <table:table-cell office:value-type="float" office:value="41.0153" calcext:value-type="float">
            <text:p>41.0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.1741" calcext:value-type="float">
            <text:p>16.1741</text:p>
          </table:table-cell>
          <table:table-cell office:value-type="float" office:value="16.1212" calcext:value-type="float">
            <text:p>16.1212</text:p>
          </table:table-cell>
          <table:table-cell office:value-type="float" office:value="15.9779" calcext:value-type="float">
            <text:p>15.97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1.0272" calcext:value-type="float">
            <text:p>31.0272</text:p>
          </table:table-cell>
          <table:table-cell office:value-type="float" office:value="31.2934" calcext:value-type="float">
            <text:p>31.2934</text:p>
          </table:table-cell>
          <table:table-cell office:value-type="float" office:value="31.2209" calcext:value-type="float">
            <text:p>31.2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3.0008" calcext:value-type="float">
            <text:p>43.0008</text:p>
          </table:table-cell>
          <table:table-cell office:value-type="float" office:value="46.3558" calcext:value-type="float">
            <text:p>46.3558</text:p>
          </table:table-cell>
          <table:table-cell office:value-type="float" office:value="42.8472" calcext:value-type="float">
            <text:p>42.84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1994" calcext:value-type="float">
            <text:p>61.1994</text:p>
          </table:table-cell>
          <table:table-cell office:value-type="float" office:value="61.8378" calcext:value-type="float">
            <text:p>61.8378</text:p>
          </table:table-cell>
          <table:table-cell office:value-type="float" office:value="61.2998" calcext:value-type="float">
            <text:p>61.2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3288" calcext:value-type="float">
            <text:p>75.3288</text:p>
          </table:table-cell>
          <table:table-cell office:value-type="float" office:value="71.6175" calcext:value-type="float">
            <text:p>71.6175</text:p>
          </table:table-cell>
          <table:table-cell office:value-type="float" office:value="77.5939" calcext:value-type="float">
            <text:p>77.59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1.6236" calcext:value-type="float">
            <text:p>91.6236</text:p>
          </table:table-cell>
          <table:table-cell office:value-type="float" office:value="90.7391" calcext:value-type="float">
            <text:p>90.7391</text:p>
          </table:table-cell>
          <table:table-cell office:value-type="float" office:value="88.7869" calcext:value-type="float">
            <text:p>88.78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674" calcext:value-type="float">
            <text:p>103.674</text:p>
          </table:table-cell>
          <table:table-cell office:value-type="float" office:value="105.446" calcext:value-type="float">
            <text:p>105.446</text:p>
          </table:table-cell>
          <table:table-cell office:value-type="float" office:value="105.54" calcext:value-type="float">
            <text:p>105.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1.232" calcext:value-type="float">
            <text:p>121.232</text:p>
          </table:table-cell>
          <table:table-cell office:value-type="float" office:value="121.226" calcext:value-type="float">
            <text:p>121.226</text:p>
          </table:table-cell>
          <table:table-cell office:value-type="float" office:value="119.616" calcext:value-type="float">
            <text:p>119.6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216" calcext:value-type="float">
            <text:p>136.216</text:p>
          </table:table-cell>
          <table:table-cell office:value-type="float" office:value="136.603" calcext:value-type="float">
            <text:p>136.603</text:p>
          </table:table-cell>
          <table:table-cell office:value-type="float" office:value="132.809" calcext:value-type="float">
            <text:p>132.80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1.055" calcext:value-type="float">
            <text:p>151.055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152.406" calcext:value-type="float">
            <text:p>152.4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67.714" calcext:value-type="float">
            <text:p>167.714</text:p>
          </table:table-cell>
          <table:table-cell office:value-type="float" office:value="174.16" calcext:value-type="float">
            <text:p>174.16</text:p>
          </table:table-cell>
          <table:table-cell office:value-type="float" office:value="173.497" calcext:value-type="float">
            <text:p>173.4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7.789" calcext:value-type="float">
            <text:p>197.789</text:p>
          </table:table-cell>
          <table:table-cell office:value-type="float" office:value="189.342" calcext:value-type="float">
            <text:p>189.342</text:p>
          </table:table-cell>
          <table:table-cell office:value-type="float" office:value="195.871" calcext:value-type="float">
            <text:p>195.87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098" calcext:value-type="float">
            <text:p>218.098</text:p>
          </table:table-cell>
          <table:table-cell office:value-type="float" office:value="220.929" calcext:value-type="float">
            <text:p>220.929</text:p>
          </table:table-cell>
          <table:table-cell office:value-type="float" office:value="220.376" calcext:value-type="float">
            <text:p>220.3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357" calcext:value-type="float">
            <text:p>243.357</text:p>
          </table:table-cell>
          <table:table-cell office:value-type="float" office:value="243.934" calcext:value-type="float">
            <text:p>243.934</text:p>
          </table:table-cell>
          <table:table-cell office:value-type="float" office:value="242.098" calcext:value-type="float">
            <text:p>242.0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419" calcext:value-type="float">
            <text:p>268.419</text:p>
          </table:table-cell>
          <table:table-cell office:value-type="float" office:value="266.572" calcext:value-type="float">
            <text:p>266.572</text:p>
          </table:table-cell>
          <table:table-cell office:value-type="float" office:value="266.684" calcext:value-type="float">
            <text:p>266.6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89.752" calcext:value-type="float">
            <text:p>289.752</text:p>
          </table:table-cell>
          <table:table-cell office:value-type="float" office:value="280.172" calcext:value-type="float">
            <text:p>280.172</text:p>
          </table:table-cell>
          <table:table-cell office:value-type="float" office:value="289.541" calcext:value-type="float">
            <text:p>289.54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4.457" calcext:value-type="float">
            <text:p>314.457</text:p>
          </table:table-cell>
          <table:table-cell office:value-type="float" office:value="320.321" calcext:value-type="float">
            <text:p>320.321</text:p>
          </table:table-cell>
          <table:table-cell office:value-type="float" office:value="313.758" calcext:value-type="float">
            <text:p>313.7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25.958" calcext:value-type="float">
            <text:p>325.958</text:p>
          </table:table-cell>
          <table:table-cell office:value-type="float" office:value="341.582" calcext:value-type="float">
            <text:p>341.582</text:p>
          </table:table-cell>
          <table:table-cell office:value-type="float" office:value="336.607" calcext:value-type="float">
            <text:p>336.6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.432" calcext:value-type="float">
            <text:p>360.432</text:p>
          </table:table-cell>
          <table:table-cell office:value-type="float" office:value="363.113" calcext:value-type="float">
            <text:p>363.113</text:p>
          </table:table-cell>
          <table:table-cell office:value-type="float" office:value="360.501" calcext:value-type="float">
            <text:p>360.5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836" calcext:value-type="float">
            <text:p>370.836</text:p>
          </table:table-cell>
          <table:table-cell office:value-type="float" office:value="381.255" calcext:value-type="float">
            <text:p>381.255</text:p>
          </table:table-cell>
          <table:table-cell office:value-type="float" office:value="388.099" calcext:value-type="float">
            <text:p>388.099</text:p>
          </table:table-cell>
        </table:table-row>
      </table:table>
      <table:table table:name="fdtd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4867" calcext:value-type="float">
            <text:p>4.24867</text:p>
          </table:table-cell>
          <table:table-cell office:value-type="float" office:value="4.11702" calcext:value-type="float">
            <text:p>4.11702</text:p>
          </table:table-cell>
          <table:table-cell office:value-type="float" office:value="4.04675" calcext:value-type="float">
            <text:p>4.04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67955" calcext:value-type="float">
            <text:p>6.67955</text:p>
          </table:table-cell>
          <table:table-cell office:value-type="float" office:value="6.73997" calcext:value-type="float">
            <text:p>6.73997</text:p>
          </table:table-cell>
          <table:table-cell office:value-type="float" office:value="6.78912" calcext:value-type="float">
            <text:p>6.789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1612" calcext:value-type="float">
            <text:p>10.1612</text:p>
          </table:table-cell>
          <table:table-cell office:value-type="float" office:value="10.2535" calcext:value-type="float">
            <text:p>10.2535</text:p>
          </table:table-cell>
          <table:table-cell office:value-type="float" office:value="10.366" calcext:value-type="float">
            <text:p>10.3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7724" calcext:value-type="float">
            <text:p>12.7724</text:p>
          </table:table-cell>
          <table:table-cell office:value-type="float" office:value="12.9087" calcext:value-type="float">
            <text:p>12.9087</text:p>
          </table:table-cell>
          <table:table-cell office:value-type="float" office:value="13.2209" calcext:value-type="float">
            <text:p>13.22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7604" calcext:value-type="float">
            <text:p>15.7604</text:p>
          </table:table-cell>
          <table:table-cell office:value-type="float" office:value="16.0681" calcext:value-type="float">
            <text:p>16.0681</text:p>
          </table:table-cell>
          <table:table-cell office:value-type="float" office:value="15.4132" calcext:value-type="float">
            <text:p>15.4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1752" calcext:value-type="float">
            <text:p>18.1752</text:p>
          </table:table-cell>
          <table:table-cell office:value-type="float" office:value="18.0572" calcext:value-type="float">
            <text:p>18.0572</text:p>
          </table:table-cell>
          <table:table-cell office:value-type="float" office:value="18.3849" calcext:value-type="float">
            <text:p>18.38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8766" calcext:value-type="float">
            <text:p>20.8766</text:p>
          </table:table-cell>
          <table:table-cell office:value-type="float" office:value="21.2101" calcext:value-type="float">
            <text:p>21.2101</text:p>
          </table:table-cell>
          <table:table-cell office:value-type="float" office:value="21.0278" calcext:value-type="float">
            <text:p>21.02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6107" calcext:value-type="float">
            <text:p>23.6107</text:p>
          </table:table-cell>
          <table:table-cell office:value-type="float" office:value="21.8726" calcext:value-type="float">
            <text:p>21.8726</text:p>
          </table:table-cell>
          <table:table-cell office:value-type="float" office:value="23.5981" calcext:value-type="float">
            <text:p>23.5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2728" calcext:value-type="float">
            <text:p>26.2728</text:p>
          </table:table-cell>
          <table:table-cell office:value-type="float" office:value="26.0956" calcext:value-type="float">
            <text:p>26.0956</text:p>
          </table:table-cell>
          <table:table-cell office:value-type="float" office:value="25.6748" calcext:value-type="float">
            <text:p>25.674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9.422" calcext:value-type="float">
            <text:p>129.422</text:p>
          </table:table-cell>
          <table:table-cell office:value-type="float" office:value="133.467" calcext:value-type="float">
            <text:p>133.467</text:p>
          </table:table-cell>
          <table:table-cell office:value-type="float" office:value="128.01" calcext:value-type="float">
            <text:p>128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43.812" calcext:value-type="float">
            <text:p>143.812</text:p>
          </table:table-cell>
          <table:table-cell office:value-type="float" office:value="143.863" calcext:value-type="float">
            <text:p>143.863</text:p>
          </table:table-cell>
          <table:table-cell office:value-type="float" office:value="146.17" calcext:value-type="float">
            <text:p>146.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1.07" calcext:value-type="float">
            <text:p>161.07</text:p>
          </table:table-cell>
          <table:table-cell office:value-type="float" office:value="156.748" calcext:value-type="float">
            <text:p>156.748</text:p>
          </table:table-cell>
          <table:table-cell office:value-type="float" office:value="163.847" calcext:value-type="float">
            <text:p>163.8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9.451" calcext:value-type="float">
            <text:p>169.451</text:p>
          </table:table-cell>
          <table:table-cell office:value-type="float" office:value="171.109" calcext:value-type="float">
            <text:p>171.109</text:p>
          </table:table-cell>
          <table:table-cell office:value-type="float" office:value="181.432" calcext:value-type="float">
            <text:p>181.4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72.226" calcext:value-type="float">
            <text:p>272.226</text:p>
          </table:table-cell>
          <table:table-cell office:value-type="float" office:value="263.968" calcext:value-type="float">
            <text:p>263.968</text:p>
          </table:table-cell>
          <table:table-cell office:value-type="float" office:value="384.934" calcext:value-type="float">
            <text:p>384.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7.897" calcext:value-type="float">
            <text:p>407.897</text:p>
          </table:table-cell>
          <table:table-cell office:value-type="float" office:value="406.682" calcext:value-type="float">
            <text:p>406.682</text:p>
          </table:table-cell>
          <table:table-cell office:value-type="float" office:value="407.383" calcext:value-type="float">
            <text:p>407.3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99.572" calcext:value-type="float">
            <text:p>399.572</text:p>
          </table:table-cell>
          <table:table-cell office:value-type="float" office:value="433.769" calcext:value-type="float">
            <text:p>433.769</text:p>
          </table:table-cell>
          <table:table-cell office:value-type="float" office:value="433.353" calcext:value-type="float">
            <text:p>433.3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60.837" calcext:value-type="float">
            <text:p>460.837</text:p>
          </table:table-cell>
          <table:table-cell office:value-type="float" office:value="478.305" calcext:value-type="float">
            <text:p>478.305</text:p>
          </table:table-cell>
          <table:table-cell office:value-type="float" office:value="461.2" calcext:value-type="float">
            <text:p>461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9.133" calcext:value-type="float">
            <text:p>489.133</text:p>
          </table:table-cell>
          <table:table-cell office:value-type="float" office:value="489.009" calcext:value-type="float">
            <text:p>489.009</text:p>
          </table:table-cell>
          <table:table-cell office:value-type="float" office:value="479.397" calcext:value-type="float">
            <text:p>479.3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13.936" calcext:value-type="float">
            <text:p>513.936</text:p>
          </table:table-cell>
          <table:table-cell office:value-type="float" office:value="513.833" calcext:value-type="float">
            <text:p>513.833</text:p>
          </table:table-cell>
          <table:table-cell office:value-type="float" office:value="514.616" calcext:value-type="float">
            <text:p>514.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43.003" calcext:value-type="float">
            <text:p>543.003</text:p>
          </table:table-cell>
          <table:table-cell office:value-type="float" office:value="524.315" calcext:value-type="float">
            <text:p>524.315</text:p>
          </table:table-cell>
          <table:table-cell office:value-type="float" office:value="542.817" calcext:value-type="float">
            <text:p>542.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6.9414" calcext:value-type="float">
            <text:p>26.9414</text:p>
          </table:table-cell>
          <table:table-cell office:value-type="float" office:value="28.7604" calcext:value-type="float">
            <text:p>28.7604</text:p>
          </table:table-cell>
          <table:table-cell office:value-type="float" office:value="28.621" calcext:value-type="float">
            <text:p>28.6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7.3778" calcext:value-type="float">
            <text:p>57.3778</text:p>
          </table:table-cell>
          <table:table-cell office:value-type="float" office:value="56.9448" calcext:value-type="float">
            <text:p>56.9448</text:p>
          </table:table-cell>
          <table:table-cell office:value-type="float" office:value="57.3707" calcext:value-type="float">
            <text:p>57.3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1.1688" calcext:value-type="float">
            <text:p>81.1688</text:p>
          </table:table-cell>
          <table:table-cell office:value-type="float" office:value="80.6636" calcext:value-type="float">
            <text:p>80.6636</text:p>
          </table:table-cell>
          <table:table-cell office:value-type="float" office:value="82.4822" calcext:value-type="float">
            <text:p>82.4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9.454" calcext:value-type="float">
            <text:p>109.454</text:p>
          </table:table-cell>
          <table:table-cell office:value-type="float" office:value="109.775" calcext:value-type="float">
            <text:p>109.775</text:p>
          </table:table-cell>
          <table:table-cell office:value-type="float" office:value="110.537" calcext:value-type="float">
            <text:p>110.5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136.926" calcext:value-type="float">
            <text:p>136.926</text:p>
          </table:table-cell>
          <table:table-cell office:value-type="float" office:value="129.696" calcext:value-type="float">
            <text:p>129.6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66.468" calcext:value-type="float">
            <text:p>166.468</text:p>
          </table:table-cell>
          <table:table-cell office:value-type="float" office:value="162.359" calcext:value-type="float">
            <text:p>162.359</text:p>
          </table:table-cell>
          <table:table-cell office:value-type="float" office:value="165.319" calcext:value-type="float">
            <text:p>165.3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437" calcext:value-type="float">
            <text:p>190.437</text:p>
          </table:table-cell>
          <table:table-cell office:value-type="float" office:value="190.522" calcext:value-type="float">
            <text:p>190.522</text:p>
          </table:table-cell>
          <table:table-cell office:value-type="float" office:value="190.526" calcext:value-type="float">
            <text:p>190.5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213" calcext:value-type="float">
            <text:p>214.213</text:p>
          </table:table-cell>
          <table:table-cell office:value-type="float" office:value="214.871" calcext:value-type="float">
            <text:p>214.871</text:p>
          </table:table-cell>
          <table:table-cell office:value-type="float" office:value="213.347" calcext:value-type="float">
            <text:p>213.3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057" calcext:value-type="float">
            <text:p>244.057</text:p>
          </table:table-cell>
          <table:table-cell office:value-type="float" office:value="244.371" calcext:value-type="float">
            <text:p>244.371</text:p>
          </table:table-cell>
          <table:table-cell office:value-type="float" office:value="245.695" calcext:value-type="float">
            <text:p>245.69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326.73" calcext:value-type="float">
            <text:p>1326.73</text:p>
          </table:table-cell>
          <table:table-cell office:value-type="float" office:value="1328.46" calcext:value-type="float">
            <text:p>1328.4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1474.34" calcext:value-type="float">
            <text:p>1474.34</text:p>
          </table:table-cell>
          <table:table-cell office:value-type="float" office:value="1476.94" calcext:value-type="float">
            <text:p>1476.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561.81" calcext:value-type="float">
            <text:p>1561.81</text:p>
          </table:table-cell>
          <table:table-cell office:value-type="float" office:value="1488.59" calcext:value-type="float">
            <text:p>1488.59</text:p>
          </table:table-cell>
          <table:table-cell office:value-type="float" office:value="1571.61" calcext:value-type="float">
            <text:p>1571.6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750.12" calcext:value-type="float">
            <text:p>1750.12</text:p>
          </table:table-cell>
          <table:table-cell office:value-type="float" office:value="1750.24" calcext:value-type="float">
            <text:p>1750.24</text:p>
          </table:table-cell>
          <table:table-cell office:value-type="float" office:value="1743.89" calcext:value-type="float">
            <text:p>1743.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890.02" calcext:value-type="float">
            <text:p>1890.02</text:p>
          </table:table-cell>
          <table:table-cell office:value-type="float" office:value="1891.99" calcext:value-type="float">
            <text:p>1891.99</text:p>
          </table:table-cell>
          <table:table-cell office:value-type="float" office:value="1895.78" calcext:value-type="float">
            <text:p>1895.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855.7" calcext:value-type="float">
            <text:p>3855.7</text:p>
          </table:table-cell>
          <table:table-cell office:value-type="float" office:value="3855.3" calcext:value-type="float">
            <text:p>3855.3</text:p>
          </table:table-cell>
          <table:table-cell office:value-type="float" office:value="3863.07" calcext:value-type="float">
            <text:p>3863.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3877.72" calcext:value-type="float">
            <text:p>3877.72</text:p>
          </table:table-cell>
          <table:table-cell office:value-type="float" office:value="4082.84" calcext:value-type="float">
            <text:p>4082.84</text:p>
          </table:table-cell>
          <table:table-cell office:value-type="float" office:value="4082.1" calcext:value-type="float">
            <text:p>4082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95.15" calcext:value-type="float">
            <text:p>4395.15</text:p>
          </table:table-cell>
          <table:table-cell office:value-type="float" office:value="4195.26" calcext:value-type="float">
            <text:p>4195.26</text:p>
          </table:table-cell>
          <table:table-cell office:value-type="float" office:value="4176.08" calcext:value-type="float">
            <text:p>4176.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39.87" calcext:value-type="float">
            <text:p>4639.87</text:p>
          </table:table-cell>
          <table:table-cell office:value-type="float" office:value="4438.59" calcext:value-type="float">
            <text:p>4438.59</text:p>
          </table:table-cell>
          <table:table-cell office:value-type="float" office:value="4649.97" calcext:value-type="float">
            <text:p>4649.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94.32" calcext:value-type="float">
            <text:p>4894.32</text:p>
          </table:table-cell>
          <table:table-cell office:value-type="float" office:value="4858.97" calcext:value-type="float">
            <text:p>4858.97</text:p>
          </table:table-cell>
          <table:table-cell office:value-type="float" office:value="4917.05" calcext:value-type="float">
            <text:p>4917.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109.42" calcext:value-type="float">
            <text:p>5109.42</text:p>
          </table:table-cell>
          <table:table-cell office:value-type="float" office:value="5147.88" calcext:value-type="float">
            <text:p>5147.88</text:p>
          </table:table-cell>
          <table:table-cell office:value-type="float" office:value="4934.53" calcext:value-type="float">
            <text:p>4934.53</text:p>
          </table:table-cell>
        </table:table-row>
      </table:table>
      <table:table table:name="nw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822" calcext:value-type="float">
            <text:p>3.38822</text:p>
          </table:table-cell>
          <table:table-cell office:value-type="float" office:value="3.18067" calcext:value-type="float">
            <text:p>3.18067</text:p>
          </table:table-cell>
          <table:table-cell office:value-type="float" office:value="3.62906" calcext:value-type="float">
            <text:p>3.629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41597" calcext:value-type="float">
            <text:p>5.41597</text:p>
          </table:table-cell>
          <table:table-cell office:value-type="float" office:value="5.7601" calcext:value-type="float">
            <text:p>5.7601</text:p>
          </table:table-cell>
          <table:table-cell office:value-type="float" office:value="5.90278" calcext:value-type="float">
            <text:p>5.90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08243" calcext:value-type="float">
            <text:p>8.08243</text:p>
          </table:table-cell>
          <table:table-cell office:value-type="float" office:value="8.10598" calcext:value-type="float">
            <text:p>8.10598</text:p>
          </table:table-cell>
          <table:table-cell office:value-type="float" office:value="8.19027" calcext:value-type="float">
            <text:p>8.190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1206" calcext:value-type="float">
            <text:p>10.1206</text:p>
          </table:table-cell>
          <table:table-cell office:value-type="float" office:value="9.23043" calcext:value-type="float">
            <text:p>9.23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.9614" calcext:value-type="float">
            <text:p>11.9614</text:p>
          </table:table-cell>
          <table:table-cell office:value-type="float" office:value="12.1031" calcext:value-type="float">
            <text:p>12.1031</text:p>
          </table:table-cell>
          <table:table-cell office:value-type="float" office:value="12.4109" calcext:value-type="float">
            <text:p>12.4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.1456" calcext:value-type="float">
            <text:p>14.1456</text:p>
          </table:table-cell>
          <table:table-cell office:value-type="float" office:value="13.7124" calcext:value-type="float">
            <text:p>13.7124</text:p>
          </table:table-cell>
          <table:table-cell office:value-type="float" office:value="13.0376" calcext:value-type="float">
            <text:p>13.03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.2786" calcext:value-type="float">
            <text:p>16.2786</text:p>
          </table:table-cell>
          <table:table-cell office:value-type="float" office:value="15.0733" calcext:value-type="float">
            <text:p>15.0733</text:p>
          </table:table-cell>
          <table:table-cell office:value-type="float" office:value="14.9361" calcext:value-type="float">
            <text:p>14.9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6599" calcext:value-type="float">
            <text:p>17.6599</text:p>
          </table:table-cell>
          <table:table-cell office:value-type="float" office:value="16.6995" calcext:value-type="float">
            <text:p>16.69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.4854" calcext:value-type="float">
            <text:p>18.4854</text:p>
          </table:table-cell>
          <table:table-cell office:value-type="float" office:value="18.1382" calcext:value-type="float">
            <text:p>18.1382</text:p>
          </table:table-cell>
          <table:table-cell office:value-type="float" office:value="19.645" calcext:value-type="float">
            <text:p>19.64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2.342" calcext:value-type="float">
            <text:p>172.342</text:p>
          </table:table-cell>
          <table:table-cell office:value-type="float" office:value="186.956" calcext:value-type="float">
            <text:p>186.956</text:p>
          </table:table-cell>
          <table:table-cell office:value-type="float" office:value="80.9748" calcext:value-type="float">
            <text:p>80.9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37.33" calcext:value-type="float">
            <text:p>1037.33</text:p>
          </table:table-cell>
          <table:table-cell office:value-type="float" office:value="962.051" calcext:value-type="float">
            <text:p>962.051</text:p>
          </table:table-cell>
          <table:table-cell office:value-type="float" office:value="862.671" calcext:value-type="float">
            <text:p>862.6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1776.08" calcext:value-type="float">
            <text:p>1776.08</text:p>
          </table:table-cell>
          <table:table-cell office:value-type="float" office:value="1754.38" calcext:value-type="float">
            <text:p>1754.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717.15" calcext:value-type="float">
            <text:p>2717.15</text:p>
          </table:table-cell>
          <table:table-cell office:value-type="float" office:value="2908.73" calcext:value-type="float">
            <text:p>2908.73</text:p>
          </table:table-cell>
          <table:table-cell office:value-type="float" office:value="2812.63" calcext:value-type="float">
            <text:p>2812.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66.6" calcext:value-type="float">
            <text:p>3766.6</text:p>
          </table:table-cell>
          <table:table-cell office:value-type="float" office:value="3686" calcext:value-type="float">
            <text:p>3686</text:p>
          </table:table-cell>
          <table:table-cell office:value-type="float" office:value="3466.12" calcext:value-type="float">
            <text:p>3466.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10.02" calcext:value-type="float">
            <text:p>5010.02</text:p>
          </table:table-cell>
          <table:table-cell office:value-type="float" office:value="4848.37" calcext:value-type="float">
            <text:p>4848.37</text:p>
          </table:table-cell>
          <table:table-cell office:value-type="float" office:value="4691.3" calcext:value-type="float">
            <text:p>4691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779.92" calcext:value-type="float">
            <text:p>5779.92</text:p>
          </table:table-cell>
          <table:table-cell office:value-type="float" office:value="5920.96" calcext:value-type="float">
            <text:p>5920.96</text:p>
          </table:table-cell>
          <table:table-cell office:value-type="float" office:value="5953.26" calcext:value-type="float">
            <text:p>5953.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529.12" calcext:value-type="float">
            <text:p>7529.12</text:p>
          </table:table-cell>
          <table:table-cell office:value-type="float" office:value="7327.27" calcext:value-type="float">
            <text:p>7327.27</text:p>
          </table:table-cell>
          <table:table-cell office:value-type="float" office:value="7529.26" calcext:value-type="float">
            <text:p>7529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046.27" calcext:value-type="float">
            <text:p>9046.27</text:p>
          </table:table-cell>
          <table:table-cell office:value-type="float" office:value="8948.79" calcext:value-type="float">
            <text:p>8948.79</text:p>
          </table:table-cell>
          <table:table-cell office:value-type="float" office:value="9113.11" calcext:value-type="float">
            <text:p>9113.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853" calcext:value-type="float">
            <text:p>10853</text:p>
          </table:table-cell>
          <table:table-cell office:value-type="float" office:value="10822.8" calcext:value-type="float">
            <text:p>10822.8</text:p>
          </table:table-cell>
          <table:table-cell office:value-type="float" office:value="10940.3" calcext:value-type="float">
            <text:p>10940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086.8" calcext:value-type="float">
            <text:p>13086.8</text:p>
          </table:table-cell>
          <table:table-cell office:value-type="float" office:value="13093.3" calcext:value-type="float">
            <text:p>13093.3</text:p>
          </table:table-cell>
          <table:table-cell office:value-type="float" office:value="13109.8" calcext:value-type="float">
            <text:p>1310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0488" calcext:value-type="float">
            <text:p>22.0488</text:p>
          </table:table-cell>
          <table:table-cell office:value-type="float" office:value="21.3893" calcext:value-type="float">
            <text:p>21.3893</text:p>
          </table:table-cell>
          <table:table-cell office:value-type="float" office:value="21.8865" calcext:value-type="float">
            <text:p>21.88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5" calcext:value-type="float">
            <text:p>41.5</text:p>
          </table:table-cell>
          <table:table-cell office:value-type="float" office:value="40.7429" calcext:value-type="float">
            <text:p>40.7429</text:p>
          </table:table-cell>
          <table:table-cell office:value-type="float" office:value="40.364" calcext:value-type="float">
            <text:p>40.3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6392" calcext:value-type="float">
            <text:p>60.6392</text:p>
          </table:table-cell>
          <table:table-cell office:value-type="float" office:value="57.2652" calcext:value-type="float">
            <text:p>57.2652</text:p>
          </table:table-cell>
          <table:table-cell office:value-type="float" office:value="60.915" calcext:value-type="float">
            <text:p>60.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4.5739" calcext:value-type="float">
            <text:p>74.5739</text:p>
          </table:table-cell>
          <table:table-cell office:value-type="float" office:value="74.6088" calcext:value-type="float">
            <text:p>74.6088</text:p>
          </table:table-cell>
          <table:table-cell office:value-type="float" office:value="77.2896" calcext:value-type="float">
            <text:p>77.2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6.0629" calcext:value-type="float">
            <text:p>96.0629</text:p>
          </table:table-cell>
          <table:table-cell office:value-type="float" office:value="91.8682" calcext:value-type="float">
            <text:p>91.8682</text:p>
          </table:table-cell>
          <table:table-cell office:value-type="float" office:value="91.5584" calcext:value-type="float">
            <text:p>91.55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3.536" calcext:value-type="float">
            <text:p>113.536</text:p>
          </table:table-cell>
          <table:table-cell office:value-type="float" office:value="110.678" calcext:value-type="float">
            <text:p>110.678</text:p>
          </table:table-cell>
          <table:table-cell office:value-type="float" office:value="108.088" calcext:value-type="float">
            <text:p>108.0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919" calcext:value-type="float">
            <text:p>126.919</text:p>
          </table:table-cell>
          <table:table-cell office:value-type="float" office:value="128.566" calcext:value-type="float">
            <text:p>128.566</text:p>
          </table:table-cell>
          <table:table-cell office:value-type="float" office:value="134.168" calcext:value-type="float">
            <text:p>134.1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3.159" calcext:value-type="float">
            <text:p>143.159</text:p>
          </table:table-cell>
          <table:table-cell office:value-type="float" office:value="147.167" calcext:value-type="float">
            <text:p>147.167</text:p>
          </table:table-cell>
          <table:table-cell office:value-type="float" office:value="146.94" calcext:value-type="float">
            <text:p>146.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5.656" calcext:value-type="float">
            <text:p>165.656</text:p>
          </table:table-cell>
          <table:table-cell office:value-type="float" office:value="157.413" calcext:value-type="float">
            <text:p>157.413</text:p>
          </table:table-cell>
          <table:table-cell office:value-type="float" office:value="162.21" calcext:value-type="float">
            <text:p>162.2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82.938" calcext:value-type="float">
            <text:p>382.938</text:p>
          </table:table-cell>
          <table:table-cell office:value-type="float" office:value="374.119" calcext:value-type="float">
            <text:p>374.119</text:p>
          </table:table-cell>
          <table:table-cell office:value-type="float" office:value="375.87" calcext:value-type="float">
            <text:p>375.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5344.25" calcext:value-type="float">
            <text:p>5344.25</text:p>
          </table:table-cell>
          <table:table-cell office:value-type="float" office:value="5308.91" calcext:value-type="float">
            <text:p>5308.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223.8" calcext:value-type="float">
            <text:p>20223.8</text:p>
          </table:table-cell>
          <table:table-cell office:value-type="float" office:value="20294.4" calcext:value-type="float">
            <text:p>20294.4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2850" calcext:value-type="float">
            <text:p>32850</text:p>
          </table:table-cell>
          <table:table-cell office:value-type="float" office:value="33431.4" calcext:value-type="float">
            <text:p>33431.4</text:p>
          </table:table-cell>
          <table:table-cell office:value-type="float" office:value="57729.6" calcext:value-type="float">
            <text:p>57729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4382" calcext:value-type="float">
            <text:p>74382</text:p>
          </table:table-cell>
          <table:table-cell office:value-type="float" office:value="78292.3" calcext:value-type="float">
            <text:p>78292.3</text:p>
          </table:table-cell>
          <table:table-cell office:value-type="float" office:value="79603.8" calcext:value-type="float">
            <text:p>79603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0286" calcext:value-type="float">
            <text:p>110286</text:p>
          </table:table-cell>
          <table:table-cell office:value-type="float" office:value="103762" calcext:value-type="float">
            <text:p>103762</text:p>
          </table:table-cell>
          <table:table-cell office:value-type="float" office:value="112700" calcext:value-type="float">
            <text:p>1127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34223" calcext:value-type="float">
            <text:p>134223</text:p>
          </table:table-cell>
          <table:table-cell office:value-type="float" office:value="134038" calcext:value-type="float">
            <text:p>134038</text:p>
          </table:table-cell>
          <table:table-cell office:value-type="float" office:value="129737" calcext:value-type="float">
            <text:p>1297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1871" calcext:value-type="float">
            <text:p>161871</text:p>
          </table:table-cell>
          <table:table-cell office:value-type="float" office:value="158251" calcext:value-type="float">
            <text:p>158251</text:p>
          </table:table-cell>
          <table:table-cell office:value-type="float" office:value="159203" calcext:value-type="float">
            <text:p>1592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107" calcext:value-type="float">
            <text:p>190107</text:p>
          </table:table-cell>
          <table:table-cell office:value-type="float" office:value="192130" calcext:value-type="float">
            <text:p>192130</text:p>
          </table:table-cell>
          <table:table-cell office:value-type="float" office:value="189692" calcext:value-type="float">
            <text:p>1896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403" calcext:value-type="float">
            <text:p>220403</text:p>
          </table:table-cell>
          <table:table-cell office:value-type="float" office:value="221413" calcext:value-type="float">
            <text:p>221413</text:p>
          </table:table-cell>
          <table:table-cell office:value-type="float" office:value="218312" calcext:value-type="float">
            <text:p>218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3016" calcext:value-type="float">
            <text:p>253016</text:p>
          </table:table-cell>
          <table:table-cell office:value-type="float" office:value="251932" calcext:value-type="float">
            <text:p>251932</text:p>
          </table:table-cell>
          <table:table-cell office:value-type="float" office:value="249083" calcext:value-type="float">
            <text:p>249083</text:p>
          </table:table-cell>
        </table:table-row>
      </table:table>
      <table:table table:name="ra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95283" calcext:value-type="float">
            <text:p>1.95283</text:p>
          </table:table-cell>
          <table:table-cell office:value-type="float" office:value="1.94355" calcext:value-type="float">
            <text:p>1.94355</text:p>
          </table:table-cell>
          <table:table-cell office:value-type="float" office:value="1.74739" calcext:value-type="float">
            <text:p>1.747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19283" calcext:value-type="float">
            <text:p>3.19283</text:p>
          </table:table-cell>
          <table:table-cell office:value-type="float" office:value="2.93638" calcext:value-type="float">
            <text:p>2.93638</text:p>
          </table:table-cell>
          <table:table-cell office:value-type="float" office:value="3.49696" calcext:value-type="float">
            <text:p>3.49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.22502" calcext:value-type="float">
            <text:p>4.22502</text:p>
          </table:table-cell>
          <table:table-cell office:value-type="float" office:value="4.19165" calcext:value-type="float">
            <text:p>4.19165</text:p>
          </table:table-cell>
          <table:table-cell office:value-type="float" office:value="4.10845" calcext:value-type="float">
            <text:p>4.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83443" calcext:value-type="float">
            <text:p>4.83443</text:p>
          </table:table-cell>
          <table:table-cell office:value-type="float" office:value="5.21542" calcext:value-type="float">
            <text:p>5.21542</text:p>
          </table:table-cell>
          <table:table-cell office:value-type="float" office:value="5.15824" calcext:value-type="float">
            <text:p>5.158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.20134" calcext:value-type="float">
            <text:p>6.20134</text:p>
          </table:table-cell>
          <table:table-cell office:value-type="float" office:value="6.03648" calcext:value-type="float">
            <text:p>6.03648</text:p>
          </table:table-cell>
          <table:table-cell office:value-type="float" office:value="5.972" calcext:value-type="float">
            <text:p>5.9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.61101" calcext:value-type="float">
            <text:p>6.61101</text:p>
          </table:table-cell>
          <table:table-cell office:value-type="float" office:value="6.98186" calcext:value-type="float">
            <text:p>6.98186</text:p>
          </table:table-cell>
          <table:table-cell office:value-type="float" office:value="6.87866" calcext:value-type="float">
            <text:p>6.878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14426" calcext:value-type="float">
            <text:p>8.14426</text:p>
          </table:table-cell>
          <table:table-cell office:value-type="float" office:value="7.65645" calcext:value-type="float">
            <text:p>7.65645</text:p>
          </table:table-cell>
          <table:table-cell office:value-type="float" office:value="8.15834" calcext:value-type="float">
            <text:p>8.158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.43226" calcext:value-type="float">
            <text:p>9.43226</text:p>
          </table:table-cell>
          <table:table-cell office:value-type="float" office:value="8.96125" calcext:value-type="float">
            <text:p>8.96125</text:p>
          </table:table-cell>
          <table:table-cell office:value-type="float" office:value="9.33526" calcext:value-type="float">
            <text:p>9.33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.4008" calcext:value-type="float">
            <text:p>10.4008</text:p>
          </table:table-cell>
          <table:table-cell office:value-type="float" office:value="10.6214" calcext:value-type="float">
            <text:p>10.6214</text:p>
          </table:table-cell>
          <table:table-cell office:value-type="float" office:value="10.3529" calcext:value-type="float">
            <text:p>10.35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2267" calcext:value-type="float">
            <text:p>26.2267</text:p>
          </table:table-cell>
          <table:table-cell office:value-type="float" office:value="26.1929" calcext:value-type="float">
            <text:p>26.1929</text:p>
          </table:table-cell>
          <table:table-cell office:value-type="float" office:value="26.4172" calcext:value-type="float">
            <text:p>26.41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8437" calcext:value-type="float">
            <text:p>29.8437</text:p>
          </table:table-cell>
          <table:table-cell office:value-type="float" office:value="30.2133" calcext:value-type="float">
            <text:p>30.2133</text:p>
          </table:table-cell>
          <table:table-cell office:value-type="float" office:value="30.5041" calcext:value-type="float">
            <text:p>30.5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8.4588" calcext:value-type="float">
            <text:p>48.4588</text:p>
          </table:table-cell>
          <table:table-cell office:value-type="float" office:value="48.2212" calcext:value-type="float">
            <text:p>48.2212</text:p>
          </table:table-cell>
          <table:table-cell office:value-type="float" office:value="50.325" calcext:value-type="float">
            <text:p>50.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1.564" calcext:value-type="float">
            <text:p>91.564</text:p>
          </table:table-cell>
          <table:table-cell office:value-type="float" office:value="91.5784" calcext:value-type="float">
            <text:p>91.5784</text:p>
          </table:table-cell>
          <table:table-cell office:value-type="float" office:value="120.49" calcext:value-type="float">
            <text:p>120.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95.65" calcext:value-type="float">
            <text:p>295.65</text:p>
          </table:table-cell>
          <table:table-cell office:value-type="float" office:value="301.578" calcext:value-type="float">
            <text:p>301.578</text:p>
          </table:table-cell>
          <table:table-cell office:value-type="float" office:value="589.19" calcext:value-type="float">
            <text:p>589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472.61" calcext:value-type="float">
            <text:p>2472.61</text:p>
          </table:table-cell>
          <table:table-cell office:value-type="float" office:value="2475.59" calcext:value-type="float">
            <text:p>2475.59</text:p>
          </table:table-cell>
          <table:table-cell office:value-type="float" office:value="3314.41" calcext:value-type="float">
            <text:p>3314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882.17" calcext:value-type="float">
            <text:p>3882.17</text:p>
          </table:table-cell>
          <table:table-cell office:value-type="float" office:value="3889.15" calcext:value-type="float">
            <text:p>3889.15</text:p>
          </table:table-cell>
          <table:table-cell office:value-type="float" office:value="3800.3" calcext:value-type="float">
            <text:p>3800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021.68" calcext:value-type="float">
            <text:p>4021.68</text:p>
          </table:table-cell>
          <table:table-cell office:value-type="float" office:value="4035.68" calcext:value-type="float">
            <text:p>4035.68</text:p>
          </table:table-cell>
          <table:table-cell office:value-type="float" office:value="4025.11" calcext:value-type="float">
            <text:p>4025.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314.84" calcext:value-type="float">
            <text:p>4314.84</text:p>
          </table:table-cell>
          <table:table-cell office:value-type="float" office:value="4329.28" calcext:value-type="float">
            <text:p>4329.28</text:p>
          </table:table-cell>
          <table:table-cell office:value-type="float" office:value="4307.52" calcext:value-type="float">
            <text:p>4307.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650.69" calcext:value-type="float">
            <text:p>4650.69</text:p>
          </table:table-cell>
          <table:table-cell office:value-type="float" office:value="4652.41" calcext:value-type="float">
            <text:p>4652.41</text:p>
          </table:table-cell>
          <table:table-cell office:value-type="float" office:value="4645.23" calcext:value-type="float">
            <text:p>4645.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104.64" calcext:value-type="float">
            <text:p>5104.64</text:p>
          </table:table-cell>
          <table:table-cell office:value-type="float" office:value="5108.34" calcext:value-type="float">
            <text:p>5108.34</text:p>
          </table:table-cell>
          <table:table-cell office:value-type="float" office:value="5073.86" calcext:value-type="float">
            <text:p>5073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8872" calcext:value-type="float">
            <text:p>10.8872</text:p>
          </table:table-cell>
          <table:table-cell office:value-type="float" office:value="11.751" calcext:value-type="float">
            <text:p>11.751</text:p>
          </table:table-cell>
          <table:table-cell office:value-type="float" office:value="11.7404" calcext:value-type="float">
            <text:p>11.74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3.594" calcext:value-type="float">
            <text:p>23.594</text:p>
          </table:table-cell>
          <table:table-cell office:value-type="float" office:value="22.0139" calcext:value-type="float">
            <text:p>22.0139</text:p>
          </table:table-cell>
          <table:table-cell office:value-type="float" office:value="21.2255" calcext:value-type="float">
            <text:p>21.22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3.4198" calcext:value-type="float">
            <text:p>33.4198</text:p>
          </table:table-cell>
          <table:table-cell office:value-type="float" office:value="31.4022" calcext:value-type="float">
            <text:p>31.4022</text:p>
          </table:table-cell>
          <table:table-cell office:value-type="float" office:value="34.1765" calcext:value-type="float">
            <text:p>34.17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2.2507" calcext:value-type="float">
            <text:p>42.2507</text:p>
          </table:table-cell>
          <table:table-cell office:value-type="float" office:value="44.2829" calcext:value-type="float">
            <text:p>44.2829</text:p>
          </table:table-cell>
          <table:table-cell office:value-type="float" office:value="44.3709" calcext:value-type="float">
            <text:p>44.37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5.4377" calcext:value-type="float">
            <text:p>55.4377</text:p>
          </table:table-cell>
          <table:table-cell office:value-type="float" office:value="55.1741" calcext:value-type="float">
            <text:p>55.1741</text:p>
          </table:table-cell>
          <table:table-cell office:value-type="float" office:value="52.4751" calcext:value-type="float">
            <text:p>52.47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4.9955" calcext:value-type="float">
            <text:p>64.9955</text:p>
          </table:table-cell>
          <table:table-cell office:value-type="float" office:value="66.0101" calcext:value-type="float">
            <text:p>66.0101</text:p>
          </table:table-cell>
          <table:table-cell office:value-type="float" office:value="64.8635" calcext:value-type="float">
            <text:p>64.86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3.6996" calcext:value-type="float">
            <text:p>73.6996</text:p>
          </table:table-cell>
          <table:table-cell office:value-type="float" office:value="77.4432" calcext:value-type="float">
            <text:p>77.4432</text:p>
          </table:table-cell>
          <table:table-cell office:value-type="float" office:value="78.3872" calcext:value-type="float">
            <text:p>78.38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4.0944" calcext:value-type="float">
            <text:p>84.0944</text:p>
          </table:table-cell>
          <table:table-cell office:value-type="float" office:value="86.8911" calcext:value-type="float">
            <text:p>86.8911</text:p>
          </table:table-cell>
          <table:table-cell office:value-type="float" office:value="89.9978" calcext:value-type="float">
            <text:p>89.99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101.24" calcext:value-type="float">
            <text:p>101.24</text:p>
          </table:table-cell>
          <table:table-cell office:value-type="float" office:value="100.127" calcext:value-type="float">
            <text:p>100.1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5.987" calcext:value-type="float">
            <text:p>145.987</text:p>
          </table:table-cell>
          <table:table-cell office:value-type="float" office:value="140.971" calcext:value-type="float">
            <text:p>140.971</text:p>
          </table:table-cell>
          <table:table-cell office:value-type="float" office:value="144.612" calcext:value-type="float">
            <text:p>144.6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93.426" calcext:value-type="float">
            <text:p>293.426</text:p>
          </table:table-cell>
          <table:table-cell office:value-type="float" office:value="290.901" calcext:value-type="float">
            <text:p>290.901</text:p>
          </table:table-cell>
          <table:table-cell office:value-type="float" office:value="290.345" calcext:value-type="float">
            <text:p>290.3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3.032" calcext:value-type="float">
            <text:p>333.032</text:p>
          </table:table-cell>
          <table:table-cell office:value-type="float" office:value="345.345" calcext:value-type="float">
            <text:p>345.345</text:p>
          </table:table-cell>
          <table:table-cell office:value-type="float" office:value="342.745" calcext:value-type="float">
            <text:p>342.7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82.482" calcext:value-type="float">
            <text:p>682.482</text:p>
          </table:table-cell>
          <table:table-cell office:value-type="float" office:value="698.486" calcext:value-type="float">
            <text:p>698.486</text:p>
          </table:table-cell>
          <table:table-cell office:value-type="float" office:value="694.969" calcext:value-type="float">
            <text:p>694.96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344.55" calcext:value-type="float">
            <text:p>1344.55</text:p>
          </table:table-cell>
          <table:table-cell office:value-type="float" office:value="1342.07" calcext:value-type="float">
            <text:p>1342.07</text:p>
          </table:table-cell>
          <table:table-cell office:value-type="float" office:value="1342.09" calcext:value-type="float">
            <text:p>1342.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325.5" calcext:value-type="float">
            <text:p>10325.5</text:p>
          </table:table-cell>
          <table:table-cell office:value-type="float" office:value="10392.4" calcext:value-type="float">
            <text:p>10392.4</text:p>
          </table:table-cell>
          <table:table-cell office:value-type="float" office:value="10402.8" calcext:value-type="float">
            <text:p>10402.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700.1" calcext:value-type="float">
            <text:p>42700.1</text:p>
          </table:table-cell>
          <table:table-cell office:value-type="float" office:value="42627.3" calcext:value-type="float">
            <text:p>42627.3</text:p>
          </table:table-cell>
          <table:table-cell office:value-type="float" office:value="43931.2" calcext:value-type="float">
            <text:p>43931.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544.9" calcext:value-type="float">
            <text:p>43544.9</text:p>
          </table:table-cell>
          <table:table-cell office:value-type="float" office:value="43811.2" calcext:value-type="float">
            <text:p>43811.2</text:p>
          </table:table-cell>
          <table:table-cell office:value-type="float" office:value="43633.8" calcext:value-type="float">
            <text:p>43633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748.7" calcext:value-type="float">
            <text:p>45748.7</text:p>
          </table:table-cell>
          <table:table-cell office:value-type="float" office:value="45826.9" calcext:value-type="float">
            <text:p>45826.9</text:p>
          </table:table-cell>
          <table:table-cell office:value-type="float" office:value="45497.4" calcext:value-type="float">
            <text:p>45497.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9055.4" calcext:value-type="float">
            <text:p>49055.4</text:p>
          </table:table-cell>
          <table:table-cell office:value-type="float" office:value="48939.1" calcext:value-type="float">
            <text:p>48939.1</text:p>
          </table:table-cell>
          <table:table-cell office:value-type="float" office:value="48975.9" calcext:value-type="float">
            <text:p>4897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685.1" calcext:value-type="float">
            <text:p>52685.1</text:p>
          </table:table-cell>
          <table:table-cell office:value-type="float" office:value="52594.8" calcext:value-type="float">
            <text:p>52594.8</text:p>
          </table:table-cell>
          <table:table-cell office:value-type="float" office:value="52726.4" calcext:value-type="float">
            <text:p>52726.4</text:p>
          </table:table-cell>
        </table:table-row>
      </table:table>
      <table:table table:name="pathfinder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005024" calcext:value-type="float">
            <text:p>0.005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05376" calcext:value-type="float">
            <text:p>0.0053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98848" calcext:value-type="float">
            <text:p>7.98848</text:p>
          </table:table-cell>
          <table:table-cell office:value-type="float" office:value="8.00304" calcext:value-type="float">
            <text:p>8.00304</text:p>
          </table:table-cell>
          <table:table-cell office:value-type="float" office:value="7.97184" calcext:value-type="float">
            <text:p>7.971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.9104" calcext:value-type="float">
            <text:p>7.9104</text:p>
          </table:table-cell>
          <table:table-cell office:value-type="float" office:value="7.87661" calcext:value-type="float">
            <text:p>7.87661</text:p>
          </table:table-cell>
          <table:table-cell office:value-type="float" office:value="7.95034" calcext:value-type="float">
            <text:p>7.950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.88928" calcext:value-type="float">
            <text:p>7.88928</text:p>
          </table:table-cell>
          <table:table-cell office:value-type="float" office:value="8.13261" calcext:value-type="float">
            <text:p>8.13261</text:p>
          </table:table-cell>
          <table:table-cell office:value-type="float" office:value="7.95856" calcext:value-type="float">
            <text:p>7.958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07258" calcext:value-type="float">
            <text:p>8.07258</text:p>
          </table:table-cell>
          <table:table-cell office:value-type="float" office:value="7.2233" calcext:value-type="float">
            <text:p>7.2233</text:p>
          </table:table-cell>
          <table:table-cell office:value-type="float" office:value="7.99142" calcext:value-type="float">
            <text:p>7.991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.1889" calcext:value-type="float">
            <text:p>40.1889</text:p>
          </table:table-cell>
          <table:table-cell office:value-type="float" office:value="43.4248" calcext:value-type="float">
            <text:p>43.4248</text:p>
          </table:table-cell>
          <table:table-cell office:value-type="float" office:value="41.8868" calcext:value-type="float">
            <text:p>41.8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.6522" calcext:value-type="float">
            <text:p>43.6522</text:p>
          </table:table-cell>
          <table:table-cell office:value-type="float" office:value="43.1539" calcext:value-type="float">
            <text:p>43.1539</text:p>
          </table:table-cell>
          <table:table-cell office:value-type="float" office:value="43.2957" calcext:value-type="float">
            <text:p>43.29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2.922" calcext:value-type="float">
            <text:p>42.922</text:p>
          </table:table-cell>
          <table:table-cell office:value-type="float" office:value="44.587" calcext:value-type="float">
            <text:p>44.587</text:p>
          </table:table-cell>
          <table:table-cell office:value-type="float" office:value="42.9312" calcext:value-type="float">
            <text:p>42.9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3.2138" calcext:value-type="float">
            <text:p>43.2138</text:p>
          </table:table-cell>
          <table:table-cell office:value-type="float" office:value="42.7325" calcext:value-type="float">
            <text:p>42.7325</text:p>
          </table:table-cell>
          <table:table-cell office:value-type="float" office:value="41.9107" calcext:value-type="float">
            <text:p>41.91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.178" calcext:value-type="float">
            <text:p>105.178</text:p>
          </table:table-cell>
          <table:table-cell office:value-type="float" office:value="107.01" calcext:value-type="float">
            <text:p>107.01</text:p>
          </table:table-cell>
          <table:table-cell office:value-type="float" office:value="105.862" calcext:value-type="float">
            <text:p>105.8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5.93" calcext:value-type="float">
            <text:p>105.93</text:p>
          </table:table-cell>
          <table:table-cell office:value-type="float" office:value="98.2743" calcext:value-type="float">
            <text:p>98.2743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5.959" calcext:value-type="float">
            <text:p>105.959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98.8348" calcext:value-type="float">
            <text:p>98.8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105.408" calcext:value-type="float">
            <text:p>105.408</text:p>
          </table:table-cell>
          <table:table-cell office:value-type="float" office:value="105.811" calcext:value-type="float">
            <text:p>105.8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88.05" calcext:value-type="float">
            <text:p>188.05</text:p>
          </table:table-cell>
          <table:table-cell office:value-type="float" office:value="184.183" calcext:value-type="float">
            <text:p>184.183</text:p>
          </table:table-cell>
          <table:table-cell office:value-type="float" office:value="193.831" calcext:value-type="float">
            <text:p>193.8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75.61" calcext:value-type="float">
            <text:p>175.61</text:p>
          </table:table-cell>
          <table:table-cell office:value-type="float" office:value="189.438" calcext:value-type="float">
            <text:p>189.438</text:p>
          </table:table-cell>
          <table:table-cell office:value-type="float" office:value="174.325" calcext:value-type="float">
            <text:p>174.3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9.744" calcext:value-type="float">
            <text:p>189.744</text:p>
          </table:table-cell>
          <table:table-cell office:value-type="float" office:value="186.009" calcext:value-type="float">
            <text:p>186.009</text:p>
          </table:table-cell>
          <table:table-cell office:value-type="float" office:value="189.525" calcext:value-type="float">
            <text:p>189.5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87.268" calcext:value-type="float">
            <text:p>187.268</text:p>
          </table:table-cell>
          <table:table-cell office:value-type="float" office:value="189.123" calcext:value-type="float">
            <text:p>189.123</text:p>
          </table:table-cell>
          <table:table-cell office:value-type="float" office:value="173.435" calcext:value-type="float">
            <text:p>173.4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89.943" calcext:value-type="float">
            <text:p>289.943</text:p>
          </table:table-cell>
          <table:table-cell office:value-type="float" office:value="292.218" calcext:value-type="float">
            <text:p>292.218</text:p>
          </table:table-cell>
          <table:table-cell office:value-type="float" office:value="293.318" calcext:value-type="float">
            <text:p>293.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922.56" calcext:value-type="float">
            <text:p>1922.56</text:p>
          </table:table-cell>
          <table:table-cell office:value-type="float" office:value="1723.74" calcext:value-type="float">
            <text:p>1723.74</text:p>
          </table:table-cell>
          <table:table-cell office:value-type="float" office:value="1944.22" calcext:value-type="float">
            <text:p>1944.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9856.34" calcext:value-type="float">
            <text:p>9856.34</text:p>
          </table:table-cell>
          <table:table-cell office:value-type="float" office:value="9394.6" calcext:value-type="float">
            <text:p>9394.6</text:p>
          </table:table-cell>
          <table:table-cell office:value-type="float" office:value="9919.18" calcext:value-type="float">
            <text:p>9919.18</text:p>
          </table:table-cell>
        </table:table-row>
      </table:table>
      <table:table table:name="addvec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18096" calcext:value-type="float">
            <text:p>2.18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87405" calcext:value-type="float">
            <text:p>3.874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6.04467" calcext:value-type="float">
            <text:p>6.044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35027" calcext:value-type="float">
            <text:p>7.350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.6439" calcext:value-type="float">
            <text:p>8.64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1836" calcext:value-type="float">
            <text:p>10.18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.289" calcext:value-type="float">
            <text:p>11.2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.271" calcext:value-type="float">
            <text:p>13.2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.7528" calcext:value-type="float">
            <text:p>14.752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4.4456" calcext:value-type="float">
            <text:p>14.44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8.8191" calcext:value-type="float">
            <text:p>18.81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.3572" calcext:value-type="float">
            <text:p>20.35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.6515" calcext:value-type="float">
            <text:p>23.65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5.4396" calcext:value-type="float">
            <text:p>25.4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8.6076" calcext:value-type="float">
            <text:p>28.60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2.4198" calcext:value-type="float">
            <text:p>32.41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32.9117" calcext:value-type="float">
            <text:p>32.91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.9271" calcext:value-type="float">
            <text:p>32.92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38.6345" calcext:value-type="float">
            <text:p>38.63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9.8164" calcext:value-type="float">
            <text:p>39.8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5.6006" calcext:value-type="float">
            <text:p>15.60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1.913" calcext:value-type="float">
            <text:p>31.9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3.0553" calcext:value-type="float">
            <text:p>43.05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2209" calcext:value-type="float">
            <text:p>61.22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2236" calcext:value-type="float">
            <text:p>74.22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9.0624" calcext:value-type="float">
            <text:p>89.06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9.8514" calcext:value-type="float">
            <text:p>99.85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5.946" calcext:value-type="float">
            <text:p>135.94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8.573" calcext:value-type="float">
            <text:p>148.57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76.474" calcext:value-type="float">
            <text:p>176.4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5.642" calcext:value-type="float">
            <text:p>195.6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589" calcext:value-type="float">
            <text:p>220.5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092" calcext:value-type="float">
            <text:p>243.09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57.608" calcext:value-type="float">
            <text:p>257.6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91.728" calcext:value-type="float">
            <text:p>291.7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1.786" calcext:value-type="float">
            <text:p>311.7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32.91" calcext:value-type="float">
            <text:p>332.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57.502" calcext:value-type="float">
            <text:p>357.5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81.683" calcext:value-type="float">
            <text:p>381.683</text:p>
          </table:table-cell>
        </table:table-row>
      </table:table>
      <table:table table:name="fdtd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5984" calcext:value-type="float">
            <text:p>4.259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88538" calcext:value-type="float">
            <text:p>6.885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0693" calcext:value-type="float">
            <text:p>10.0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8809" calcext:value-type="float">
            <text:p>12.88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.2181" calcext:value-type="float">
            <text:p>16.2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1.2759" calcext:value-type="float">
            <text:p>21.27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4651" calcext:value-type="float">
            <text:p>23.46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.9092" calcext:value-type="float">
            <text:p>25.909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8.162" calcext:value-type="float">
            <text:p>128.1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56.129" calcext:value-type="float">
            <text:p>156.1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5.156" calcext:value-type="float">
            <text:p>155.1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76.288" calcext:value-type="float">
            <text:p>176.2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9.008" calcext:value-type="float">
            <text:p>389.0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97.136" calcext:value-type="float">
            <text:p>397.1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54.191" calcext:value-type="float">
            <text:p>454.1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63.159" calcext:value-type="float">
            <text:p>463.1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79.831" calcext:value-type="float">
            <text:p>479.8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06.792" calcext:value-type="float">
            <text:p>506.7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32.954" calcext:value-type="float">
            <text:p>532.9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8.4385" calcext:value-type="float">
            <text:p>28.43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7.5703" calcext:value-type="float">
            <text:p>57.5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1.1288" calcext:value-type="float">
            <text:p>81.12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9.987" calcext:value-type="float">
            <text:p>109.9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354" calcext:value-type="float">
            <text:p>137.3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241" calcext:value-type="float">
            <text:p>157.2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536" calcext:value-type="float">
            <text:p>190.5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2.653" calcext:value-type="float">
            <text:p>212.6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5.447" calcext:value-type="float">
            <text:p>245.44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331.39" calcext:value-type="float">
            <text:p>1331.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492.53" calcext:value-type="float">
            <text:p>1492.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563.93" calcext:value-type="float">
            <text:p>1563.9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755.65" calcext:value-type="float">
            <text:p>1755.6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897.06" calcext:value-type="float">
            <text:p>1897.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862.74" calcext:value-type="float">
            <text:p>3862.7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92.58" calcext:value-type="float">
            <text:p>4092.5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96.49" calcext:value-type="float">
            <text:p>4396.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36.62" calcext:value-type="float">
            <text:p>4636.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98.09" calcext:value-type="float">
            <text:p>4898.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158.19" calcext:value-type="float">
            <text:p>5158.19</text:p>
          </table:table-cell>
        </table:table-row>
      </table:table>
      <table:table table:name="nw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64352" calcext:value-type="float">
            <text:p>3.643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6023" calcext:value-type="float">
            <text:p>5.60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0681" calcext:value-type="float">
            <text:p>8.06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.20064" calcext:value-type="float">
            <text:p>9.20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.7125" calcext:value-type="float">
            <text:p>11.7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.5383" calcext:value-type="float">
            <text:p>13.53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.4067" calcext:value-type="float">
            <text:p>16.40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.2067" calcext:value-type="float">
            <text:p>18.20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.3306" calcext:value-type="float">
            <text:p>18.330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3.369" calcext:value-type="float">
            <text:p>103.3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58.363" calcext:value-type="float">
            <text:p>858.3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82.52" calcext:value-type="float">
            <text:p>1682.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692.04" calcext:value-type="float">
            <text:p>2692.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495.19" calcext:value-type="float">
            <text:p>3495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40.69" calcext:value-type="float">
            <text:p>4640.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962.88" calcext:value-type="float">
            <text:p>5962.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362.36" calcext:value-type="float">
            <text:p>7362.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115.47" calcext:value-type="float">
            <text:p>9115.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840.2" calcext:value-type="float">
            <text:p>10840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189.6" calcext:value-type="float">
            <text:p>13189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.8364" calcext:value-type="float">
            <text:p>20.8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.9119" calcext:value-type="float">
            <text:p>40.91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374" calcext:value-type="float">
            <text:p>60.3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.6854" calcext:value-type="float">
            <text:p>94.68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5.148" calcext:value-type="float">
            <text:p>95.1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5.901" calcext:value-type="float">
            <text:p>115.9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078" calcext:value-type="float">
            <text:p>129.0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682" calcext:value-type="float">
            <text:p>145.6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9.33" calcext:value-type="float">
            <text:p>169.3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76.506" calcext:value-type="float">
            <text:p>376.5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237.14" calcext:value-type="float">
            <text:p>6237.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673.9" calcext:value-type="float">
            <text:p>19673.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2076.7" calcext:value-type="float">
            <text:p>32076.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3616.5" calcext:value-type="float">
            <text:p>73616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3084" calcext:value-type="float">
            <text:p>1130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31631" calcext:value-type="float">
            <text:p>1316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0813" calcext:value-type="float">
            <text:p>1608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842" calcext:value-type="float">
            <text:p>1918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3894" calcext:value-type="float">
            <text:p>2238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3139" calcext:value-type="float">
            <text:p>253139</text:p>
          </table:table-cell>
        </table:table-row>
      </table:table>
      <table:table table:name="ra" table:style-name="ta1">
        <table:table-column table:style-name="co2" table:number-columns-repeated="17" table:default-cell-style-name="Default"/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8913" calcext:value-type="float">
            <text:p>1.8913</text:p>
          </table:table-cell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00544" calcext:value-type="float">
            <text:p>3.00544</text:p>
          </table:table-cell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.72634" calcext:value-type="float">
            <text:p>3.72634</text:p>
          </table:table-cell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.17872" calcext:value-type="float">
            <text:p>5.17872</text:p>
          </table:table-cell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.1864" calcext:value-type="float">
            <text:p>6.1864</text:p>
          </table:table-cell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.26435" calcext:value-type="float">
            <text:p>7.26435</text:p>
          </table:table-cell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29373" calcext:value-type="float">
            <text:p>8.29373</text:p>
          </table:table-cell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.3041" calcext:value-type="float">
            <text:p>9.3041</text:p>
          </table:table-cell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.67373" calcext:value-type="float">
            <text:p>9.67373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00" calcext:value-type="float">
            <text:p>100</text:p>
          </table:table-cell>
          <table:table-cell office:value-type="float" office:value="26.4817" calcext:value-type="float">
            <text:p>26.4817</text:p>
          </table:table-cell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30.5247" calcext:value-type="float">
            <text:p>30.5247</text:p>
          </table:table-cell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8.4628" calcext:value-type="float">
            <text:p>48.4628</text:p>
          </table:table-cell>
        </table:table-row>
        <table:table-row table:style-name="ro1">
          <table:table-cell table:number-columns-repeated="1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6.0198" calcext:value-type="float">
            <text:p>96.0198</text:p>
          </table:table-cell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03.72" calcext:value-type="float">
            <text:p>303.72</text:p>
          </table:table-cell>
        </table:table-row>
        <table:table-row table:style-name="ro1">
          <table:table-cell table:number-columns-repeated="14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475.28" calcext:value-type="float">
            <text:p>2475.28</text:p>
          </table:table-cell>
        </table:table-row>
        <table:table-row table:style-name="ro1">
          <table:table-cell table:number-columns-repeated="14"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891.84" calcext:value-type="float">
            <text:p>3891.84</text:p>
          </table:table-cell>
        </table:table-row>
        <table:table-row table:style-name="ro1">
          <table:table-cell table:number-columns-repeated="14"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031.63" calcext:value-type="float">
            <text:p>4031.63</text:p>
          </table:table-cell>
        </table:table-row>
        <table:table-row table:style-name="ro1">
          <table:table-cell table:number-columns-repeated="1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321.12" calcext:value-type="float">
            <text:p>4321.12</text:p>
          </table:table-cell>
        </table:table-row>
        <table:table-row table:style-name="ro1">
          <table:table-cell table:number-columns-repeated="14"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650.5" calcext:value-type="float">
            <text:p>4650.5</text:p>
          </table:table-cell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203.64" calcext:value-type="float">
            <text:p>5203.64</text:p>
          </table:table-cell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1.5794" calcext:value-type="float">
            <text:p>11.5794</text:p>
          </table:table-cell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1.2074" calcext:value-type="float">
            <text:p>21.2074</text:p>
          </table:table-cell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3.0539" calcext:value-type="float">
            <text:p>33.0539</text:p>
          </table:table-cell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4.9126" calcext:value-type="float">
            <text:p>44.9126</text:p>
          </table:table-cell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4.13" calcext:value-type="float">
            <text:p>54.13</text:p>
          </table:table-cell>
        </table:table-row>
        <table:table-row table:style-name="ro1">
          <table:table-cell table:number-columns-repeated="14"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6.0554" calcext:value-type="float">
            <text:p>66.0554</text:p>
          </table:table-cell>
        </table:table-row>
        <table:table-row table:style-name="ro1">
          <table:table-cell table:number-columns-repeated="14"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3.6413" calcext:value-type="float">
            <text:p>73.6413</text:p>
          </table:table-cell>
        </table:table-row>
        <table:table-row table:style-name="ro1">
          <table:table-cell table:number-columns-repeated="14"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4.1943" calcext:value-type="float">
            <text:p>84.1943</text:p>
          </table:table-cell>
        </table:table-row>
        <table:table-row table:style-name="ro1">
          <table:table-cell table:number-columns-repeated="14"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9.4673" calcext:value-type="float">
            <text:p>99.4673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000" calcext:value-type="float">
            <text:p>1000</text:p>
          </table:table-cell>
          <table:table-cell office:value-type="float" office:value="141.762" calcext:value-type="float">
            <text:p>141.762</text:p>
          </table:table-cell>
        </table:table-row>
        <table:table-row table:style-name="ro1">
          <table:table-cell table:number-columns-repeated="14"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94.376" calcext:value-type="float">
            <text:p>294.376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42.518" calcext:value-type="float">
            <text:p>342.518</text:p>
          </table:table-cell>
        </table:table-row>
        <table:table-row table:style-name="ro1">
          <table:table-cell table:number-columns-repeated="14"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99.232" calcext:value-type="float">
            <text:p>699.232</text:p>
          </table:table-cell>
        </table:table-row>
        <table:table-row table:style-name="ro1">
          <table:table-cell table:number-columns-repeated="14"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338.37" calcext:value-type="float">
            <text:p>1338.37</text:p>
          </table:table-cell>
        </table:table-row>
        <table:table-row table:style-name="ro1">
          <table:table-cell table:number-columns-repeated="14"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415.5" calcext:value-type="float">
            <text:p>10415.5</text:p>
          </table:table-cell>
        </table:table-row>
        <table:table-row table:style-name="ro1">
          <table:table-cell table:number-columns-repeated="14"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835.2" calcext:value-type="float">
            <text:p>42835.2</text:p>
          </table:table-cell>
        </table:table-row>
        <table:table-row table:style-name="ro1">
          <table:table-cell table:number-columns-repeated="14"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733.4" calcext:value-type="float">
            <text:p>43733.4</text:p>
          </table:table-cell>
        </table:table-row>
        <table:table-row table:style-name="ro1">
          <table:table-cell table:number-columns-repeated="14"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733.8" calcext:value-type="float">
            <text:p>45733.8</text:p>
          </table:table-cell>
        </table:table-row>
        <table:table-row table:style-name="ro1">
          <table:table-cell table:number-columns-repeated="14"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9018.1" calcext:value-type="float">
            <text:p>49018.1</text:p>
          </table:table-cell>
        </table:table-row>
        <table:table-row table:style-name="ro1">
          <table:table-cell table:number-columns-repeated="14"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582.7" calcext:value-type="float">
            <text:p>5258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48:43.343283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5T18:02:10.973230049</dc:date>
    <meta:editing-duration>PT34M34S</meta:editing-duration>
    <meta:editing-cycles>53</meta:editing-cycles>
    <meta:document-statistic meta:table-count="10" meta:cell-count="2128" meta:object-count="0"/>
  </office:meta>
</office:document-meta>
</file>